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6.993cm" table:align="left"/>
    </style:style>
    <style:style style:name="Πίνακας2.A" style:family="table-column">
      <style:table-column-properties style:column-width="3.205cm"/>
    </style:style>
    <style:style style:name="Πίνακας2.B" style:family="table-column">
      <style:table-column-properties style:column-width="0.998cm"/>
    </style:style>
    <style:style style:name="Πίνακας2.C" style:family="table-column">
      <style:table-column-properties style:column-width="1.462cm"/>
    </style:style>
    <style:style style:name="Πίνακας2.D" style:family="table-column">
      <style:table-column-properties style:column-width="1.889cm"/>
    </style:style>
    <style:style style:name="Πίνακας2.I" style:family="table-column">
      <style:table-column-properties style:column-width="1.882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none"/>
    </style:style>
    <style:style style:name="Πίνακας2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2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2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2.A3" style:family="table-cell">
      <style:table-cell-properties fo:padding="0.097cm" fo:border-left="0.05pt solid #000000" fo:border-right="none" fo:border-top="none" fo:border-bottom="0.05pt solid #000000"/>
    </style:style>
    <style:style style:name="Πίνακας2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6.993cm" table:align="left"/>
    </style:style>
    <style:style style:name="Πίνακας3.A" style:family="table-column">
      <style:table-column-properties style:column-width="3.205cm"/>
    </style:style>
    <style:style style:name="Πίνακας3.B" style:family="table-column">
      <style:table-column-properties style:column-width="0.998cm"/>
    </style:style>
    <style:style style:name="Πίνακας3.C" style:family="table-column">
      <style:table-column-properties style:column-width="1.462cm"/>
    </style:style>
    <style:style style:name="Πίνακας3.D" style:family="table-column">
      <style:table-column-properties style:column-width="1.889cm"/>
    </style:style>
    <style:style style:name="Πίνακας3.I" style:family="table-column">
      <style:table-column-properties style:column-width="1.882cm"/>
    </style:style>
    <style:style style:name="Πίνακας3.A1" style:family="table-cell">
      <style:table-cell-properties fo:padding="0.097cm" fo:border-left="0.05pt solid #000000" fo:border-right="none" fo:border-top="0.05pt solid #000000" fo:border-bottom="none"/>
    </style:style>
    <style:style style:name="Πίνακας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3.A2" style:family="table-cell">
      <style:table-cell-properties fo:padding="0.097cm" fo:border-left="0.05pt solid #000000" fo:border-right="none" fo:border-top="none" fo:border-bottom="none"/>
    </style:style>
    <style:style style:name="Πίνακας3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3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3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3.A3" style:family="table-cell">
      <style:table-cell-properties fo:padding="0.097cm" fo:border-left="0.05pt solid #000000" fo:border-right="none" fo:border-top="none" fo:border-bottom="0.05pt solid #000000"/>
    </style:style>
    <style:style style:name="Πίνακας3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3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3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6.993cm" table:align="left"/>
    </style:style>
    <style:style style:name="Πίνακας4.A" style:family="table-column">
      <style:table-column-properties style:column-width="3.099cm"/>
    </style:style>
    <style:style style:name="Πίνακας4.B" style:family="table-column">
      <style:table-column-properties style:column-width="1.3cm"/>
    </style:style>
    <style:style style:name="Πίνακας4.C" style:family="table-column">
      <style:table-column-properties style:column-width="1.266cm"/>
    </style:style>
    <style:style style:name="Πίνακας4.D" style:family="table-column">
      <style:table-column-properties style:column-width="1.889cm"/>
    </style:style>
    <style:style style:name="Πίνακας4.I" style:family="table-column">
      <style:table-column-properties style:column-width="1.882cm"/>
    </style:style>
    <style:style style:name="Πίνακας4.A1" style:family="table-cell">
      <style:table-cell-properties fo:padding="0.097cm" fo:border-left="0.05pt solid #000000" fo:border-right="none" fo:border-top="0.05pt solid #000000" fo:border-bottom="none"/>
    </style:style>
    <style:style style:name="Πίνακας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4.A2" style:family="table-cell">
      <style:table-cell-properties fo:padding="0.097cm" fo:border-left="0.05pt solid #000000" fo:border-right="none" fo:border-top="none" fo:border-bottom="none"/>
    </style:style>
    <style:style style:name="Πίνακας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4.A3" style:family="table-cell">
      <style:table-cell-properties fo:padding="0.097cm" fo:border-left="0.05pt solid #000000" fo:border-right="none" fo:border-top="none" fo:border-bottom="0.05pt solid #000000"/>
    </style:style>
    <style:style style:name="Πίνακας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6.993cm" table:align="left"/>
    </style:style>
    <style:style style:name="Πίνακας5.A" style:family="table-column">
      <style:table-column-properties style:column-width="2.993cm"/>
    </style:style>
    <style:style style:name="Πίνακας5.B" style:family="table-column">
      <style:table-column-properties style:column-width="1.406cm"/>
    </style:style>
    <style:style style:name="Πίνακας5.C" style:family="table-column">
      <style:table-column-properties style:column-width="1.266cm"/>
    </style:style>
    <style:style style:name="Πίνακας5.D" style:family="table-column">
      <style:table-column-properties style:column-width="1.889cm"/>
    </style:style>
    <style:style style:name="Πίνακας5.I" style:family="table-column">
      <style:table-column-properties style:column-width="1.882cm"/>
    </style:style>
    <style:style style:name="Πίνακας5.A1" style:family="table-cell">
      <style:table-cell-properties fo:padding="0.097cm" fo:border-left="0.05pt solid #000000" fo:border-right="none" fo:border-top="0.05pt solid #000000" fo:border-bottom="none"/>
    </style:style>
    <style:style style:name="Πίνακας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5.A2" style:family="table-cell">
      <style:table-cell-properties fo:padding="0.097cm" fo:border-left="0.05pt solid #000000" fo:border-right="none" fo:border-top="none" fo:border-bottom="none"/>
    </style:style>
    <style:style style:name="Πίνακας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5.A3" style:family="table-cell">
      <style:table-cell-properties fo:padding="0.097cm" fo:border-left="0.05pt solid #000000" fo:border-right="none" fo:border-top="none" fo:border-bottom="0.05pt solid #000000"/>
    </style:style>
    <style:style style:name="Πίνακας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6.993cm" table:align="left"/>
    </style:style>
    <style:style style:name="Πίνακας6.A" style:family="table-column">
      <style:table-column-properties style:column-width="2.993cm"/>
    </style:style>
    <style:style style:name="Πίνακας6.B" style:family="table-column">
      <style:table-column-properties style:column-width="1.406cm"/>
    </style:style>
    <style:style style:name="Πίνακας6.C" style:family="table-column">
      <style:table-column-properties style:column-width="1.603cm"/>
    </style:style>
    <style:style style:name="Πίνακας6.D" style:family="table-column">
      <style:table-column-properties style:column-width="1.552cm"/>
    </style:style>
    <style:style style:name="Πίνακας6.E" style:family="table-column">
      <style:table-column-properties style:column-width="1.889cm"/>
    </style:style>
    <style:style style:name="Πίνακας6.I" style:family="table-column">
      <style:table-column-properties style:column-width="1.882cm"/>
    </style:style>
    <style:style style:name="Πίνακας6.A1" style:family="table-cell">
      <style:table-cell-properties fo:padding="0.097cm" fo:border-left="0.05pt solid #000000" fo:border-right="none" fo:border-top="0.05pt solid #000000" fo:border-bottom="none"/>
    </style:style>
    <style:style style:name="Πίνακας6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6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6.A2" style:family="table-cell">
      <style:table-cell-properties fo:padding="0.097cm" fo:border-left="0.05pt solid #000000" fo:border-right="none" fo:border-top="none" fo:border-bottom="none"/>
    </style:style>
    <style:style style:name="Πίνακας6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6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6.A3" style:family="table-cell">
      <style:table-cell-properties fo:padding="0.097cm" fo:border-left="0.05pt solid #000000" fo:border-right="none" fo:border-top="none" fo:border-bottom="0.05pt solid #000000"/>
    </style:style>
    <style:style style:name="Πίνακας6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6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6.993cm" table:align="left"/>
    </style:style>
    <style:style style:name="Πίνακας7.A" style:family="table-column">
      <style:table-column-properties style:column-width="2.993cm"/>
    </style:style>
    <style:style style:name="Πίνακας7.B" style:family="table-column">
      <style:table-column-properties style:column-width="1.603cm"/>
    </style:style>
    <style:style style:name="Πίνακας7.C" style:family="table-column">
      <style:table-column-properties style:column-width="1.602cm"/>
    </style:style>
    <style:style style:name="Πίνακας7.D" style:family="table-column">
      <style:table-column-properties style:column-width="1.498cm"/>
    </style:style>
    <style:style style:name="Πίνακας7.E" style:family="table-column">
      <style:table-column-properties style:column-width="1.748cm"/>
    </style:style>
    <style:style style:name="Πίνακας7.F" style:family="table-column">
      <style:table-column-properties style:column-width="1.889cm"/>
    </style:style>
    <style:style style:name="Πίνακας7.I" style:family="table-column">
      <style:table-column-properties style:column-width="1.882cm"/>
    </style:style>
    <style:style style:name="Πίνακας7.A1" style:family="table-cell">
      <style:table-cell-properties fo:padding="0.097cm" fo:border-left="0.05pt solid #000000" fo:border-right="none" fo:border-top="0.05pt solid #000000" fo:border-bottom="none"/>
    </style:style>
    <style:style style:name="Πίνακας7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7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7.A2" style:family="table-cell">
      <style:table-cell-properties fo:padding="0.097cm" fo:border-left="0.05pt solid #000000" fo:border-right="none" fo:border-top="none" fo:border-bottom="none"/>
    </style:style>
    <style:style style:name="Πίνακας7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7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7.A3" style:family="table-cell">
      <style:table-cell-properties fo:padding="0.097cm" fo:border-left="0.05pt solid #000000" fo:border-right="none" fo:border-top="none" fo:border-bottom="0.05pt solid #000000"/>
    </style:style>
    <style:style style:name="Πίνακας7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7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8" style:family="table">
      <style:table-properties style:width="16.993cm" table:align="left"/>
    </style:style>
    <style:style style:name="Πίνακας8.A" style:family="table-column">
      <style:table-column-properties style:column-width="2.706cm"/>
    </style:style>
    <style:style style:name="Πίνακας8.B" style:family="table-column">
      <style:table-column-properties style:column-width="1.392cm"/>
    </style:style>
    <style:style style:name="Πίνακας8.C" style:family="table-column">
      <style:table-column-properties style:column-width="1.568cm"/>
    </style:style>
    <style:style style:name="Πίνακας8.D" style:family="table-column">
      <style:table-column-properties style:column-width="1.889cm"/>
    </style:style>
    <style:style style:name="Πίνακας8.I" style:family="table-column">
      <style:table-column-properties style:column-width="1.882cm"/>
    </style:style>
    <style:style style:name="Πίνακας8.A1" style:family="table-cell">
      <style:table-cell-properties fo:padding="0.097cm" fo:border="0.05pt solid #000000"/>
    </style:style>
    <style:style style:name="Πίνακας8.A2" style:family="table-cell">
      <style:table-cell-properties fo:padding="0.097cm" fo:border-left="0.05pt solid #000000" fo:border-right="none" fo:border-top="none" fo:border-bottom="0.05pt solid #000000"/>
    </style:style>
    <style:style style:name="Πίνακας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8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8.I4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" style:family="table">
      <style:table-properties style:width="16.993cm" table:align="left"/>
    </style:style>
    <style:style style:name="Πίνακας9.A" style:family="table-column">
      <style:table-column-properties style:column-width="2.706cm"/>
    </style:style>
    <style:style style:name="Πίνακας9.B" style:family="table-column">
      <style:table-column-properties style:column-width="1.392cm"/>
    </style:style>
    <style:style style:name="Πίνακας9.C" style:family="table-column">
      <style:table-column-properties style:column-width="1.568cm"/>
    </style:style>
    <style:style style:name="Πίνακας9.D" style:family="table-column">
      <style:table-column-properties style:column-width="1.889cm"/>
    </style:style>
    <style:style style:name="Πίνακας9.I" style:family="table-column">
      <style:table-column-properties style:column-width="1.882cm"/>
    </style:style>
    <style:style style:name="Πίνακας9.A1" style:family="table-cell">
      <style:table-cell-properties fo:padding="0.097cm" fo:border="0.05pt solid #000000"/>
    </style:style>
    <style:style style:name="Πίνακας9.A2" style:family="table-cell">
      <style:table-cell-properties fo:padding="0.097cm" fo:border-left="0.05pt solid #000000" fo:border-right="none" fo:border-top="none" fo:border-bottom="0.05pt solid #000000"/>
    </style:style>
    <style:style style:name="Πίνακας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9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9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9.8" style:family="table-row">
      <style:table-row-properties style:min-row-height="0.75cm"/>
    </style:style>
    <style:style style:name="Πίνακας10" style:family="table">
      <style:table-properties style:width="16.993cm" table:align="left"/>
    </style:style>
    <style:style style:name="Πίνακας10.A" style:family="table-column">
      <style:table-column-properties style:column-width="3.205cm"/>
    </style:style>
    <style:style style:name="Πίνακας10.B" style:family="table-column">
      <style:table-column-properties style:column-width="0.998cm"/>
    </style:style>
    <style:style style:name="Πίνακας10.C" style:family="table-column">
      <style:table-column-properties style:column-width="1.462cm"/>
    </style:style>
    <style:style style:name="Πίνακας10.D" style:family="table-column">
      <style:table-column-properties style:column-width="1.889cm"/>
    </style:style>
    <style:style style:name="Πίνακας10.I" style:family="table-column">
      <style:table-column-properties style:column-width="1.882cm"/>
    </style:style>
    <style:style style:name="Πίνακας10.A1" style:family="table-cell">
      <style:table-cell-properties fo:padding="0.097cm" fo:border-left="0.05pt solid #000000" fo:border-right="none" fo:border-top="0.05pt solid #000000" fo:border-bottom="none"/>
    </style:style>
    <style:style style:name="Πίνακας10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0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0.A2" style:family="table-cell">
      <style:table-cell-properties fo:padding="0.097cm" fo:border-left="0.05pt solid #000000" fo:border-right="none" fo:border-top="none" fo:border-bottom="none"/>
    </style:style>
    <style:style style:name="Πίνακας10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0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0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0.A3" style:family="table-cell">
      <style:table-cell-properties fo:padding="0.097cm" fo:border-left="0.05pt solid #000000" fo:border-right="none" fo:border-top="none" fo:border-bottom="0.05pt solid #000000"/>
    </style:style>
    <style:style style:name="Πίνακας10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0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0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1" style:family="table">
      <style:table-properties style:width="16.993cm" table:align="left"/>
    </style:style>
    <style:style style:name="Πίνακας11.A" style:family="table-column">
      <style:table-column-properties style:column-width="3.205cm"/>
    </style:style>
    <style:style style:name="Πίνακας11.B" style:family="table-column">
      <style:table-column-properties style:column-width="0.998cm"/>
    </style:style>
    <style:style style:name="Πίνακας11.C" style:family="table-column">
      <style:table-column-properties style:column-width="1.462cm"/>
    </style:style>
    <style:style style:name="Πίνακας11.D" style:family="table-column">
      <style:table-column-properties style:column-width="1.889cm"/>
    </style:style>
    <style:style style:name="Πίνακας11.I" style:family="table-column">
      <style:table-column-properties style:column-width="1.882cm"/>
    </style:style>
    <style:style style:name="Πίνακας11.A1" style:family="table-cell">
      <style:table-cell-properties fo:padding="0.097cm" fo:border-left="0.05pt solid #000000" fo:border-right="none" fo:border-top="0.05pt solid #000000" fo:border-bottom="none"/>
    </style:style>
    <style:style style:name="Πίνακας11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1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1.A2" style:family="table-cell">
      <style:table-cell-properties fo:padding="0.097cm" fo:border-left="0.05pt solid #000000" fo:border-right="none" fo:border-top="none" fo:border-bottom="none"/>
    </style:style>
    <style:style style:name="Πίνακας11.B2" style:family="table-cell" style:data-style-name="N1">
      <style:table-cell-properties fo:padding="0.097cm" fo:border-left="0.05pt solid #000000" fo:border-right="none" fo:border-top="none" fo:border-bottom="none"/>
    </style:style>
    <style:style style:name="Πίνακας11.C2" style:family="table-cell" style:data-style-name="N0">
      <style:table-cell-properties fo:padding="0.097cm" fo:border-left="0.05pt solid #000000" fo:border-right="none" fo:border-top="none" fo:border-bottom="none"/>
    </style:style>
    <style:style style:name="Πίνακας11.I2" style:family="table-cell" style:data-style-name="N0">
      <style:table-cell-properties fo:padding="0.097cm" fo:border-left="0.05pt solid #000000" fo:border-right="0.05pt solid #000000" fo:border-top="none" fo:border-bottom="none"/>
    </style:style>
    <style:style style:name="Πίνακας11.A3" style:family="table-cell">
      <style:table-cell-properties fo:padding="0.097cm" fo:border-left="0.05pt solid #000000" fo:border-right="none" fo:border-top="none" fo:border-bottom="0.05pt solid #000000"/>
    </style:style>
    <style:style style:name="Πίνακας11.B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11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1.I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2" style:family="table">
      <style:table-properties style:width="16.993cm" table:align="left"/>
    </style:style>
    <style:style style:name="Πίνακας12.A" style:family="table-column">
      <style:table-column-properties style:column-width="3.099cm"/>
    </style:style>
    <style:style style:name="Πίνακας12.B" style:family="table-column">
      <style:table-column-properties style:column-width="1.3cm"/>
    </style:style>
    <style:style style:name="Πίνακας12.C" style:family="table-column">
      <style:table-column-properties style:column-width="1.266cm"/>
    </style:style>
    <style:style style:name="Πίνακας12.D" style:family="table-column">
      <style:table-column-properties style:column-width="1.889cm"/>
    </style:style>
    <style:style style:name="Πίνακας12.I" style:family="table-column">
      <style:table-column-properties style:column-width="1.882cm"/>
    </style:style>
    <style:style style:name="Πίνακας12.A1" style:family="table-cell">
      <style:table-cell-properties fo:padding="0.097cm" fo:border-left="0.05pt solid #000000" fo:border-right="none" fo:border-top="0.05pt solid #000000" fo:border-bottom="none"/>
    </style:style>
    <style:style style:name="Πίνακας1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2.A2" style:family="table-cell">
      <style:table-cell-properties fo:padding="0.097cm" fo:border-left="0.05pt solid #000000" fo:border-right="none" fo:border-top="none" fo:border-bottom="none"/>
    </style:style>
    <style:style style:name="Πίνακας12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2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2.A3" style:family="table-cell">
      <style:table-cell-properties fo:padding="0.097cm" fo:border-left="0.05pt solid #000000" fo:border-right="none" fo:border-top="none" fo:border-bottom="0.05pt solid #000000"/>
    </style:style>
    <style:style style:name="Πίνακας12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2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3" style:family="table">
      <style:table-properties style:width="16.993cm" table:align="left"/>
    </style:style>
    <style:style style:name="Πίνακας13.A" style:family="table-column">
      <style:table-column-properties style:column-width="2.993cm"/>
    </style:style>
    <style:style style:name="Πίνακας13.B" style:family="table-column">
      <style:table-column-properties style:column-width="1.406cm"/>
    </style:style>
    <style:style style:name="Πίνακας13.C" style:family="table-column">
      <style:table-column-properties style:column-width="1.266cm"/>
    </style:style>
    <style:style style:name="Πίνακας13.D" style:family="table-column">
      <style:table-column-properties style:column-width="1.889cm"/>
    </style:style>
    <style:style style:name="Πίνακας13.I" style:family="table-column">
      <style:table-column-properties style:column-width="1.882cm"/>
    </style:style>
    <style:style style:name="Πίνακας13.A1" style:family="table-cell">
      <style:table-cell-properties fo:padding="0.097cm" fo:border-left="0.05pt solid #000000" fo:border-right="none" fo:border-top="0.05pt solid #000000" fo:border-bottom="none"/>
    </style:style>
    <style:style style:name="Πίνακας1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3.A2" style:family="table-cell">
      <style:table-cell-properties fo:padding="0.097cm" fo:border-left="0.05pt solid #000000" fo:border-right="none" fo:border-top="none" fo:border-bottom="none"/>
    </style:style>
    <style:style style:name="Πίνακας13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3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3.A3" style:family="table-cell">
      <style:table-cell-properties fo:padding="0.097cm" fo:border-left="0.05pt solid #000000" fo:border-right="none" fo:border-top="none" fo:border-bottom="0.05pt solid #000000"/>
    </style:style>
    <style:style style:name="Πίνακας13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3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4" style:family="table">
      <style:table-properties style:width="16.993cm" table:align="left"/>
    </style:style>
    <style:style style:name="Πίνακας14.A" style:family="table-column">
      <style:table-column-properties style:column-width="2.993cm"/>
    </style:style>
    <style:style style:name="Πίνακας14.B" style:family="table-column">
      <style:table-column-properties style:column-width="1.406cm"/>
    </style:style>
    <style:style style:name="Πίνακας14.C" style:family="table-column">
      <style:table-column-properties style:column-width="1.603cm"/>
    </style:style>
    <style:style style:name="Πίνακας14.D" style:family="table-column">
      <style:table-column-properties style:column-width="1.552cm"/>
    </style:style>
    <style:style style:name="Πίνακας14.E" style:family="table-column">
      <style:table-column-properties style:column-width="1.889cm"/>
    </style:style>
    <style:style style:name="Πίνακας14.I" style:family="table-column">
      <style:table-column-properties style:column-width="1.882cm"/>
    </style:style>
    <style:style style:name="Πίνακας14.A1" style:family="table-cell">
      <style:table-cell-properties fo:padding="0.097cm" fo:border-left="0.05pt solid #000000" fo:border-right="none" fo:border-top="0.05pt solid #000000" fo:border-bottom="none"/>
    </style:style>
    <style:style style:name="Πίνακας1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4.A2" style:family="table-cell">
      <style:table-cell-properties fo:padding="0.097cm" fo:border-left="0.05pt solid #000000" fo:border-right="none" fo:border-top="none" fo:border-bottom="none"/>
    </style:style>
    <style:style style:name="Πίνακας14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4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4.A3" style:family="table-cell">
      <style:table-cell-properties fo:padding="0.097cm" fo:border-left="0.05pt solid #000000" fo:border-right="none" fo:border-top="none" fo:border-bottom="0.05pt solid #000000"/>
    </style:style>
    <style:style style:name="Πίνακας14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4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5" style:family="table">
      <style:table-properties style:width="16.993cm" table:align="left"/>
    </style:style>
    <style:style style:name="Πίνακας15.A" style:family="table-column">
      <style:table-column-properties style:column-width="2.993cm"/>
    </style:style>
    <style:style style:name="Πίνακας15.B" style:family="table-column">
      <style:table-column-properties style:column-width="1.603cm"/>
    </style:style>
    <style:style style:name="Πίνακας15.C" style:family="table-column">
      <style:table-column-properties style:column-width="1.602cm"/>
    </style:style>
    <style:style style:name="Πίνακας15.D" style:family="table-column">
      <style:table-column-properties style:column-width="1.498cm"/>
    </style:style>
    <style:style style:name="Πίνακας15.E" style:family="table-column">
      <style:table-column-properties style:column-width="1.748cm"/>
    </style:style>
    <style:style style:name="Πίνακας15.F" style:family="table-column">
      <style:table-column-properties style:column-width="1.889cm"/>
    </style:style>
    <style:style style:name="Πίνακας15.I" style:family="table-column">
      <style:table-column-properties style:column-width="1.882cm"/>
    </style:style>
    <style:style style:name="Πίνακας15.A1" style:family="table-cell">
      <style:table-cell-properties fo:padding="0.097cm" fo:border-left="0.05pt solid #000000" fo:border-right="none" fo:border-top="0.05pt solid #000000" fo:border-bottom="none"/>
    </style:style>
    <style:style style:name="Πίνακας1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1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15.A2" style:family="table-cell">
      <style:table-cell-properties fo:padding="0.097cm" fo:border-left="0.05pt solid #000000" fo:border-right="none" fo:border-top="none" fo:border-bottom="none"/>
    </style:style>
    <style:style style:name="Πίνακας15.B2" style:family="table-cell" style:data-style-name="N107">
      <style:table-cell-properties fo:padding="0.097cm" fo:border-left="0.05pt solid #000000" fo:border-right="none" fo:border-top="none" fo:border-bottom="none"/>
    </style:style>
    <style:style style:name="Πίνακας15.I2" style:family="table-cell" style:data-style-name="N107">
      <style:table-cell-properties fo:padding="0.097cm" fo:border-left="0.05pt solid #000000" fo:border-right="0.05pt solid #000000" fo:border-top="none" fo:border-bottom="none"/>
    </style:style>
    <style:style style:name="Πίνακας15.A3" style:family="table-cell">
      <style:table-cell-properties fo:padding="0.097cm" fo:border-left="0.05pt solid #000000" fo:border-right="none" fo:border-top="none" fo:border-bottom="0.05pt solid #000000"/>
    </style:style>
    <style:style style:name="Πίνακας15.B3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15.I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16" style:family="table">
      <style:table-properties style:width="16.993cm" table:align="left"/>
    </style:style>
    <style:style style:name="Πίνακας16.A" style:family="table-column">
      <style:table-column-properties style:column-width="2.706cm"/>
    </style:style>
    <style:style style:name="Πίνακας16.B" style:family="table-column">
      <style:table-column-properties style:column-width="1.392cm"/>
    </style:style>
    <style:style style:name="Πίνακας16.C" style:family="table-column">
      <style:table-column-properties style:column-width="1.568cm"/>
    </style:style>
    <style:style style:name="Πίνακας16.D" style:family="table-column">
      <style:table-column-properties style:column-width="1.889cm"/>
    </style:style>
    <style:style style:name="Πίνακας16.I" style:family="table-column">
      <style:table-column-properties style:column-width="1.882cm"/>
    </style:style>
    <style:style style:name="Πίνακας16.A1" style:family="table-cell">
      <style:table-cell-properties fo:padding="0.097cm" fo:border="0.05pt solid #000000"/>
    </style:style>
    <style:style style:name="Πίνακας16.A2" style:family="table-cell">
      <style:table-cell-properties fo:padding="0.097cm" fo:border-left="0.05pt solid #000000" fo:border-right="none" fo:border-top="none" fo:border-bottom="0.05pt solid #000000"/>
    </style:style>
    <style:style style:name="Πίνακας1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6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6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6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7" style:family="table">
      <style:table-properties style:width="16.993cm" table:align="left"/>
    </style:style>
    <style:style style:name="Πίνακας17.A" style:family="table-column">
      <style:table-column-properties style:column-width="2.706cm"/>
    </style:style>
    <style:style style:name="Πίνακας17.B" style:family="table-column">
      <style:table-column-properties style:column-width="1.392cm"/>
    </style:style>
    <style:style style:name="Πίνακας17.C" style:family="table-column">
      <style:table-column-properties style:column-width="1.568cm"/>
    </style:style>
    <style:style style:name="Πίνακας17.D" style:family="table-column">
      <style:table-column-properties style:column-width="1.889cm"/>
    </style:style>
    <style:style style:name="Πίνακας17.I" style:family="table-column">
      <style:table-column-properties style:column-width="1.882cm"/>
    </style:style>
    <style:style style:name="Πίνακας17.A1" style:family="table-cell">
      <style:table-cell-properties fo:padding="0.097cm" fo:border="0.05pt solid #000000"/>
    </style:style>
    <style:style style:name="Πίνακας17.A2" style:family="table-cell">
      <style:table-cell-properties fo:padding="0.097cm" fo:border-left="0.05pt solid #000000" fo:border-right="none" fo:border-top="none" fo:border-bottom="0.05pt solid #000000"/>
    </style:style>
    <style:style style:name="Πίνακας1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7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17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7.I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" style:family="table">
      <style:table-properties style:width="8.602cm" table:align="left"/>
    </style:style>
    <style:style style:name="Πίνακας20.A" style:family="table-column">
      <style:table-column-properties style:column-width="2.706cm"/>
    </style:style>
    <style:style style:name="Πίνακας20.B" style:family="table-column">
      <style:table-column-properties style:column-width="2.692cm"/>
    </style:style>
    <style:style style:name="Πίνακας20.C" style:family="table-column">
      <style:table-column-properties style:column-width="3.205cm"/>
    </style:style>
    <style:style style:name="Πίνακας20.A1" style:family="table-cell">
      <style:table-cell-properties fo:padding="0.097cm" fo:border="0.05pt solid #000000"/>
    </style:style>
    <style:style style:name="Πίνακας20.A2" style:family="table-cell">
      <style:table-cell-properties fo:padding="0.097cm" fo:border-left="0.05pt solid #000000" fo:border-right="none" fo:border-top="none" fo:border-bottom="0.05pt solid #000000"/>
    </style:style>
    <style:style style:name="Πίνακας20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0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0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0.B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18" style:family="table">
      <style:table-properties style:width="8.602cm" table:align="left"/>
    </style:style>
    <style:style style:name="Πίνακας18.A" style:family="table-column">
      <style:table-column-properties style:column-width="2.706cm"/>
    </style:style>
    <style:style style:name="Πίνακας18.B" style:family="table-column">
      <style:table-column-properties style:column-width="2.692cm"/>
    </style:style>
    <style:style style:name="Πίνακας18.C" style:family="table-column">
      <style:table-column-properties style:column-width="3.205cm"/>
    </style:style>
    <style:style style:name="Πίνακας18.A1" style:family="table-cell">
      <style:table-cell-properties fo:padding="0.097cm" fo:border="0.05pt solid #000000"/>
    </style:style>
    <style:style style:name="Πίνακας18.A2" style:family="table-cell">
      <style:table-cell-properties fo:padding="0.097cm" fo:border-left="0.05pt solid #000000" fo:border-right="none" fo:border-top="none" fo:border-bottom="0.05pt solid #000000"/>
    </style:style>
    <style:style style:name="Πίνακας18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8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8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19" style:family="table">
      <style:table-properties style:width="8.602cm" table:align="left"/>
    </style:style>
    <style:style style:name="Πίνακας19.A" style:family="table-column">
      <style:table-column-properties style:column-width="2.706cm"/>
    </style:style>
    <style:style style:name="Πίνακας19.B" style:family="table-column">
      <style:table-column-properties style:column-width="2.692cm"/>
    </style:style>
    <style:style style:name="Πίνακας19.C" style:family="table-column">
      <style:table-column-properties style:column-width="3.205cm"/>
    </style:style>
    <style:style style:name="Πίνακας19.A1" style:family="table-cell">
      <style:table-cell-properties fo:padding="0.097cm" fo:border="0.05pt solid #000000"/>
    </style:style>
    <style:style style:name="Πίνακας19.A2" style:family="table-cell">
      <style:table-cell-properties fo:padding="0.097cm" fo:border-left="0.05pt solid #000000" fo:border-right="none" fo:border-top="none" fo:border-bottom="0.05pt solid #000000"/>
    </style:style>
    <style:style style:name="Πίνακας19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19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19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1" style:family="table">
      <style:table-properties style:width="8.602cm" table:align="left"/>
    </style:style>
    <style:style style:name="Πίνακας21.A" style:family="table-column">
      <style:table-column-properties style:column-width="2.706cm"/>
    </style:style>
    <style:style style:name="Πίνακας21.B" style:family="table-column">
      <style:table-column-properties style:column-width="2.692cm"/>
    </style:style>
    <style:style style:name="Πίνακας21.C" style:family="table-column">
      <style:table-column-properties style:column-width="3.205cm"/>
    </style:style>
    <style:style style:name="Πίνακας21.A1" style:family="table-cell">
      <style:table-cell-properties fo:padding="0.097cm" fo:border="0.05pt solid #000000"/>
    </style:style>
    <style:style style:name="Πίνακας21.A2" style:family="table-cell">
      <style:table-cell-properties fo:padding="0.097cm" fo:border-left="0.05pt solid #000000" fo:border-right="none" fo:border-top="none" fo:border-bottom="0.05pt solid #000000"/>
    </style:style>
    <style:style style:name="Πίνακας21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1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1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2" style:family="table">
      <style:table-properties style:width="8.602cm" table:align="left"/>
    </style:style>
    <style:style style:name="Πίνακας22.A" style:family="table-column">
      <style:table-column-properties style:column-width="2.706cm"/>
    </style:style>
    <style:style style:name="Πίνακας22.B" style:family="table-column">
      <style:table-column-properties style:column-width="2.692cm"/>
    </style:style>
    <style:style style:name="Πίνακας22.C" style:family="table-column">
      <style:table-column-properties style:column-width="3.205cm"/>
    </style:style>
    <style:style style:name="Πίνακας22.A1" style:family="table-cell">
      <style:table-cell-properties fo:padding="0.097cm" fo:border="0.05pt solid #000000"/>
    </style:style>
    <style:style style:name="Πίνακας22.A2" style:family="table-cell">
      <style:table-cell-properties fo:padding="0.097cm" fo:border-left="0.05pt solid #000000" fo:border-right="none" fo:border-top="none" fo:border-bottom="0.05pt solid #000000"/>
    </style:style>
    <style:style style:name="Πίνακας22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2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2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3" style:family="table">
      <style:table-properties style:width="8.602cm" table:align="left"/>
    </style:style>
    <style:style style:name="Πίνακας23.A" style:family="table-column">
      <style:table-column-properties style:column-width="2.706cm"/>
    </style:style>
    <style:style style:name="Πίνακας23.B" style:family="table-column">
      <style:table-column-properties style:column-width="2.692cm"/>
    </style:style>
    <style:style style:name="Πίνακας23.C" style:family="table-column">
      <style:table-column-properties style:column-width="3.205cm"/>
    </style:style>
    <style:style style:name="Πίνακας23.A1" style:family="table-cell">
      <style:table-cell-properties fo:padding="0.097cm" fo:border="0.05pt solid #000000"/>
    </style:style>
    <style:style style:name="Πίνακας23.A2" style:family="table-cell">
      <style:table-cell-properties fo:padding="0.097cm" fo:border-left="0.05pt solid #000000" fo:border-right="none" fo:border-top="none" fo:border-bottom="0.05pt solid #000000"/>
    </style:style>
    <style:style style:name="Πίνακας23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3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3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4" style:family="table">
      <style:table-properties style:width="8.602cm" table:align="left"/>
    </style:style>
    <style:style style:name="Πίνακας24.A" style:family="table-column">
      <style:table-column-properties style:column-width="2.706cm"/>
    </style:style>
    <style:style style:name="Πίνακας24.B" style:family="table-column">
      <style:table-column-properties style:column-width="2.692cm"/>
    </style:style>
    <style:style style:name="Πίνακας24.C" style:family="table-column">
      <style:table-column-properties style:column-width="3.205cm"/>
    </style:style>
    <style:style style:name="Πίνακας24.A1" style:family="table-cell">
      <style:table-cell-properties fo:padding="0.097cm" fo:border="0.05pt solid #000000"/>
    </style:style>
    <style:style style:name="Πίνακας24.A2" style:family="table-cell">
      <style:table-cell-properties fo:padding="0.097cm" fo:border-left="0.05pt solid #000000" fo:border-right="none" fo:border-top="none" fo:border-bottom="0.05pt solid #000000"/>
    </style:style>
    <style:style style:name="Πίνακας24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4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4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5" style:family="table">
      <style:table-properties style:width="8.602cm" table:align="left"/>
    </style:style>
    <style:style style:name="Πίνακας25.A" style:family="table-column">
      <style:table-column-properties style:column-width="2.706cm"/>
    </style:style>
    <style:style style:name="Πίνακας25.B" style:family="table-column">
      <style:table-column-properties style:column-width="2.692cm"/>
    </style:style>
    <style:style style:name="Πίνακας25.C" style:family="table-column">
      <style:table-column-properties style:column-width="3.205cm"/>
    </style:style>
    <style:style style:name="Πίνακας25.A1" style:family="table-cell">
      <style:table-cell-properties fo:padding="0.097cm" fo:border="0.05pt solid #000000"/>
    </style:style>
    <style:style style:name="Πίνακας25.A2" style:family="table-cell">
      <style:table-cell-properties fo:padding="0.097cm" fo:border-left="0.05pt solid #000000" fo:border-right="none" fo:border-top="none" fo:border-bottom="0.05pt solid #000000"/>
    </style:style>
    <style:style style:name="Πίνακας25.C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5.B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Πίνακας25.C3" style:family="table-cell" style:data-style-name="N2">
      <style:table-cell-properties fo:padding="0.097cm" fo:border-left="0.05pt solid #000000" fo:border-right="0.05pt solid #000000" fo:border-top="none" fo:border-bottom="0.05pt solid #000000"/>
    </style:style>
    <style:style style:name="Πίνακας26" style:family="table">
      <style:table-properties style:width="17cm" table:align="margins"/>
    </style:style>
    <style:style style:name="Πίνακας26.A" style:family="table-column">
      <style:table-column-properties style:column-width="2.124cm" style:rel-column-width="8190*"/>
    </style:style>
    <style:style style:name="Πίνακας26.B" style:family="table-column">
      <style:table-column-properties style:column-width="2.125cm" style:rel-column-width="8191*"/>
    </style:style>
    <style:style style:name="Πίνακας26.C" style:family="table-column">
      <style:table-column-properties style:column-width="2.125cm" style:rel-column-width="8192*"/>
    </style:style>
    <style:style style:name="Πίνακας26.H" style:family="table-column">
      <style:table-column-properties style:column-width="2.125cm" style:rel-column-width="8195*"/>
    </style:style>
    <style:style style:name="Πίνακας2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6.H1" style:family="table-cell">
      <style:table-cell-properties fo:padding="0.097cm" fo:border="0.05pt solid #000000"/>
    </style:style>
    <style:style style:name="Πίνακας26.A2" style:family="table-cell">
      <style:table-cell-properties fo:padding="0.097cm" fo:border-left="0.05pt solid #000000" fo:border-right="none" fo:border-top="none" fo:border-bottom="0.05pt solid #000000"/>
    </style:style>
    <style:style style:name="Πίνακας26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6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26.E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7" style:family="table">
      <style:table-properties style:width="17cm" table:align="margins"/>
    </style:style>
    <style:style style:name="Πίνακας27.A" style:family="table-column">
      <style:table-column-properties style:column-width="2.124cm" style:rel-column-width="8190*"/>
    </style:style>
    <style:style style:name="Πίνακας27.B" style:family="table-column">
      <style:table-column-properties style:column-width="2.125cm" style:rel-column-width="8191*"/>
    </style:style>
    <style:style style:name="Πίνακας27.C" style:family="table-column">
      <style:table-column-properties style:column-width="2.125cm" style:rel-column-width="8192*"/>
    </style:style>
    <style:style style:name="Πίνακας27.H" style:family="table-column">
      <style:table-column-properties style:column-width="2.125cm" style:rel-column-width="8195*"/>
    </style:style>
    <style:style style:name="Πίνακας27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7.H1" style:family="table-cell">
      <style:table-cell-properties fo:padding="0.097cm" fo:border="0.05pt solid #000000"/>
    </style:style>
    <style:style style:name="Πίνακας27.A2" style:family="table-cell">
      <style:table-cell-properties fo:padding="0.097cm" fo:border-left="0.05pt solid #000000" fo:border-right="none" fo:border-top="none" fo:border-bottom="0.05pt solid #000000"/>
    </style:style>
    <style:style style:name="Πίνακας27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27.H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27.E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language="el" fo:country="GR" officeooo:rsid="000d1a87" officeooo:paragraph-rsid="001a0e1c"/>
    </style:style>
    <style:style style:name="P2" style:family="paragraph" style:parent-style-name="Standard">
      <style:text-properties fo:language="el" fo:country="GR" officeooo:rsid="001878d3" officeooo:paragraph-rsid="001878d3"/>
    </style:style>
    <style:style style:name="P3" style:family="paragraph" style:parent-style-name="Standard">
      <style:text-properties fo:language="el" fo:country="GR" officeooo:rsid="001878d3" officeooo:paragraph-rsid="001adeee"/>
    </style:style>
    <style:style style:name="P4" style:family="paragraph" style:parent-style-name="Standard">
      <style:text-properties fo:language="el" fo:country="GR" officeooo:rsid="001b627d" officeooo:paragraph-rsid="001878d3"/>
    </style:style>
    <style:style style:name="P5" style:family="paragraph" style:parent-style-name="Standard">
      <style:text-properties fo:language="el" fo:country="GR" officeooo:rsid="001b627d" officeooo:paragraph-rsid="001b627d"/>
    </style:style>
    <style:style style:name="P6" style:family="paragraph" style:parent-style-name="Standard">
      <style:text-properties fo:language="el" fo:country="GR" officeooo:rsid="001adeee" officeooo:paragraph-rsid="001adeee"/>
    </style:style>
    <style:style style:name="P7" style:family="paragraph" style:parent-style-name="Standard">
      <style:paragraph-properties fo:text-align="start" style:justify-single-word="false"/>
      <style:text-properties fo:language="el" fo:country="GR" officeooo:rsid="007ffb01" officeooo:paragraph-rsid="007ffb01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7ffb01" officeooo:paragraph-rsid="00bedb8c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10ef11d" officeooo:paragraph-rsid="010ef11d"/>
    </style:style>
    <style:style style:name="P10" style:family="paragraph" style:parent-style-name="Standard">
      <style:paragraph-properties fo:text-align="center" style:justify-single-word="false"/>
      <style:text-properties fo:language="el" fo:country="GR" officeooo:rsid="0037b608" officeooo:paragraph-rsid="002e2677"/>
    </style:style>
    <style:style style:name="P11" style:family="paragraph" style:parent-style-name="Standard">
      <style:paragraph-properties fo:text-align="center" style:justify-single-word="false"/>
      <style:text-properties fo:language="el" fo:country="GR" officeooo:rsid="0037b608" officeooo:paragraph-rsid="00bedb8c"/>
    </style:style>
    <style:style style:name="P12" style:family="paragraph" style:parent-style-name="Standard">
      <style:paragraph-properties fo:text-align="center" style:justify-single-word="false"/>
      <style:text-properties fo:language="el" fo:country="GR" officeooo:rsid="0181f432" officeooo:paragraph-rsid="01818658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1954ef9" officeooo:paragraph-rsid="0181f432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1a0e6ac" officeooo:paragraph-rsid="01a0e6ac"/>
    </style:style>
    <style:style style:name="P15" style:family="paragraph" style:parent-style-name="Standard">
      <style:text-properties fo:language="en" fo:country="US" officeooo:rsid="000d5279" officeooo:paragraph-rsid="001a0e1c"/>
    </style:style>
    <style:style style:name="P16" style:family="paragraph" style:parent-style-name="Standard">
      <style:text-properties fo:language="en" fo:country="US" officeooo:rsid="000eeece" officeooo:paragraph-rsid="001a0e1c"/>
    </style:style>
    <style:style style:name="P17" style:family="paragraph" style:parent-style-name="Standard">
      <style:text-properties fo:language="en" fo:country="US" officeooo:rsid="001097d1" officeooo:paragraph-rsid="001a0e1c"/>
    </style:style>
    <style:style style:name="P18" style:family="paragraph" style:parent-style-name="Standard">
      <style:text-properties fo:language="en" fo:country="US" officeooo:rsid="0012206c" officeooo:paragraph-rsid="001a0e1c"/>
    </style:style>
    <style:style style:name="P19" style:family="paragraph" style:parent-style-name="Standard">
      <style:paragraph-properties fo:text-align="center" style:justify-single-word="false"/>
      <style:text-properties fo:language="en" fo:country="US" officeooo:rsid="010d1135" officeooo:paragraph-rsid="00ac0529"/>
    </style:style>
    <style:style style:name="P20" style:family="paragraph" style:parent-style-name="Standard">
      <style:paragraph-properties fo:text-align="center" style:justify-single-word="false"/>
      <style:text-properties fo:font-size="14pt" fo:language="el" fo:country="GR" officeooo:rsid="001c5012" officeooo:paragraph-rsid="001c5012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el" fo:country="GR" officeooo:rsid="001caab6" officeooo:paragraph-rsid="001caab6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fo:language="el" fo:country="GR" officeooo:rsid="001d8dff" officeooo:paragraph-rsid="001d8dff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fo:language="en" fo:country="US" officeooo:rsid="001d8dff" officeooo:paragraph-rsid="001d8dff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8dff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9950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4b34f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58309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6effb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e2677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bedb8c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fo:language="en" fo:country="US" officeooo:rsid="00360523" officeooo:paragraph-rsid="00360523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fo:language="el" fo:country="GR" officeooo:rsid="001d8dff" officeooo:paragraph-rsid="001d8dff" style:font-size-asian="10.5pt" style:font-size-complex="12pt"/>
    </style:style>
    <style:style style:name="P33" style:family="paragraph" style:parent-style-name="Standard">
      <style:paragraph-properties fo:text-align="center" style:justify-single-word="false"/>
      <style:text-properties officeooo:paragraph-rsid="002e2677"/>
    </style:style>
    <style:style style:name="P34" style:family="paragraph" style:parent-style-name="Standard">
      <style:paragraph-properties fo:text-align="center" style:justify-single-word="false"/>
      <style:text-properties officeooo:paragraph-rsid="00ac0529"/>
    </style:style>
    <style:style style:name="P35" style:family="paragraph" style:parent-style-name="Standard">
      <style:paragraph-properties fo:text-align="center" style:justify-single-word="false"/>
      <style:text-properties officeooo:paragraph-rsid="00bedb8c"/>
    </style:style>
    <style:style style:name="P36" style:family="paragraph" style:parent-style-name="Standard">
      <style:paragraph-properties fo:text-align="center" style:justify-single-word="false"/>
      <style:text-properties officeooo:paragraph-rsid="015e9850"/>
    </style:style>
    <style:style style:name="P37" style:family="paragraph" style:parent-style-name="Standard">
      <style:paragraph-properties fo:text-align="center" style:justify-single-word="false"/>
      <style:text-properties officeooo:paragraph-rsid="0164c7b8"/>
    </style:style>
    <style:style style:name="P38" style:family="paragraph" style:parent-style-name="Standard">
      <style:paragraph-properties fo:text-align="center" style:justify-single-word="false"/>
      <style:text-properties officeooo:paragraph-rsid="01664022"/>
    </style:style>
    <style:style style:name="P39" style:family="paragraph" style:parent-style-name="Standard">
      <style:paragraph-properties fo:text-align="center" style:justify-single-word="false"/>
      <style:text-properties officeooo:paragraph-rsid="01675abf"/>
    </style:style>
    <style:style style:name="P40" style:family="paragraph" style:parent-style-name="Standard">
      <style:paragraph-properties fo:text-align="center" style:justify-single-word="false"/>
      <style:text-properties officeooo:paragraph-rsid="0168ff6d"/>
    </style:style>
    <style:style style:name="P41" style:family="paragraph" style:parent-style-name="Standard">
      <style:paragraph-properties fo:text-align="center" style:justify-single-word="false"/>
      <style:text-properties officeooo:paragraph-rsid="016af43a"/>
    </style:style>
    <style:style style:name="P42" style:family="paragraph" style:parent-style-name="Standard">
      <style:paragraph-properties fo:text-align="center" style:justify-single-word="false"/>
      <style:text-properties officeooo:paragraph-rsid="016c1074"/>
    </style:style>
    <style:style style:name="P43" style:family="paragraph" style:parent-style-name="Standard">
      <style:paragraph-properties fo:text-align="center" style:justify-single-word="false"/>
      <style:text-properties officeooo:paragraph-rsid="016de935"/>
    </style:style>
    <style:style style:name="P44" style:family="paragraph" style:parent-style-name="Standard">
      <style:text-properties officeooo:paragraph-rsid="002e2677"/>
    </style:style>
    <style:style style:name="P45" style:family="paragraph" style:parent-style-name="Standard">
      <style:paragraph-properties fo:text-align="start" style:justify-single-word="false"/>
      <style:text-properties officeooo:rsid="007ffb01" officeooo:paragraph-rsid="007ffb01"/>
    </style:style>
    <style:style style:name="P46" style:family="paragraph" style:parent-style-name="Standard">
      <style:paragraph-properties fo:text-align="start" style:justify-single-word="false"/>
      <style:text-properties officeooo:rsid="007ffb01" officeooo:paragraph-rsid="00bedb8c"/>
    </style:style>
    <style:style style:name="P47" style:family="paragraph" style:parent-style-name="Standard">
      <style:text-properties officeooo:paragraph-rsid="00bedb8c"/>
    </style:style>
    <style:style style:name="P48" style:family="paragraph" style:parent-style-name="Standard">
      <style:paragraph-properties fo:text-align="start" style:justify-single-word="false"/>
      <style:text-properties officeooo:rsid="017d1d6c" officeooo:paragraph-rsid="017d1d6c"/>
    </style:style>
    <style:style style:name="P49" style:family="paragraph" style:parent-style-name="Table_20_Contents">
      <style:text-properties officeooo:rsid="001a0e1c" officeooo:paragraph-rsid="001a0e1c"/>
    </style:style>
    <style:style style:name="P50" style:family="paragraph" style:parent-style-name="Table_20_Contents">
      <style:text-properties officeooo:paragraph-rsid="001a0e1c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1d9950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4b34f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58309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6effb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e2677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bedb8c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1d9950" style:font-size-asian="10.5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fo:language="en" fo:country="US" officeooo:rsid="003c3d36" officeooo:paragraph-rsid="00bedb8c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3c8fa4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fo:language="en" fo:country="US" officeooo:rsid="003c8fa4" officeooo:paragraph-rsid="00bedb8c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3cc2ae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en" fo:country="US" officeooo:rsid="003cc2ae" officeooo:paragraph-rsid="00bedb8c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3e1afa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en" fo:country="US" officeooo:rsid="003e1afa" officeooo:paragraph-rsid="00bedb8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3e3ccf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fo:language="en" fo:country="US" officeooo:rsid="003e3ccf" officeooo:paragraph-rsid="00bedb8c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40576f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en" fo:country="US" officeooo:rsid="0040576f" officeooo:paragraph-rsid="00bedb8c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40f26f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en" fo:country="US" officeooo:rsid="0040f26f" officeooo:paragraph-rsid="00bedb8c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424ffb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en" fo:country="US" officeooo:rsid="00424ffb" officeooo:paragraph-rsid="00bedb8c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441189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en" fo:country="US" officeooo:rsid="00441189" officeooo:paragraph-rsid="00bedb8c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4515b3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en" fo:country="US" officeooo:rsid="004515b3" officeooo:paragraph-rsid="00bedb8c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461f65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fo:language="en" fo:country="US" officeooo:rsid="00461f65" officeooo:paragraph-rsid="00bedb8c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47e40e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language="en" fo:country="US" officeooo:rsid="0047e40e" officeooo:paragraph-rsid="00bedb8c" style:font-size-asian="10.5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810b1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4c8ac4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fo:font-size="12pt" fo:language="en" fo:country="US" officeooo:rsid="004810b1" officeooo:paragraph-rsid="00bedb8c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4f54b5" style:font-size-asian="10.5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 fo:language="en" fo:country="US" officeooo:rsid="004f54b5" officeooo:paragraph-rsid="00bedb8c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54a752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fo:font-size="12pt" fo:language="en" fo:country="US" officeooo:rsid="0054a752" officeooo:paragraph-rsid="00bedb8c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55a2d7" style:font-size-asian="10.5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fo:font-size="12pt" fo:language="en" fo:country="US" officeooo:rsid="0055a2d7" officeooo:paragraph-rsid="00bedb8c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5876cf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fo:language="en" fo:country="US" officeooo:rsid="005876cf" officeooo:paragraph-rsid="00bedb8c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5a51a0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fo:language="en" fo:country="US" officeooo:rsid="005a51a0" officeooo:paragraph-rsid="00bedb8c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5e0449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fo:language="en" fo:country="US" officeooo:rsid="005e0449" officeooo:paragraph-rsid="00bedb8c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621808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fo:language="en" fo:country="US" officeooo:rsid="00621808" officeooo:paragraph-rsid="00bedb8c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631f95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fo:language="en" fo:country="US" officeooo:rsid="00631f95" officeooo:paragraph-rsid="00bedb8c" style:font-size-asian="10.5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649777" style:font-size-asian="10.5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size="12pt" fo:language="en" fo:country="US" officeooo:rsid="00649777" officeooo:paragraph-rsid="00bedb8c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64e152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fo:language="en" fo:country="US" officeooo:rsid="0064e152" officeooo:paragraph-rsid="00bedb8c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65c9c2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fo:language="en" fo:country="US" officeooo:rsid="0065c9c2" officeooo:paragraph-rsid="00bedb8c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65f9ed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fo:language="en" fo:country="US" officeooo:rsid="0065f9ed" officeooo:paragraph-rsid="00bedb8c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67ab39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fo:language="en" fo:country="US" officeooo:rsid="0067ab39" officeooo:paragraph-rsid="00bedb8c" style:font-size-asian="10.5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6a507b" style:font-size-asian="10.5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fo:font-size="12pt" fo:language="en" fo:country="US" officeooo:rsid="006a507b" officeooo:paragraph-rsid="00bedb8c" style:font-size-asian="10.5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710326" style:font-size-asian="10.5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fo:language="en" fo:country="US" officeooo:rsid="00710326" officeooo:paragraph-rsid="00bedb8c" style:font-size-asian="10.5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728be9" style:font-size-asian="10.5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fo:language="en" fo:country="US" officeooo:rsid="00728be9" officeooo:paragraph-rsid="00bedb8c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76a39c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fo:font-size="12pt" fo:language="en" fo:country="US" officeooo:rsid="0076a39c" officeooo:paragraph-rsid="00bedb8c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77297c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size="12pt" fo:language="en" fo:country="US" officeooo:rsid="0077297c" officeooo:paragraph-rsid="00bedb8c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78dbc9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fo:language="en" fo:country="US" officeooo:rsid="0078dbc9" officeooo:paragraph-rsid="00bedb8c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7983b3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fo:language="en" fo:country="US" officeooo:rsid="007983b3" officeooo:paragraph-rsid="00bedb8c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7b1633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fo:language="en" fo:country="US" officeooo:rsid="007b1633" officeooo:paragraph-rsid="00bedb8c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7cfadf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fo:language="en" fo:country="US" officeooo:rsid="007cfadf" officeooo:paragraph-rsid="00bedb8c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7e1718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fo:language="en" fo:country="US" officeooo:rsid="007e1718" officeooo:paragraph-rsid="00bedb8c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fo:language="en" fo:country="US" officeooo:rsid="00c0a4e7" officeooo:paragraph-rsid="00c0a4e7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fo:language="en" fo:country="US" officeooo:rsid="00c86eea" officeooo:paragraph-rsid="00c86eea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fo:language="en" fo:country="US" officeooo:rsid="00c9e63e" officeooo:paragraph-rsid="00c9e63e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fo:language="en" fo:country="US" officeooo:rsid="00f6896f" officeooo:paragraph-rsid="00f6896f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fo:language="en" fo:country="US" officeooo:rsid="00f72997" officeooo:paragraph-rsid="00f72997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fo:language="en" fo:country="US" officeooo:rsid="00f8bf4b" officeooo:paragraph-rsid="00f8bf4b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fo:language="en" fo:country="US" officeooo:rsid="00f9ed6b" officeooo:paragraph-rsid="00f9ed6b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fo:language="en" fo:country="US" officeooo:rsid="00d8471a" officeooo:paragraph-rsid="00d8471a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fo:language="en" fo:country="US" officeooo:rsid="00fd114a" officeooo:paragraph-rsid="00fd114a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fo:language="en" fo:country="US" officeooo:rsid="00fe0b09" officeooo:paragraph-rsid="00fe0b09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fo:language="en" fo:country="US" officeooo:rsid="00fe604c" officeooo:paragraph-rsid="00fe604c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2pt" fo:language="en" fo:country="US" officeooo:rsid="00ffd9c8" officeooo:paragraph-rsid="00ffd9c8" style:font-size-asian="10.5pt" style:font-size-complex="12pt"/>
    </style:style>
    <style:style style:name="P142" style:family="paragraph" style:parent-style-name="Table_20_Contents">
      <style:paragraph-properties fo:text-align="start" style:justify-single-word="false"/>
      <style:text-properties fo:font-size="12pt" fo:language="en" fo:country="US" officeooo:rsid="01013d63" officeooo:paragraph-rsid="01013d63" style:font-size-asian="10.5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font-size="12pt" fo:language="en" fo:country="US" officeooo:rsid="0113e403" officeooo:paragraph-rsid="0113e403" style:font-size-asian="10.5pt" style:font-size-complex="12pt"/>
    </style:style>
    <style:style style:name="P144" style:family="paragraph" style:parent-style-name="Table_20_Contents">
      <style:paragraph-properties fo:text-align="start" style:justify-single-word="false"/>
      <style:text-properties fo:font-size="12pt" fo:language="en" fo:country="US" officeooo:rsid="0114210b" officeooo:paragraph-rsid="0114210b" style:font-size-asian="10.5pt" style:font-size-complex="12pt"/>
    </style:style>
    <style:style style:name="P145" style:family="paragraph" style:parent-style-name="Table_20_Contents">
      <style:paragraph-properties fo:text-align="start" style:justify-single-word="false"/>
      <style:text-properties fo:font-size="12pt" fo:language="en" fo:country="US" officeooo:rsid="0115afb2" officeooo:paragraph-rsid="0115afb2" style:font-size-asian="10.5pt" style:font-size-complex="12pt"/>
    </style:style>
    <style:style style:name="P146" style:family="paragraph" style:parent-style-name="Table_20_Contents">
      <style:paragraph-properties fo:text-align="start" style:justify-single-word="false"/>
      <style:text-properties fo:font-size="12pt" fo:language="en" fo:country="US" officeooo:rsid="0115cb0a" officeooo:paragraph-rsid="0115cb0a" style:font-size-asian="10.5pt" style:font-size-complex="12pt"/>
    </style:style>
    <style:style style:name="P147" style:family="paragraph" style:parent-style-name="Table_20_Contents">
      <style:paragraph-properties fo:text-align="start" style:justify-single-word="false"/>
      <style:text-properties fo:font-size="12pt" fo:language="en" fo:country="US" officeooo:rsid="0115d63c" officeooo:paragraph-rsid="0115d63c" style:font-size-asian="10.5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fo:font-size="12pt" fo:language="en" fo:country="US" officeooo:rsid="0119204e" officeooo:paragraph-rsid="0119204e" style:font-size-asian="10.5pt" style:font-size-complex="12pt"/>
    </style:style>
    <style:style style:name="P149" style:family="paragraph" style:parent-style-name="Table_20_Contents">
      <style:paragraph-properties fo:text-align="start" style:justify-single-word="false"/>
      <style:text-properties fo:font-size="12pt" fo:language="en" fo:country="US" officeooo:rsid="0119d76b" officeooo:paragraph-rsid="0119d76b" style:font-size-asian="10.5pt" style:font-size-complex="12pt"/>
    </style:style>
    <style:style style:name="P150" style:family="paragraph" style:parent-style-name="Table_20_Contents">
      <style:paragraph-properties fo:text-align="start" style:justify-single-word="false"/>
      <style:text-properties fo:font-size="12pt" fo:language="en" fo:country="US" officeooo:rsid="011b01ad" officeooo:paragraph-rsid="011b01ad" style:font-size-asian="10.5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fo:font-size="12pt" fo:language="en" fo:country="US" officeooo:rsid="011c3177" officeooo:paragraph-rsid="011c3177" style:font-size-asian="10.5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fo:font-size="12pt" fo:language="en" fo:country="US" officeooo:rsid="011dc986" officeooo:paragraph-rsid="011dc986" style:font-size-asian="10.5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fo:font-size="12pt" fo:language="en" fo:country="US" officeooo:rsid="011f0642" officeooo:paragraph-rsid="011f0642" style:font-size-asian="10.5pt" style:font-size-complex="12pt"/>
    </style:style>
    <style:style style:name="P154" style:family="paragraph" style:parent-style-name="Table_20_Contents">
      <style:paragraph-properties fo:text-align="start" style:justify-single-word="false"/>
      <style:text-properties fo:font-size="12pt" fo:language="en" fo:country="US" officeooo:rsid="01254748" officeooo:paragraph-rsid="01254748" style:font-size-asian="10.5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fo:font-size="12pt" fo:language="en" fo:country="US" officeooo:rsid="012725da" officeooo:paragraph-rsid="012725da" style:font-size-asian="10.5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fo:font-size="12pt" fo:language="en" fo:country="US" officeooo:rsid="012a1460" officeooo:paragraph-rsid="012a1460" style:font-size-asian="10.5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fo:font-size="12pt" fo:language="en" fo:country="US" officeooo:rsid="012bd7e5" officeooo:paragraph-rsid="012bd7e5" style:font-size-asian="10.5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fo:font-size="12pt" fo:language="en" fo:country="US" officeooo:rsid="012d6432" officeooo:paragraph-rsid="012d6432" style:font-size-asian="10.5pt" style:font-size-complex="12pt"/>
    </style:style>
    <style:style style:name="P159" style:family="paragraph" style:parent-style-name="Table_20_Contents">
      <style:paragraph-properties fo:text-align="start" style:justify-single-word="false"/>
      <style:text-properties fo:font-size="12pt" fo:language="en" fo:country="US" officeooo:rsid="012eeae4" officeooo:paragraph-rsid="012eeae4" style:font-size-asian="10.5pt" style:font-size-complex="12pt"/>
    </style:style>
    <style:style style:name="P160" style:family="paragraph" style:parent-style-name="Table_20_Contents">
      <style:paragraph-properties fo:text-align="start" style:justify-single-word="false"/>
      <style:text-properties fo:font-size="12pt" fo:language="en" fo:country="US" officeooo:rsid="012ffaa1" officeooo:paragraph-rsid="012ffaa1" style:font-size-asian="10.5pt" style:font-size-complex="12pt"/>
    </style:style>
    <style:style style:name="P161" style:family="paragraph" style:parent-style-name="Table_20_Contents">
      <style:paragraph-properties fo:text-align="start" style:justify-single-word="false"/>
      <style:text-properties fo:font-size="12pt" fo:language="en" fo:country="US" officeooo:rsid="013029d4" officeooo:paragraph-rsid="013029d4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fo:language="en" fo:country="US" officeooo:rsid="0130d69a" officeooo:paragraph-rsid="0130d69a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fo:language="en" fo:country="US" officeooo:rsid="0132f420" officeooo:paragraph-rsid="0132f420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fo:language="en" fo:country="US" officeooo:rsid="0133a3d0" officeooo:paragraph-rsid="0133a3d0" style:font-size-asian="10.5pt" style:font-size-complex="12pt"/>
    </style:style>
    <style:style style:name="P165" style:family="paragraph" style:parent-style-name="Table_20_Contents">
      <style:paragraph-properties fo:text-align="start" style:justify-single-word="false"/>
      <style:text-properties fo:font-size="12pt" fo:language="en" fo:country="US" officeooo:rsid="0134daab" officeooo:paragraph-rsid="0134daab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fo:language="en" fo:country="US" officeooo:rsid="01360ee8" officeooo:paragraph-rsid="01360ee8" style:font-size-asian="10.5pt" style:font-size-complex="12pt"/>
    </style:style>
    <style:style style:name="P167" style:family="paragraph" style:parent-style-name="Table_20_Contents">
      <style:paragraph-properties fo:text-align="start" style:justify-single-word="false"/>
      <style:text-properties fo:font-size="12pt" fo:language="en" fo:country="US" officeooo:rsid="013912f3" officeooo:paragraph-rsid="013912f3" style:font-size-asian="10.5pt" style:font-size-complex="12pt"/>
    </style:style>
    <style:style style:name="P168" style:family="paragraph" style:parent-style-name="Table_20_Contents">
      <style:paragraph-properties fo:text-align="start" style:justify-single-word="false"/>
      <style:text-properties fo:font-size="12pt" fo:language="en" fo:country="US" officeooo:rsid="013a944a" officeooo:paragraph-rsid="013a944a" style:font-size-asian="10.5pt" style:font-size-complex="12pt"/>
    </style:style>
    <style:style style:name="P169" style:family="paragraph" style:parent-style-name="Table_20_Contents">
      <style:paragraph-properties fo:text-align="start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fo:language="en" fo:country="US" officeooo:rsid="013c4cf7" officeooo:paragraph-rsid="013c4cf7" style:font-size-asian="10.5pt" style:font-size-complex="12pt"/>
    </style:style>
    <style:style style:name="P171" style:family="paragraph" style:parent-style-name="Table_20_Contents">
      <style:paragraph-properties fo:text-align="start" style:justify-single-word="false"/>
      <style:text-properties fo:font-size="12pt" fo:language="en" fo:country="US" officeooo:rsid="013d8230" officeooo:paragraph-rsid="013d8230" style:font-size-asian="10.5pt" style:font-size-complex="12pt"/>
    </style:style>
    <style:style style:name="P172" style:family="paragraph" style:parent-style-name="Table_20_Contents">
      <style:paragraph-properties fo:text-align="start" style:justify-single-word="false"/>
      <style:text-properties fo:font-size="12pt" fo:language="en" fo:country="US" officeooo:rsid="013e7d1a" officeooo:paragraph-rsid="013e7d1a" style:font-size-asian="10.5pt" style:font-size-complex="12pt"/>
    </style:style>
    <style:style style:name="P173" style:family="paragraph" style:parent-style-name="Table_20_Contents">
      <style:paragraph-properties fo:text-align="start" style:justify-single-word="false"/>
      <style:text-properties fo:font-size="12pt" fo:language="en" fo:country="US" officeooo:rsid="013fcdd6" officeooo:paragraph-rsid="013fcdd6" style:font-size-asian="10.5pt" style:font-size-complex="12pt"/>
    </style:style>
    <style:style style:name="P174" style:family="paragraph" style:parent-style-name="Table_20_Contents">
      <style:paragraph-properties fo:text-align="start" style:justify-single-word="false"/>
      <style:text-properties fo:font-size="12pt" fo:language="en" fo:country="US" officeooo:rsid="0140cd18" officeooo:paragraph-rsid="0140cd18" style:font-size-asian="10.5pt" style:font-size-complex="12pt"/>
    </style:style>
    <style:style style:name="P175" style:family="paragraph" style:parent-style-name="Table_20_Contents">
      <style:paragraph-properties fo:text-align="start" style:justify-single-word="false"/>
      <style:text-properties fo:font-size="12pt" fo:language="en" fo:country="US" officeooo:rsid="0141a05a" officeooo:paragraph-rsid="0141a05a" style:font-size-asian="10.5pt" style:font-size-complex="12pt"/>
    </style:style>
    <style:style style:name="P176" style:family="paragraph" style:parent-style-name="Table_20_Contents">
      <style:paragraph-properties fo:text-align="start" style:justify-single-word="false"/>
      <style:text-properties fo:font-size="12pt" fo:language="en" fo:country="US" officeooo:rsid="014253ea" officeooo:paragraph-rsid="014253ea" style:font-size-asian="10.5pt" style:font-size-complex="12pt"/>
    </style:style>
    <style:style style:name="P177" style:family="paragraph" style:parent-style-name="Table_20_Contents">
      <style:paragraph-properties fo:text-align="start" style:justify-single-word="false"/>
      <style:text-properties fo:font-size="12pt" fo:language="en" fo:country="US" officeooo:rsid="01428b3e" officeooo:paragraph-rsid="01428b3e" style:font-size-asian="10.5pt" style:font-size-complex="12pt"/>
    </style:style>
    <style:style style:name="P178" style:family="paragraph" style:parent-style-name="Table_20_Contents">
      <style:paragraph-properties fo:text-align="start" style:justify-single-word="false"/>
      <style:text-properties fo:font-size="12pt" fo:language="en" fo:country="US" officeooo:rsid="0143ca62" officeooo:paragraph-rsid="0143ca62" style:font-size-asian="10.5pt" style:font-size-complex="12pt"/>
    </style:style>
    <style:style style:name="P179" style:family="paragraph" style:parent-style-name="Table_20_Contents">
      <style:paragraph-properties fo:text-align="start" style:justify-single-word="false"/>
      <style:text-properties fo:font-size="12pt" fo:language="en" fo:country="US" officeooo:rsid="014794f5" officeooo:paragraph-rsid="014794f5" style:font-size-asian="10.5pt" style:font-size-complex="12pt"/>
    </style:style>
    <style:style style:name="P180" style:family="paragraph" style:parent-style-name="Table_20_Contents">
      <style:paragraph-properties fo:text-align="start" style:justify-single-word="false"/>
      <style:text-properties fo:font-size="12pt" fo:language="en" fo:country="US" officeooo:rsid="01495e6f" officeooo:paragraph-rsid="01495e6f" style:font-size-asian="10.5pt" style:font-size-complex="12pt"/>
    </style:style>
    <style:style style:name="P181" style:family="paragraph" style:parent-style-name="Table_20_Contents">
      <style:paragraph-properties fo:text-align="start" style:justify-single-word="false"/>
      <style:text-properties fo:font-size="12pt" fo:language="en" fo:country="US" officeooo:rsid="014a249e" officeooo:paragraph-rsid="014a249e" style:font-size-asian="10.5pt" style:font-size-complex="12pt"/>
    </style:style>
    <style:style style:name="P182" style:family="paragraph" style:parent-style-name="Table_20_Contents">
      <style:paragraph-properties fo:text-align="start" style:justify-single-word="false"/>
      <style:text-properties fo:font-size="12pt" fo:language="en" fo:country="US" officeooo:rsid="014dbeae" officeooo:paragraph-rsid="014dbeae" style:font-size-asian="10.5pt" style:font-size-complex="12pt"/>
    </style:style>
    <style:style style:name="P183" style:family="paragraph" style:parent-style-name="Table_20_Contents">
      <style:paragraph-properties fo:text-align="start" style:justify-single-word="false"/>
      <style:text-properties fo:font-size="12pt" fo:language="en" fo:country="US" officeooo:rsid="014ebe7a" officeooo:paragraph-rsid="014ebe7a" style:font-size-asian="10.5pt" style:font-size-complex="12pt"/>
    </style:style>
    <style:style style:name="P184" style:family="paragraph" style:parent-style-name="Table_20_Contents">
      <style:paragraph-properties fo:text-align="start" style:justify-single-word="false"/>
      <style:text-properties fo:font-size="12pt" fo:language="en" fo:country="US" officeooo:rsid="014ef5ce" officeooo:paragraph-rsid="014ef5ce" style:font-size-asian="10.5pt" style:font-size-complex="12pt"/>
    </style:style>
    <style:style style:name="P185" style:family="paragraph" style:parent-style-name="Table_20_Contents">
      <style:paragraph-properties fo:text-align="start" style:justify-single-word="false"/>
      <style:text-properties fo:font-size="12pt" fo:language="en" fo:country="US" officeooo:rsid="015078b9" officeooo:paragraph-rsid="015078b9" style:font-size-asian="10.5pt" style:font-size-complex="12pt"/>
    </style:style>
    <style:style style:name="P186" style:family="paragraph" style:parent-style-name="Table_20_Contents">
      <style:paragraph-properties fo:text-align="start" style:justify-single-word="false"/>
      <style:text-properties fo:font-size="12pt" fo:language="en" fo:country="US" officeooo:rsid="0174a7cb" officeooo:paragraph-rsid="0174a7cb" style:font-size-asian="10.5pt" style:font-size-complex="12pt"/>
    </style:style>
    <style:style style:name="P187" style:family="paragraph" style:parent-style-name="Table_20_Contents">
      <style:paragraph-properties fo:text-align="start" style:justify-single-word="false"/>
      <style:text-properties fo:font-size="12pt" fo:language="en" fo:country="US" officeooo:rsid="0131a71f" officeooo:paragraph-rsid="0131a71f" style:font-size-asian="10.5pt" style:font-size-complex="12pt"/>
    </style:style>
    <style:style style:name="P188" style:family="paragraph" style:parent-style-name="Table_20_Contents">
      <style:paragraph-properties fo:text-align="start" style:justify-single-word="false"/>
      <style:text-properties fo:font-size="12pt" fo:language="en" fo:country="US" officeooo:rsid="01587ca2" officeooo:paragraph-rsid="01587ca2" style:font-size-asian="10.5pt" style:font-size-complex="12pt"/>
    </style:style>
    <style:style style:name="P189" style:family="paragraph" style:parent-style-name="Table_20_Contents">
      <style:paragraph-properties fo:text-align="start" style:justify-single-word="false"/>
      <style:text-properties fo:font-size="12pt" fo:language="en" fo:country="US" officeooo:rsid="01596c30" officeooo:paragraph-rsid="01596c30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fo:language="en" fo:country="US" officeooo:rsid="0159fdf8" officeooo:paragraph-rsid="0159fdf8" style:font-size-asian="10.5pt" style:font-size-complex="12pt"/>
    </style:style>
    <style:style style:name="P191" style:family="paragraph" style:parent-style-name="Table_20_Contents">
      <style:paragraph-properties fo:text-align="start" style:justify-single-word="false"/>
      <style:text-properties fo:font-size="12pt" fo:language="en" fo:country="US" officeooo:rsid="015bb911" officeooo:paragraph-rsid="015bb911" style:font-size-asian="10.5pt" style:font-size-complex="12pt"/>
    </style:style>
    <style:style style:name="P192" style:family="paragraph" style:parent-style-name="Table_20_Contents">
      <style:paragraph-properties fo:text-align="start" style:justify-single-word="false"/>
      <style:text-properties fo:font-size="12pt" officeooo:rsid="00c9e63e" officeooo:paragraph-rsid="00c9e63e" style:font-size-asian="10.5pt" style:font-size-complex="12pt"/>
    </style:style>
    <style:style style:name="P193" style:family="paragraph" style:parent-style-name="Table_20_Contents">
      <style:paragraph-properties fo:text-align="start" style:justify-single-word="false"/>
      <style:text-properties fo:font-size="12pt" officeooo:rsid="0114210b" officeooo:paragraph-rsid="0114210b" style:font-size-asian="10.5pt" style:font-size-complex="12pt"/>
    </style:style>
    <style:style style:name="P194" style:family="paragraph" style:parent-style-name="Table_20_Contents">
      <style:paragraph-properties fo:text-align="start" style:justify-single-word="false"/>
      <style:text-properties fo:font-size="12pt" officeooo:rsid="0115d63c" officeooo:paragraph-rsid="0115d63c" style:font-size-asian="10.5pt" style:font-size-complex="12pt"/>
    </style:style>
    <style:style style:name="P195" style:family="paragraph" style:parent-style-name="Table_20_Contents">
      <style:paragraph-properties fo:text-align="start" style:justify-single-word="false"/>
      <style:text-properties fo:font-size="12pt" officeooo:rsid="0119204e" officeooo:paragraph-rsid="0119204e" style:font-size-asian="10.5pt" style:font-size-complex="12pt"/>
    </style:style>
    <style:style style:name="P196" style:family="paragraph" style:parent-style-name="Table_20_Contents">
      <style:paragraph-properties fo:text-align="start" style:justify-single-word="false"/>
      <style:text-properties fo:font-size="12pt" officeooo:rsid="0119d76b" officeooo:paragraph-rsid="0119d76b" style:font-size-asian="10.5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fo:font-size="12pt" officeooo:rsid="0120dd22" officeooo:paragraph-rsid="0120dd22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fo:font-size="12pt" officeooo:rsid="01360ee8" officeooo:paragraph-rsid="01360ee8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fo:font-size="12pt" fo:language="el" fo:country="GR" officeooo:rsid="00cb200f" officeooo:paragraph-rsid="00cb200f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fo:font-size="12pt" fo:language="el" fo:country="GR" officeooo:rsid="00cbeb90" officeooo:paragraph-rsid="00cbeb90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fo:font-size="12pt" fo:language="el" fo:country="GR" officeooo:rsid="00cd4d95" officeooo:paragraph-rsid="00cd4d95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fo:language="el" fo:country="GR" officeooo:rsid="00d8471a" officeooo:paragraph-rsid="00d8471a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fo:font-size="12pt" fo:language="el" fo:country="GR" officeooo:rsid="00d8a0c7" officeooo:paragraph-rsid="00d8a0c7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fo:language="el" fo:country="GR" officeooo:rsid="00dca5e6" officeooo:paragraph-rsid="00dca5e6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fo:font-size="12pt" fo:language="el" fo:country="GR" officeooo:rsid="00dd4411" officeooo:paragraph-rsid="00dd4411" style:font-size-asian="10.5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fo:font-size="12pt" fo:language="el" fo:country="GR" officeooo:rsid="00deda71" officeooo:paragraph-rsid="00deda71" style:font-size-asian="10.5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fo:font-size="12pt" fo:language="el" fo:country="GR" officeooo:rsid="00dfa9a5" officeooo:paragraph-rsid="00dfa9a5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fo:language="el" fo:country="GR" officeooo:rsid="00e17c65" officeooo:paragraph-rsid="00e17c65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fo:font-size="12pt" fo:language="el" fo:country="GR" officeooo:rsid="00e2750f" officeooo:paragraph-rsid="00e2750f" style:font-size-asian="10.5pt" style:font-size-complex="12pt"/>
    </style:style>
    <style:style style:name="P210" style:family="paragraph" style:parent-style-name="Table_20_Contents">
      <style:paragraph-properties fo:text-align="start" style:justify-single-word="false"/>
      <style:text-properties fo:font-size="12pt" fo:language="el" fo:country="GR" officeooo:rsid="00e3e14a" officeooo:paragraph-rsid="00e3e14a" style:font-size-asian="10.5pt" style:font-size-complex="12pt"/>
    </style:style>
    <style:style style:name="P211" style:family="paragraph" style:parent-style-name="Table_20_Contents">
      <style:paragraph-properties fo:text-align="start" style:justify-single-word="false"/>
      <style:text-properties fo:font-size="12pt" fo:language="el" fo:country="GR" officeooo:rsid="00e5bb3f" officeooo:paragraph-rsid="00e5bb3f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fo:font-size="12pt" fo:language="el" fo:country="GR" officeooo:rsid="00e6effa" officeooo:paragraph-rsid="00e6effa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fo:font-size="12pt" fo:language="el" fo:country="GR" officeooo:rsid="00e89061" officeooo:paragraph-rsid="00e89061" style:font-size-asian="10.5pt" style:font-size-complex="12pt"/>
    </style:style>
    <style:style style:name="P214" style:family="paragraph" style:parent-style-name="Table_20_Contents">
      <style:paragraph-properties fo:text-align="start" style:justify-single-word="false"/>
      <style:text-properties fo:font-size="12pt" fo:language="el" fo:country="GR" officeooo:rsid="00e97a11" officeooo:paragraph-rsid="00e97a11" style:font-size-asian="10.5pt" style:font-size-complex="12pt"/>
    </style:style>
    <style:style style:name="P215" style:family="paragraph" style:parent-style-name="Table_20_Contents">
      <style:paragraph-properties fo:text-align="start" style:justify-single-word="false"/>
      <style:text-properties fo:font-size="12pt" fo:language="el" fo:country="GR" officeooo:rsid="00eaa5e3" officeooo:paragraph-rsid="00eaa5e3" style:font-size-asian="10.5pt" style:font-size-complex="12pt"/>
    </style:style>
    <style:style style:name="P216" style:family="paragraph" style:parent-style-name="Table_20_Contents">
      <style:paragraph-properties fo:text-align="start" style:justify-single-word="false"/>
      <style:text-properties fo:font-size="12pt" fo:language="el" fo:country="GR" officeooo:rsid="00ee5414" officeooo:paragraph-rsid="00ee5414" style:font-size-asian="10.5pt" style:font-size-complex="12pt"/>
    </style:style>
    <style:style style:name="P217" style:family="paragraph" style:parent-style-name="Table_20_Contents">
      <style:paragraph-properties fo:text-align="start" style:justify-single-word="false"/>
      <style:text-properties fo:font-size="12pt" fo:language="el" fo:country="GR" officeooo:rsid="00ef11c2" officeooo:paragraph-rsid="00ef11c2" style:font-size-asian="10.5pt" style:font-size-complex="12pt"/>
    </style:style>
    <style:style style:name="P218" style:family="paragraph" style:parent-style-name="Table_20_Contents">
      <style:paragraph-properties fo:text-align="start" style:justify-single-word="false"/>
      <style:text-properties fo:font-size="12pt" fo:language="el" fo:country="GR" officeooo:rsid="00efa098" officeooo:paragraph-rsid="00efa098" style:font-size-asian="10.5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fo:font-size="12pt" fo:language="el" fo:country="GR" officeooo:rsid="00efee25" officeooo:paragraph-rsid="00efee25" style:font-size-asian="10.5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fo:font-size="12pt" fo:language="el" fo:country="GR" officeooo:rsid="00f10146" officeooo:paragraph-rsid="00f10146" style:font-size-asian="10.5pt" style:font-size-complex="12pt"/>
    </style:style>
    <style:style style:name="P221" style:family="paragraph" style:parent-style-name="Table_20_Contents">
      <style:paragraph-properties fo:text-align="start" style:justify-single-word="false"/>
      <style:text-properties fo:font-size="12pt" fo:language="el" fo:country="GR" officeooo:rsid="00f22082" officeooo:paragraph-rsid="00f22082" style:font-size-asian="10.5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fo:font-size="12pt" fo:language="el" fo:country="GR" officeooo:rsid="00f36f3f" officeooo:paragraph-rsid="00f36f3f" style:font-size-asian="10.5pt" style:font-size-complex="12pt"/>
    </style:style>
    <style:style style:name="P223" style:family="paragraph" style:parent-style-name="Table_20_Contents">
      <style:paragraph-properties fo:text-align="start" style:justify-single-word="false"/>
      <style:text-properties fo:font-size="12pt" fo:language="el" fo:country="GR" officeooo:rsid="00f5114d" officeooo:paragraph-rsid="00f5114d" style:font-size-asian="10.5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fo:font-size="12pt" fo:language="el" fo:country="GR" officeooo:rsid="00f5c74c" officeooo:paragraph-rsid="00f5c74c" style:font-size-asian="10.5pt" style:font-size-complex="12pt"/>
    </style:style>
    <style:style style:name="P225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7ffb01"/>
    </style:style>
    <style:style style:name="P226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/>
    </style:style>
    <style:style style:name="P227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bedb8c"/>
    </style:style>
    <style:style style:name="P228" style:family="paragraph" style:parent-style-name="Table_20_Contents">
      <style:paragraph-properties fo:text-align="start" style:justify-single-word="false"/>
      <style:text-properties fo:language="en" fo:country="US" officeooo:rsid="01029be2" officeooo:paragraph-rsid="01029be2"/>
    </style:style>
    <style:style style:name="P229" style:family="paragraph" style:parent-style-name="Table_20_Contents">
      <style:paragraph-properties fo:text-align="start" style:justify-single-word="false"/>
      <style:text-properties fo:language="en" fo:country="US" officeooo:rsid="0102dd3c" officeooo:paragraph-rsid="0102dd3c"/>
    </style:style>
    <style:style style:name="P230" style:family="paragraph" style:parent-style-name="Table_20_Contents">
      <style:paragraph-properties fo:text-align="start" style:justify-single-word="false"/>
      <style:text-properties fo:language="en" fo:country="US" officeooo:rsid="01045857" officeooo:paragraph-rsid="01045857"/>
    </style:style>
    <style:style style:name="P231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/>
    </style:style>
    <style:style style:name="P232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/>
    </style:style>
    <style:style style:name="P233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/>
    </style:style>
    <style:style style:name="P234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/>
    </style:style>
    <style:style style:name="P235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/>
    </style:style>
    <style:style style:name="P236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/>
    </style:style>
    <style:style style:name="P237" style:family="paragraph" style:parent-style-name="Table_20_Contents">
      <style:paragraph-properties fo:text-align="start" style:justify-single-word="false"/>
      <style:text-properties fo:language="en" fo:country="US" officeooo:rsid="0109944b" officeooo:paragraph-rsid="0109944b"/>
    </style:style>
    <style:style style:name="P238" style:family="paragraph" style:parent-style-name="Table_20_Contents">
      <style:paragraph-properties fo:text-align="start" style:justify-single-word="false"/>
      <style:text-properties fo:language="en" fo:country="US" officeooo:rsid="010a37bd" officeooo:paragraph-rsid="010a37bd"/>
    </style:style>
    <style:style style:name="P239" style:family="paragraph" style:parent-style-name="Table_20_Contents">
      <style:paragraph-properties fo:text-align="start" style:justify-single-word="false"/>
      <style:text-properties fo:language="en" fo:country="US" officeooo:rsid="01089ee8" officeooo:paragraph-rsid="01089ee8" fo:background-color="transparent"/>
    </style:style>
    <style:style style:name="P240" style:family="paragraph" style:parent-style-name="Table_20_Contents">
      <style:paragraph-properties fo:text-align="start" style:justify-single-word="false"/>
      <style:text-properties fo:language="en" fo:country="US" officeooo:rsid="01080027" officeooo:paragraph-rsid="01080027" fo:background-color="transparent"/>
    </style:style>
    <style:style style:name="P241" style:family="paragraph" style:parent-style-name="Table_20_Contents">
      <style:paragraph-properties fo:text-align="start" style:justify-single-word="false"/>
      <style:text-properties fo:language="en" fo:country="US" officeooo:rsid="0107048b" officeooo:paragraph-rsid="0107048b" fo:background-color="transparent"/>
    </style:style>
    <style:style style:name="P242" style:family="paragraph" style:parent-style-name="Table_20_Contents">
      <style:paragraph-properties fo:text-align="start" style:justify-single-word="false"/>
      <style:text-properties fo:language="en" fo:country="US" officeooo:rsid="0105ced7" officeooo:paragraph-rsid="0105ced7" fo:background-color="transparent"/>
    </style:style>
    <style:style style:name="P243" style:family="paragraph" style:parent-style-name="Table_20_Contents">
      <style:paragraph-properties fo:text-align="start" style:justify-single-word="false"/>
      <style:text-properties fo:language="en" fo:country="US" officeooo:rsid="010511dd" officeooo:paragraph-rsid="010511dd" fo:background-color="transparent"/>
    </style:style>
    <style:style style:name="P244" style:family="paragraph" style:parent-style-name="Table_20_Contents">
      <style:paragraph-properties fo:text-align="center" style:justify-single-word="false"/>
      <style:text-properties fo:language="en" fo:country="US" officeooo:rsid="010511dd" officeooo:paragraph-rsid="010511dd" fo:background-color="transparent"/>
    </style:style>
    <style:style style:name="P245" style:family="paragraph" style:parent-style-name="Table_20_Contents">
      <style:paragraph-properties fo:text-align="start" style:justify-single-word="false"/>
      <style:text-properties fo:language="en" fo:country="US" officeooo:rsid="007ffb01" officeooo:paragraph-rsid="00ac0529" fo:background-color="transparent"/>
    </style:style>
    <style:style style:name="P246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5e9850"/>
    </style:style>
    <style:style style:name="P247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4c7b8"/>
    </style:style>
    <style:style style:name="P248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64022"/>
    </style:style>
    <style:style style:name="P249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75abf"/>
    </style:style>
    <style:style style:name="P250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8ff6d"/>
    </style:style>
    <style:style style:name="P251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af43a"/>
    </style:style>
    <style:style style:name="P252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c1074"/>
    </style:style>
    <style:style style:name="P253" style:family="paragraph" style:parent-style-name="Table_20_Contents">
      <style:paragraph-properties fo:text-align="center" style:justify-single-word="false"/>
      <style:text-properties fo:language="en" fo:country="US" officeooo:rsid="015e9850" officeooo:paragraph-rsid="016de935"/>
    </style:style>
    <style:style style:name="P254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8cba11"/>
    </style:style>
    <style:style style:name="P255" style:family="paragraph" style:parent-style-name="Table_20_Contents">
      <style:paragraph-properties fo:text-align="start" style:justify-single-word="false"/>
      <style:text-properties fo:language="en" fo:country="US" officeooo:rsid="01975283" officeooo:paragraph-rsid="01975283"/>
    </style:style>
    <style:style style:name="P256" style:family="paragraph" style:parent-style-name="Table_20_Contents">
      <style:paragraph-properties fo:text-align="start" style:justify-single-word="false"/>
      <style:text-properties fo:language="en" fo:country="US" officeooo:rsid="0197f66c" officeooo:paragraph-rsid="0197f66c"/>
    </style:style>
    <style:style style:name="P257" style:family="paragraph" style:parent-style-name="Table_20_Contents">
      <style:paragraph-properties fo:text-align="start" style:justify-single-word="false"/>
      <style:text-properties fo:language="en" fo:country="US" officeooo:rsid="01990ab9" officeooo:paragraph-rsid="01990ab9"/>
    </style:style>
    <style:style style:name="P258" style:family="paragraph" style:parent-style-name="Table_20_Contents">
      <style:paragraph-properties fo:text-align="start" style:justify-single-word="false"/>
      <style:text-properties fo:language="en" fo:country="US" officeooo:rsid="019af439" officeooo:paragraph-rsid="019af439"/>
    </style:style>
    <style:style style:name="P259" style:family="paragraph" style:parent-style-name="Table_20_Contents">
      <style:paragraph-properties fo:text-align="start" style:justify-single-word="false"/>
      <style:text-properties fo:language="en" fo:country="US" officeooo:rsid="019c1660" officeooo:paragraph-rsid="019c1660"/>
    </style:style>
    <style:style style:name="P260" style:family="paragraph" style:parent-style-name="Table_20_Contents">
      <style:paragraph-properties fo:text-align="start" style:justify-single-word="false"/>
      <style:text-properties officeooo:rsid="007ffb01" officeooo:paragraph-rsid="007ffb01"/>
    </style:style>
    <style:style style:name="P261" style:family="paragraph" style:parent-style-name="Table_20_Contents">
      <style:paragraph-properties fo:text-align="start" style:justify-single-word="false"/>
      <style:text-properties officeooo:rsid="007ffb01" officeooo:paragraph-rsid="00ac0529"/>
    </style:style>
    <style:style style:name="P262" style:family="paragraph" style:parent-style-name="Table_20_Contents">
      <style:paragraph-properties fo:text-align="start" style:justify-single-word="false"/>
      <style:text-properties officeooo:rsid="007ffb01" officeooo:paragraph-rsid="00bedb8c"/>
    </style:style>
    <style:style style:name="P263" style:family="paragraph" style:parent-style-name="Table_20_Contents">
      <style:paragraph-properties fo:text-align="center" style:justify-single-word="false"/>
      <style:text-properties officeooo:rsid="007ffb01" officeooo:paragraph-rsid="007ffb01"/>
    </style:style>
    <style:style style:name="P264" style:family="paragraph" style:parent-style-name="Table_20_Contents">
      <style:paragraph-properties fo:text-align="center" style:justify-single-word="false"/>
      <style:text-properties officeooo:rsid="007ffb01" officeooo:paragraph-rsid="00bedb8c"/>
    </style:style>
    <style:style style:name="P265" style:family="paragraph" style:parent-style-name="Table_20_Contents">
      <style:paragraph-properties fo:text-align="center" style:justify-single-word="false"/>
      <style:text-properties officeooo:rsid="00ac0529" officeooo:paragraph-rsid="00ac0529"/>
    </style:style>
    <style:style style:name="P266" style:family="paragraph" style:parent-style-name="Table_20_Contents">
      <style:paragraph-properties fo:text-align="center" style:justify-single-word="false"/>
      <style:text-properties officeooo:rsid="00ac0529" officeooo:paragraph-rsid="00bedb8c"/>
    </style:style>
    <style:style style:name="P267" style:family="paragraph" style:parent-style-name="Table_20_Contents">
      <style:paragraph-properties fo:text-align="start" style:justify-single-word="false"/>
      <style:text-properties officeooo:rsid="00da9869" officeooo:paragraph-rsid="00da9869"/>
    </style:style>
    <style:style style:name="P268" style:family="paragraph" style:parent-style-name="Table_20_Contents">
      <style:paragraph-properties fo:text-align="start" style:justify-single-word="false"/>
      <style:text-properties officeooo:rsid="00daf2d8" officeooo:paragraph-rsid="00daf2d8"/>
    </style:style>
    <style:style style:name="P269" style:family="paragraph" style:parent-style-name="Table_20_Contents">
      <style:paragraph-properties fo:text-align="center" style:justify-single-word="false"/>
      <style:text-properties officeooo:rsid="015e9850" officeooo:paragraph-rsid="015e9850"/>
    </style:style>
    <style:style style:name="P270" style:family="paragraph" style:parent-style-name="Table_20_Contents">
      <style:paragraph-properties fo:text-align="center" style:justify-single-word="false"/>
      <style:text-properties officeooo:rsid="015e9850" officeooo:paragraph-rsid="0164c7b8"/>
    </style:style>
    <style:style style:name="P271" style:family="paragraph" style:parent-style-name="Table_20_Contents">
      <style:paragraph-properties fo:text-align="center" style:justify-single-word="false"/>
      <style:text-properties officeooo:rsid="015e9850" officeooo:paragraph-rsid="01664022"/>
    </style:style>
    <style:style style:name="P272" style:family="paragraph" style:parent-style-name="Table_20_Contents">
      <style:paragraph-properties fo:text-align="center" style:justify-single-word="false"/>
      <style:text-properties officeooo:rsid="015e9850" officeooo:paragraph-rsid="01675abf"/>
    </style:style>
    <style:style style:name="P273" style:family="paragraph" style:parent-style-name="Table_20_Contents">
      <style:paragraph-properties fo:text-align="center" style:justify-single-word="false"/>
      <style:text-properties officeooo:rsid="015e9850" officeooo:paragraph-rsid="0168ff6d"/>
    </style:style>
    <style:style style:name="P274" style:family="paragraph" style:parent-style-name="Table_20_Contents">
      <style:paragraph-properties fo:text-align="center" style:justify-single-word="false"/>
      <style:text-properties officeooo:rsid="015e9850" officeooo:paragraph-rsid="016af43a"/>
    </style:style>
    <style:style style:name="P275" style:family="paragraph" style:parent-style-name="Table_20_Contents">
      <style:paragraph-properties fo:text-align="center" style:justify-single-word="false"/>
      <style:text-properties officeooo:rsid="015e9850" officeooo:paragraph-rsid="016c1074"/>
    </style:style>
    <style:style style:name="P276" style:family="paragraph" style:parent-style-name="Table_20_Contents">
      <style:paragraph-properties fo:text-align="center" style:justify-single-word="false"/>
      <style:text-properties officeooo:rsid="015e9850" officeooo:paragraph-rsid="016de935"/>
    </style:style>
    <style:style style:name="P277" style:family="paragraph" style:parent-style-name="Table_20_Contents">
      <style:paragraph-properties fo:text-align="start" style:justify-single-word="false"/>
    </style:style>
    <style:style style:name="P278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8cba11"/>
    </style:style>
    <style:style style:name="P279" style:family="paragraph" style:parent-style-name="Table_20_Contents">
      <style:paragraph-properties fo:text-align="start" style:justify-single-word="false"/>
      <style:text-properties officeooo:rsid="018cba11" officeooo:paragraph-rsid="018cba11"/>
    </style:style>
    <style:style style:name="P280" style:family="paragraph" style:parent-style-name="Table_20_Contents">
      <style:paragraph-properties fo:text-align="start" style:justify-single-word="false"/>
      <style:text-properties fo:language="el" fo:country="GR" officeooo:rsid="018cba11" officeooo:paragraph-rsid="01c1f96b"/>
    </style:style>
    <style:style style:name="P281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a214be"/>
    </style:style>
    <style:style style:name="P282" style:family="paragraph" style:parent-style-name="Table_20_Contents">
      <style:paragraph-properties fo:text-align="start" style:justify-single-word="false"/>
      <style:text-properties fo:language="el" fo:country="GR" officeooo:rsid="01a214be" officeooo:paragraph-rsid="01c1f96b"/>
    </style:style>
    <style:style style:name="P283" style:family="paragraph" style:parent-style-name="Table_20_Contents">
      <style:paragraph-properties fo:text-align="start" style:justify-single-word="false"/>
      <style:text-properties fo:language="en" fo:country="US" officeooo:rsid="019af439" officeooo:paragraph-rsid="01c1f96b"/>
    </style:style>
    <style:style style:name="P284" style:family="paragraph" style:parent-style-name="Table_20_Contents">
      <style:paragraph-properties fo:text-align="start" style:justify-single-word="false"/>
      <style:text-properties fo:language="en" fo:country="US" officeooo:rsid="019c1660" officeooo:paragraph-rsid="01c1f96b"/>
    </style:style>
    <style:style style:name="P285" style:family="paragraph" style:parent-style-name="Table_20_Contents">
      <style:paragraph-properties fo:text-align="start" style:justify-single-word="false"/>
      <style:text-properties fo:language="en" fo:country="US" officeooo:rsid="01a25349" officeooo:paragraph-rsid="01a25349"/>
    </style:style>
    <style:style style:name="P286" style:family="paragraph" style:parent-style-name="Table_20_Contents">
      <style:paragraph-properties fo:text-align="start" style:justify-single-word="false"/>
      <style:text-properties fo:language="en" fo:country="US" officeooo:rsid="01a320bc" officeooo:paragraph-rsid="01a320bc"/>
    </style:style>
    <style:style style:name="P287" style:family="paragraph" style:parent-style-name="Table_20_Contents">
      <style:paragraph-properties fo:text-align="start" style:justify-single-word="false"/>
      <style:text-properties fo:language="en" fo:country="US" officeooo:rsid="01a4fa5a" officeooo:paragraph-rsid="01a4fa5a"/>
    </style:style>
    <style:style style:name="P288" style:family="paragraph" style:parent-style-name="Table_20_Contents">
      <style:paragraph-properties fo:text-align="start" style:justify-single-word="false"/>
      <style:text-properties fo:language="en" fo:country="US" officeooo:rsid="01a680f3" officeooo:paragraph-rsid="01a680f3"/>
    </style:style>
    <style:style style:name="P289" style:family="paragraph" style:parent-style-name="Table_20_Contents">
      <style:paragraph-properties fo:text-align="start" style:justify-single-word="false"/>
      <style:text-properties fo:language="en" fo:country="US" officeooo:rsid="01a680f3" officeooo:paragraph-rsid="01c1f96b"/>
    </style:style>
    <style:style style:name="P290" style:family="paragraph" style:parent-style-name="Table_20_Contents">
      <style:paragraph-properties fo:text-align="start" style:justify-single-word="false"/>
      <style:text-properties fo:language="en" fo:country="US" officeooo:rsid="01a89218" officeooo:paragraph-rsid="01a89218"/>
    </style:style>
    <style:style style:name="P291" style:family="paragraph" style:parent-style-name="Table_20_Contents">
      <style:paragraph-properties fo:text-align="start" style:justify-single-word="false"/>
      <style:text-properties fo:language="en" fo:country="US" officeooo:rsid="01a89218" officeooo:paragraph-rsid="01c1f96b"/>
    </style:style>
    <style:style style:name="P292" style:family="paragraph" style:parent-style-name="Table_20_Contents">
      <style:paragraph-properties fo:text-align="start" style:justify-single-word="false"/>
      <style:text-properties fo:language="en" fo:country="US" officeooo:rsid="01a89bcc" officeooo:paragraph-rsid="01a89bcc"/>
    </style:style>
    <style:style style:name="P293" style:family="paragraph" style:parent-style-name="Table_20_Contents">
      <style:paragraph-properties fo:text-align="start" style:justify-single-word="false"/>
      <style:text-properties fo:language="en" fo:country="US" officeooo:rsid="01a89bcc" officeooo:paragraph-rsid="01c1f96b"/>
    </style:style>
    <style:style style:name="P294" style:family="paragraph" style:parent-style-name="Table_20_Contents">
      <style:paragraph-properties fo:text-align="start" style:justify-single-word="false"/>
      <style:text-properties fo:language="en" fo:country="US" officeooo:rsid="018cba11" officeooo:paragraph-rsid="01c1f96b"/>
    </style:style>
    <style:style style:name="P295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a94a70"/>
    </style:style>
    <style:style style:name="P296" style:family="paragraph" style:parent-style-name="Table_20_Contents">
      <style:paragraph-properties fo:text-align="start" style:justify-single-word="false"/>
      <style:text-properties fo:language="en" fo:country="US" officeooo:rsid="01a94a70" officeooo:paragraph-rsid="01c1f96b"/>
    </style:style>
    <style:style style:name="P297" style:family="paragraph" style:parent-style-name="Table_20_Contents">
      <style:paragraph-properties fo:text-align="start" style:justify-single-word="false"/>
      <style:text-properties fo:language="en" fo:country="US" officeooo:rsid="01ab2690" officeooo:paragraph-rsid="01ab2690"/>
    </style:style>
    <style:style style:name="P298" style:family="paragraph" style:parent-style-name="Table_20_Contents">
      <style:paragraph-properties fo:text-align="start" style:justify-single-word="false"/>
      <style:text-properties fo:language="en" fo:country="US" officeooo:rsid="01ac6694" officeooo:paragraph-rsid="01ac6694"/>
    </style:style>
    <style:style style:name="P299" style:family="paragraph" style:parent-style-name="Table_20_Contents">
      <style:paragraph-properties fo:text-align="start" style:justify-single-word="false"/>
      <style:text-properties fo:language="en" fo:country="US" officeooo:rsid="01add2ed" officeooo:paragraph-rsid="01add2ed"/>
    </style:style>
    <style:style style:name="P300" style:family="paragraph" style:parent-style-name="Table_20_Contents">
      <style:paragraph-properties fo:text-align="start" style:justify-single-word="false"/>
      <style:text-properties fo:language="en" fo:country="US" officeooo:rsid="01ae09ef" officeooo:paragraph-rsid="01ae09ef"/>
    </style:style>
    <style:style style:name="P301" style:family="paragraph" style:parent-style-name="Table_20_Contents">
      <style:paragraph-properties fo:text-align="start" style:justify-single-word="false"/>
      <style:text-properties fo:language="en" fo:country="US" officeooo:rsid="01ae09ef" officeooo:paragraph-rsid="01c1f96b"/>
    </style:style>
    <style:style style:name="P302" style:family="paragraph" style:parent-style-name="Table_20_Contents">
      <style:paragraph-properties fo:text-align="start" style:justify-single-word="false"/>
      <style:text-properties fo:language="en" fo:country="US" officeooo:rsid="01ae2170" officeooo:paragraph-rsid="01ae2170"/>
    </style:style>
    <style:style style:name="P303" style:family="paragraph" style:parent-style-name="Table_20_Contents">
      <style:paragraph-properties fo:text-align="start" style:justify-single-word="false"/>
      <style:text-properties fo:language="en" fo:country="US" officeooo:rsid="01ae2170" officeooo:paragraph-rsid="01c1f96b"/>
    </style:style>
    <style:style style:name="P304" style:family="paragraph" style:parent-style-name="Table_20_Contents">
      <style:paragraph-properties fo:text-align="start" style:justify-single-word="false"/>
      <style:text-properties fo:language="en" fo:country="US" officeooo:rsid="01b187eb" officeooo:paragraph-rsid="01b187eb"/>
    </style:style>
    <style:style style:name="P305" style:family="paragraph" style:parent-style-name="Table_20_Contents">
      <style:paragraph-properties fo:text-align="start" style:justify-single-word="false"/>
      <style:text-properties fo:language="en" fo:country="US" officeooo:rsid="01b187eb" officeooo:paragraph-rsid="01c1f96b"/>
    </style:style>
    <style:style style:name="P306" style:family="paragraph" style:parent-style-name="Table_20_Contents">
      <style:paragraph-properties fo:text-align="start" style:justify-single-word="false"/>
      <style:text-properties fo:language="en" fo:country="US" officeooo:rsid="01c7255e" officeooo:paragraph-rsid="01c7255e"/>
    </style:style>
    <style:style style:name="P307" style:family="paragraph" style:parent-style-name="Table_20_Contents">
      <style:paragraph-properties fo:text-align="start" style:justify-single-word="false"/>
      <style:text-properties fo:language="en" fo:country="US" officeooo:rsid="01ca1ab2" officeooo:paragraph-rsid="01ca1ab2"/>
    </style:style>
    <style:style style:name="P308" style:family="paragraph" style:parent-style-name="Table_20_Contents">
      <style:paragraph-properties fo:text-align="start" style:justify-single-word="false"/>
      <style:text-properties fo:language="en" fo:country="US" officeooo:rsid="01ca96b3" officeooo:paragraph-rsid="01ca96b3"/>
    </style:style>
    <style:style style:name="P309" style:family="paragraph" style:parent-style-name="Table_20_Contents">
      <style:paragraph-properties fo:text-align="start" style:justify-single-word="false"/>
      <style:text-properties fo:language="en" fo:country="US" officeooo:rsid="01cae7c2" officeooo:paragraph-rsid="01cae7c2"/>
    </style:style>
    <style:style style:name="P310" style:family="paragraph" style:parent-style-name="Table_20_Contents">
      <style:paragraph-properties fo:text-align="start" style:justify-single-word="false"/>
      <style:text-properties officeooo:paragraph-rsid="01c1f96b"/>
    </style:style>
    <style:style style:name="P311" style:family="paragraph" style:parent-style-name="Table_20_Contents">
      <style:paragraph-properties fo:text-align="start" style:justify-single-word="false"/>
      <style:text-properties officeooo:rsid="018cba11" officeooo:paragraph-rsid="01c1f96b"/>
    </style:style>
    <style:style style:name="P312" style:family="paragraph" style:parent-style-name="Standard" style:list-style-name="L1">
      <style:paragraph-properties fo:text-align="start" style:justify-single-word="false"/>
      <style:text-properties fo:language="el" fo:country="GR" officeooo:rsid="01a0e6ac" officeooo:paragraph-rsid="01a0e6ac"/>
    </style:style>
    <style:style style:name="P313" style:family="paragraph" style:parent-style-name="Standard">
      <style:paragraph-properties fo:text-align="start" style:justify-single-word="false"/>
      <style:text-properties fo:language="el" fo:country="GR" officeooo:rsid="01a0e6ac" officeooo:paragraph-rsid="01a0e6ac"/>
    </style:style>
    <style:style style:name="P314" style:family="paragraph" style:parent-style-name="Standard" style:list-style-name="L1">
      <style:paragraph-properties fo:text-align="start" style:justify-single-word="false"/>
      <style:text-properties fo:language="el" fo:country="GR" officeooo:rsid="01a1fc37" officeooo:paragraph-rsid="01a1fc37"/>
    </style:style>
    <style:style style:name="P315" style:family="paragraph" style:parent-style-name="Standard">
      <style:paragraph-properties fo:text-align="center" style:justify-single-word="false"/>
      <style:text-properties fo:language="el" fo:country="GR" officeooo:rsid="01b34ffb" officeooo:paragraph-rsid="01b34ffb"/>
    </style:style>
    <style:style style:name="P316" style:family="paragraph" style:parent-style-name="Standard">
      <style:paragraph-properties fo:text-align="center" style:justify-single-word="false"/>
      <style:text-properties fo:language="el" fo:country="GR" officeooo:rsid="01b34ffb" officeooo:paragraph-rsid="01c1f96b"/>
    </style:style>
    <style:style style:name="P317" style:family="paragraph" style:parent-style-name="Standard">
      <style:paragraph-properties fo:text-align="start" style:justify-single-word="false"/>
      <style:text-properties fo:language="el" fo:country="GR" officeooo:rsid="01954ef9" officeooo:paragraph-rsid="0181f432"/>
    </style:style>
    <style:style style:name="P318" style:family="paragraph" style:parent-style-name="Standard">
      <style:paragraph-properties fo:text-align="start" style:justify-single-word="false"/>
      <style:text-properties fo:language="el" fo:country="GR" officeooo:rsid="01954ef9" officeooo:paragraph-rsid="01c1f96b"/>
    </style:style>
    <style:style style:name="P319" style:family="paragraph" style:parent-style-name="Standard">
      <style:paragraph-properties fo:text-align="start" style:justify-single-word="false"/>
      <style:text-properties fo:language="el" fo:country="GR" officeooo:rsid="01b3e0fa" officeooo:paragraph-rsid="01b3e0fa"/>
    </style:style>
    <style:style style:name="P320" style:family="paragraph" style:parent-style-name="Standard">
      <style:paragraph-properties fo:text-align="start" style:justify-single-word="false"/>
      <style:text-properties fo:language="el" fo:country="GR" officeooo:rsid="01b3e0fa" officeooo:paragraph-rsid="01c1f96b"/>
    </style:style>
    <style:style style:name="P321" style:family="paragraph" style:parent-style-name="Standard">
      <style:paragraph-properties fo:text-align="start" style:justify-single-word="false"/>
      <style:text-properties fo:language="el" fo:country="GR" officeooo:rsid="01b5bded" officeooo:paragraph-rsid="01bb1091"/>
    </style:style>
    <style:style style:name="P322" style:family="paragraph" style:parent-style-name="Standard">
      <style:paragraph-properties fo:text-align="start" style:justify-single-word="false"/>
      <style:text-properties fo:language="el" fo:country="GR" officeooo:rsid="01b5bded" officeooo:paragraph-rsid="01c1f96b"/>
    </style:style>
    <style:style style:name="P323" style:family="paragraph" style:parent-style-name="Standard">
      <style:paragraph-properties fo:text-align="start" style:justify-single-word="false"/>
      <style:text-properties fo:language="el" fo:country="GR" officeooo:rsid="01be8d22" officeooo:paragraph-rsid="01be8d22"/>
    </style:style>
    <style:style style:name="P324" style:family="paragraph" style:parent-style-name="Standard">
      <style:paragraph-properties fo:text-align="start" style:justify-single-word="false"/>
      <style:text-properties fo:language="el" fo:country="GR" officeooo:rsid="01be8d22" officeooo:paragraph-rsid="01c1f96b"/>
    </style:style>
    <style:style style:name="P325" style:family="paragraph" style:parent-style-name="Standard">
      <style:paragraph-properties fo:text-align="start" style:justify-single-word="false"/>
      <style:text-properties fo:language="el" fo:country="GR" officeooo:rsid="019de4a1" officeooo:paragraph-rsid="019de4a1"/>
    </style:style>
    <style:style style:name="P326" style:family="paragraph" style:parent-style-name="Standard">
      <style:paragraph-properties fo:text-align="start" style:justify-single-word="false"/>
      <style:text-properties fo:language="el" fo:country="GR" officeooo:rsid="019de4a1" officeooo:paragraph-rsid="01c1f96b"/>
    </style:style>
    <style:style style:name="P327" style:family="paragraph" style:parent-style-name="Standard">
      <style:paragraph-properties fo:text-align="center" style:justify-single-word="false"/>
      <style:text-properties fo:language="el" fo:country="GR" officeooo:rsid="0181f432" officeooo:paragraph-rsid="01c1f96b"/>
    </style:style>
    <style:style style:name="P328" style:family="paragraph" style:parent-style-name="Standard">
      <style:paragraph-properties fo:text-align="center" style:justify-single-word="false"/>
      <style:text-properties fo:language="en" fo:country="US" officeooo:rsid="01818658" officeooo:paragraph-rsid="01818658"/>
    </style:style>
    <style:style style:name="P329" style:family="paragraph" style:parent-style-name="Standard">
      <style:paragraph-properties fo:text-align="center" style:justify-single-word="false"/>
      <style:text-properties fo:language="en" fo:country="US" officeooo:rsid="01b34ffb" officeooo:paragraph-rsid="01b34ff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279"/>
    </style:style>
    <style:style style:name="T3" style:family="text">
      <style:text-properties fo:language="en" fo:country="US" officeooo:rsid="001097d1"/>
    </style:style>
    <style:style style:name="T4" style:family="text">
      <style:text-properties fo:language="en" fo:country="US" officeooo:rsid="00111982"/>
    </style:style>
    <style:style style:name="T5" style:family="text">
      <style:text-properties fo:language="en" fo:country="US" officeooo:rsid="001a0e1c"/>
    </style:style>
    <style:style style:name="T6" style:family="text">
      <style:text-properties fo:language="en" fo:country="US" officeooo:rsid="001adeee"/>
    </style:style>
    <style:style style:name="T7" style:family="text">
      <style:text-properties fo:language="en" fo:country="US" officeooo:rsid="001d8dff"/>
    </style:style>
    <style:style style:name="T8" style:family="text">
      <style:text-properties fo:language="en" fo:country="US" officeooo:rsid="00229c32"/>
    </style:style>
    <style:style style:name="T9" style:family="text">
      <style:text-properties fo:language="en" fo:country="US" officeooo:rsid="0024b34f"/>
    </style:style>
    <style:style style:name="T10" style:family="text">
      <style:text-properties fo:language="en" fo:country="US" officeooo:rsid="0025ed83"/>
    </style:style>
    <style:style style:name="T11" style:family="text">
      <style:text-properties fo:language="en" fo:country="US" officeooo:rsid="002d7b82"/>
    </style:style>
    <style:style style:name="T12" style:family="text">
      <style:text-properties fo:language="en" fo:country="US" officeooo:rsid="00342a2e"/>
    </style:style>
    <style:style style:name="T13" style:family="text">
      <style:text-properties fo:language="en" fo:country="US" officeooo:rsid="0037b608"/>
    </style:style>
    <style:style style:name="T14" style:family="text">
      <style:text-properties fo:language="en" fo:country="US" officeooo:rsid="01113c87"/>
    </style:style>
    <style:style style:name="T15" style:family="text">
      <style:text-properties fo:language="en" fo:country="US" officeooo:rsid="0111eb3b"/>
    </style:style>
    <style:style style:name="T16" style:family="text">
      <style:text-properties fo:language="en" fo:country="US" officeooo:rsid="0159c6ce"/>
    </style:style>
    <style:style style:name="T17" style:family="text">
      <style:text-properties fo:language="en" fo:country="US" officeooo:rsid="0164c7b8"/>
    </style:style>
    <style:style style:name="T18" style:family="text">
      <style:text-properties fo:language="en" fo:country="US" officeooo:rsid="01664022"/>
    </style:style>
    <style:style style:name="T19" style:family="text">
      <style:text-properties fo:language="en" fo:country="US" officeooo:rsid="01675abf"/>
    </style:style>
    <style:style style:name="T20" style:family="text">
      <style:text-properties fo:language="en" fo:country="US" officeooo:rsid="0168ff6d"/>
    </style:style>
    <style:style style:name="T21" style:family="text">
      <style:text-properties fo:language="en" fo:country="US" officeooo:rsid="016af43a"/>
    </style:style>
    <style:style style:name="T22" style:family="text">
      <style:text-properties fo:language="en" fo:country="US" officeooo:rsid="016c1074"/>
    </style:style>
    <style:style style:name="T23" style:family="text">
      <style:text-properties fo:language="en" fo:country="US" officeooo:rsid="016de935"/>
    </style:style>
    <style:style style:name="T24" style:family="text">
      <style:text-properties fo:language="en" fo:country="US" officeooo:rsid="01a214be"/>
    </style:style>
    <style:style style:name="T25" style:family="text">
      <style:text-properties fo:language="en" fo:country="US" officeooo:rsid="01b3e2b0"/>
    </style:style>
    <style:style style:name="T26" style:family="text">
      <style:text-properties fo:language="en" fo:country="US" officeooo:rsid="01b8c20e"/>
    </style:style>
    <style:style style:name="T27" style:family="text">
      <style:text-properties fo:language="en" fo:country="US" officeooo:rsid="01bb1091"/>
    </style:style>
    <style:style style:name="T28" style:family="text">
      <style:text-properties fo:language="en" fo:country="US" officeooo:rsid="01bbfaed"/>
    </style:style>
    <style:style style:name="T29" style:family="text">
      <style:text-properties fo:language="en" fo:country="US" officeooo:rsid="01bd17ab"/>
    </style:style>
    <style:style style:name="T30" style:family="text">
      <style:text-properties fo:language="en" fo:country="US" officeooo:rsid="01c02404"/>
    </style:style>
    <style:style style:name="T31" style:family="text">
      <style:text-properties fo:language="en" fo:country="US" officeooo:rsid="01c0bae7"/>
    </style:style>
    <style:style style:name="T32" style:family="text">
      <style:text-properties fo:language="en" fo:country="US" officeooo:rsid="01c1f96b"/>
    </style:style>
    <style:style style:name="T33" style:family="text">
      <style:text-properties fo:language="en" fo:country="US" officeooo:rsid="01cb3010"/>
    </style:style>
    <style:style style:name="T34" style:family="text">
      <style:text-properties fo:language="en" fo:country="US" officeooo:rsid="01cdbdef"/>
    </style:style>
    <style:style style:name="T35" style:family="text">
      <style:text-properties fo:language="el" fo:country="GR"/>
    </style:style>
    <style:style style:name="T36" style:family="text">
      <style:text-properties fo:language="el" fo:country="GR" officeooo:rsid="0037b608"/>
    </style:style>
    <style:style style:name="T37" style:family="text">
      <style:text-properties fo:language="el" fo:country="GR" officeooo:rsid="00bedb8c"/>
    </style:style>
    <style:style style:name="T38" style:family="text">
      <style:text-properties fo:language="el" fo:country="GR" officeooo:rsid="017df665"/>
    </style:style>
    <style:style style:name="T39" style:family="text">
      <style:text-properties officeooo:rsid="000d5279"/>
    </style:style>
    <style:style style:name="T40" style:family="text">
      <style:text-properties officeooo:rsid="001a0e1c"/>
    </style:style>
    <style:style style:name="T41" style:family="text">
      <style:text-properties officeooo:rsid="001adeee"/>
    </style:style>
    <style:style style:name="T42" style:family="text">
      <style:text-properties officeooo:rsid="001d8dff"/>
    </style:style>
    <style:style style:name="T43" style:family="text">
      <style:text-properties officeooo:rsid="0024b34f"/>
    </style:style>
    <style:style style:name="T44" style:family="text">
      <style:text-properties officeooo:rsid="0037b608"/>
    </style:style>
    <style:style style:name="T45" style:family="text">
      <style:text-properties officeooo:rsid="003c8fa4"/>
    </style:style>
    <style:style style:name="T46" style:family="text">
      <style:text-properties officeooo:rsid="004c8ac4"/>
    </style:style>
    <style:style style:name="T47" style:family="text">
      <style:text-properties officeooo:rsid="0050d7e1"/>
    </style:style>
    <style:style style:name="T48" style:family="text">
      <style:text-properties officeooo:rsid="005197f3"/>
    </style:style>
    <style:style style:name="T49" style:family="text">
      <style:text-properties officeooo:rsid="005257ac"/>
    </style:style>
    <style:style style:name="T50" style:family="text">
      <style:text-properties officeooo:rsid="005b4aea"/>
    </style:style>
    <style:style style:name="T51" style:family="text">
      <style:text-properties officeooo:rsid="005e4c0a"/>
    </style:style>
    <style:style style:name="T52" style:family="text">
      <style:text-properties officeooo:rsid="005f1845"/>
    </style:style>
    <style:style style:name="T53" style:family="text">
      <style:text-properties officeooo:rsid="005f7827"/>
    </style:style>
    <style:style style:name="T54" style:family="text">
      <style:text-properties officeooo:rsid="0060a24e"/>
    </style:style>
    <style:style style:name="T55" style:family="text">
      <style:text-properties officeooo:rsid="00612106"/>
    </style:style>
    <style:style style:name="T56" style:family="text">
      <style:text-properties officeooo:rsid="006deafe"/>
    </style:style>
    <style:style style:name="T57" style:family="text">
      <style:text-properties officeooo:rsid="00744dc0"/>
    </style:style>
    <style:style style:name="T58" style:family="text">
      <style:text-properties officeooo:rsid="0075466b"/>
    </style:style>
    <style:style style:name="T59" style:family="text">
      <style:text-properties officeooo:rsid="00ce899e"/>
    </style:style>
    <style:style style:name="T60" style:family="text">
      <style:text-properties officeooo:rsid="00cfa238"/>
    </style:style>
    <style:style style:name="T61" style:family="text">
      <style:text-properties officeooo:rsid="00d04737"/>
    </style:style>
    <style:style style:name="T62" style:family="text">
      <style:text-properties officeooo:rsid="00d1d2c6"/>
    </style:style>
    <style:style style:name="T63" style:family="text">
      <style:text-properties officeooo:rsid="00d32547"/>
    </style:style>
    <style:style style:name="T64" style:family="text">
      <style:text-properties officeooo:rsid="00d517d8"/>
    </style:style>
    <style:style style:name="T65" style:family="text">
      <style:text-properties officeooo:rsid="00d70be5"/>
    </style:style>
    <style:style style:name="T66" style:family="text">
      <style:text-properties officeooo:rsid="011088ea"/>
    </style:style>
    <style:style style:name="T67" style:family="text">
      <style:text-properties officeooo:rsid="01113c87"/>
    </style:style>
    <style:style style:name="T68" style:family="text">
      <style:text-properties officeooo:rsid="0111eb3b"/>
    </style:style>
    <style:style style:name="T69" style:family="text">
      <style:text-properties officeooo:rsid="0157bf92"/>
    </style:style>
    <style:style style:name="T70" style:family="text">
      <style:text-properties officeooo:rsid="015d57de"/>
    </style:style>
    <style:style style:name="T71" style:family="text">
      <style:text-properties officeooo:rsid="0175f436"/>
    </style:style>
    <style:style style:name="T72" style:family="text">
      <style:text-properties officeooo:rsid="01a1fc37"/>
    </style:style>
    <style:style style:name="T73" style:family="text">
      <style:text-properties officeooo:rsid="01a805a5"/>
    </style:style>
    <style:style style:name="T74" style:family="text">
      <style:text-properties officeooo:rsid="01b3e2b0"/>
    </style:style>
    <style:style style:name="T75" style:family="text">
      <style:text-properties officeooo:rsid="01b5bded"/>
    </style:style>
    <style:style style:name="T76" style:family="text">
      <style:text-properties officeooo:rsid="01b6f6de"/>
    </style:style>
    <style:style style:name="T77" style:family="text">
      <style:text-properties officeooo:rsid="01b8c20e"/>
    </style:style>
    <style:style style:name="T78" style:family="text">
      <style:text-properties officeooo:rsid="01bb1091"/>
    </style:style>
    <style:style style:name="T79" style:family="text">
      <style:text-properties officeooo:rsid="01bbfaed"/>
    </style:style>
    <style:style style:name="T80" style:family="text">
      <style:text-properties officeooo:rsid="01c1f96b"/>
    </style:style>
    <style:style style:name="T81" style:family="text">
      <style:text-properties officeooo:rsid="01ca1a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ΙΙ. Ακολουθιακό Πρόγραμμα</text:p>
      <text:p text:style-name="P3"/>
      <text:p text:style-name="P3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40">ακριβώς έξω από αυτόν, </text:span>παίρνουμε <text:span text:style-name="T40">χρόνο 0.838 δευτερολέπτων. Άλλος περιττός επαναϋπολογισμός είναι αυτός των </text:span><text:span text:style-name="T5">fX^2, fY^2 </text:span><text:span text:style-name="T40">και </text:span><text:span text:style-name="T5">f. </text:span><text:span text:style-name="T40">Η βελτιστοποίηση που επιλέξαμε ήταν η εξής:</text:span> <text:span text:style-name="T1"><text:s/></text:span><text:span text:style-name="T40">κρατήσαμε τα </text:span><text:span text:style-name="T5">fX^2 </text:span><text:span text:style-name="T40">και </text:span><text:span text:style-name="T5">fY^2 </text:span><text:span text:style-name="T40">σε δύο διανύσματα μήκους 1</text:span><text:span text:style-name="T5">xn </text:span><text:span text:style-name="T40">και 1</text:span><text:span text:style-name="T5">xm </text:span><text:span text:style-name="T40">αντίστοιχα. Ιδανικά, θα θέλαμε να κρατούσαμε το </text:span><text:span text:style-name="T5">f </text:span><text:span text:style-name="T40">για κάθε θέση του </text:span><text:span text:style-name="T5">nxm </text:span><text:span text:style-name="T40">πίνακα, όμως αυτό είναι ασύμφορο από πλευράς μνήμης, αφού χρειάζεται ένας ακόμη </text:span><text:span text:style-name="T5">nxm </text:span><text:span text:style-name="T40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6">Jacobi SOR </text:span><text:span text:style-name="T41">γίνονται ταυτόχρονα. Κατόπιν, ο βρόχος </text:span><text:span text:style-name="T6">while </text:span><text:span text:style-name="T41">κάνει 39 επαναλήψεις, στις οποίες χρησιμοποιούνται τα στοιχεία από τα διανύσματα </text:span><text:span text:style-name="T6">fXsquared </text:span><text:span text:style-name="T41">και </text:span><text:span text:style-name="T6">fYsquared</text:span><text:span text:style-name="T41">.</text:span></text:p>
      <text:p text:style-name="P3"/>
      <text:p text:style-name="P6">Οι χρόνοι για όλα τα μεγέθη προβλήματος ακολουθούν:</text:p>
      <text:p text:style-name="P2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49">Μέγεθος Προβλήματος</text:p>
          </table:table-cell>
          <table:table-cell table:style-name="Πίνακας1.B1" office:value-type="string">
            <text:p text:style-name="P49">Χρόνος</text:p>
          </table:table-cell>
        </table:table-row>
        <table:table-row>
          <table:table-cell table:style-name="Πίνακας1.A2" office:value-type="string">
            <text:p text:style-name="P1"><text:span text:style-name="T39">840</text:span><text:span text:style-name="T2">x840</text:span></text:p>
          </table:table-cell>
          <table:table-cell table:style-name="Πίνακας1.B2" office:value-type="string">
            <text:p text:style-name="P50"><text:span text:style-name="T2">0.486 </text:span><text:span text:style-name="T5">sec</text:span></text:p>
          </table:table-cell>
        </table:table-row>
        <table:table-row>
          <table:table-cell table:style-name="Πίνακας1.A2" office:value-type="string">
            <text:p text:style-name="P15">1680x1680</text:p>
          </table:table-cell>
          <table:table-cell table:style-name="Πίνακας1.B2" office:value-type="string">
            <text:p text:style-name="P15">1.802 sec</text:p>
          </table:table-cell>
        </table:table-row>
        <table:table-row>
          <table:table-cell table:style-name="Πίνακας1.A2" office:value-type="string">
            <text:p text:style-name="P15">3360x3360</text:p>
          </table:table-cell>
          <table:table-cell table:style-name="Πίνακας1.B2" office:value-type="string">
            <text:p text:style-name="P15">7.064 sec</text:p>
          </table:table-cell>
        </table:table-row>
        <table:table-row>
          <table:table-cell table:style-name="Πίνακας1.A2" office:value-type="string">
            <text:p text:style-name="P16">6720x6720</text:p>
          </table:table-cell>
          <table:table-cell table:style-name="Πίνακας1.B2" office:value-type="string">
            <text:p text:style-name="P16">28.085 sec</text:p>
          </table:table-cell>
        </table:table-row>
        <table:table-row>
          <table:table-cell table:style-name="Πίνακας1.A2" office:value-type="string">
            <text:p text:style-name="P17">13440x13440</text:p>
          </table:table-cell>
          <table:table-cell table:style-name="Πίνακας1.B2" office:value-type="string">
            <text:p text:style-name="P1"><text:span text:style-name="T4">112.305</text:span><text:span text:style-name="T3"> sec</text:span></text:p>
          </table:table-cell>
        </table:table-row>
        <table:table-row>
          <table:table-cell table:style-name="Πίνακας1.A2" office:value-type="string">
            <text:p text:style-name="P18">26880x26880</text:p>
          </table:table-cell>
          <table:table-cell table:style-name="Πίνακας1.B2" office:value-type="string">
            <text:p text:style-name="P18">449.683 sec</text:p>
          </table:table-cell>
        </table:table-row>
      </table:table>
      <text:p text:style-name="P4"/>
      <text:p text:style-name="P5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  <text:p text:style-name="P5"/>
      <text:p text:style-name="P21">ΙΙΙ. Σχεδιασμός <text:span text:style-name="T1">MPI </text:span>Παραλληλοποίησης</text:p>
      <text:p text:style-name="P21"/>
      <text:p text:style-name="P21"><text:span text:style-name="T7">IV. </text:span><text:span text:style-name="T42">Βελτιστοποίηση ΜΡΙ Κώδικα</text:span></text:p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V. <text:span text:style-name="T35">Μετρήσεις ΜΡΙ Κώδικα</text:span></text:p>
      <text:p text:style-name="P22"/>
      <text:p text:style-name="P31">A) <text:span text:style-name="T35">Με την </text:span>MPI_Allreduce <text:span text:style-name="T35">ενεργοποιημένη</text:span></text:p>
      <text:p text:style-name="P32"/>
      <text:p text:style-name="P24"><text:span text:style-name="T35">1) Μέγεθος προβλήματος: 840</text:span>x840</text:p>
      <text:p text:style-name="P24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 table:number-columns-repeated="5"/>
        <table:table-column table:style-name="Πίνακας2.I"/>
        <table:table-row>
          <table:table-cell table:style-name="Πίνακας2.A1" office:value-type="string">
            <text:p text:style-name="P51"># Proc. </text:p>
          </table:table-cell>
          <table:table-cell table:style-name="Πίνακας2.B1" office:value-type="float" office:value="4">
            <text:p text:style-name="P51">4</text:p>
          </table:table-cell>
          <table:table-cell table:style-name="Πίνακας2.B1" office:value-type="float" office:value="9">
            <text:p text:style-name="P51">9</text:p>
          </table:table-cell>
          <table:table-cell table:style-name="Πίνακας2.B1" office:value-type="float" office:value="16">
            <text:p text:style-name="P51">16</text:p>
          </table:table-cell>
          <table:table-cell table:style-name="Πίνακας2.B1" office:value-type="float" office:value="25">
            <text:p text:style-name="P51">25</text:p>
          </table:table-cell>
          <table:table-cell table:style-name="Πίνακας2.B1" office:value-type="float" office:value="36">
            <text:p text:style-name="P51">36</text:p>
          </table:table-cell>
          <table:table-cell table:style-name="Πίνακας2.B1" office:value-type="float" office:value="49">
            <text:p text:style-name="P51">49</text:p>
          </table:table-cell>
          <table:table-cell table:style-name="Πίνακας2.B1" office:value-type="float" office:value="64">
            <text:p text:style-name="P51">64</text:p>
          </table:table-cell>
          <table:table-cell table:style-name="Πίνακας2.I1" office:value-type="float" office:value="80">
            <text:p text:style-name="P51">80</text:p>
          </table:table-cell>
        </table:table-row>
        <table:table-row>
          <table:table-cell table:style-name="Πίνακας2.A2" office:value-type="string">
            <text:p text:style-name="P51">Time(msec)</text:p>
          </table:table-cell>
          <table:table-cell table:style-name="Πίνακας2.B2" office:value-type="float" office:value="132">
            <text:p text:style-name="P130">132</text:p>
          </table:table-cell>
          <table:table-cell table:style-name="Πίνακας2.C2" office:value-type="float" office:value="71">
            <text:p text:style-name="P130">71</text:p>
          </table:table-cell>
          <table:table-cell table:style-name="Πίνακας2.C2" office:value-type="float" office:value="55">
            <text:p text:style-name="P130">55</text:p>
          </table:table-cell>
          <table:table-cell table:style-name="Πίνακας2.C2" office:value-type="float" office:value="64">
            <text:p text:style-name="P130">64</text:p>
          </table:table-cell>
          <table:table-cell table:style-name="Πίνακας2.C2" office:value-type="float" office:value="90">
            <text:p text:style-name="P130">90</text:p>
          </table:table-cell>
          <table:table-cell table:style-name="Πίνακας2.C2" office:value-type="float" office:value="71">
            <text:p text:style-name="P130">71</text:p>
          </table:table-cell>
          <table:table-cell table:style-name="Πίνακας2.C2" office:value-type="float" office:value="52">
            <text:p text:style-name="P130">52</text:p>
          </table:table-cell>
          <table:table-cell table:style-name="Πίνακας2.I2" office:value-type="float" office:value="87">
            <text:p text:style-name="P130">87</text:p>
          </table:table-cell>
        </table:table-row>
        <table:table-row>
          <table:table-cell table:style-name="Πίνακας2.A3" office:value-type="string">
            <text:p text:style-name="P57">Challenge(<text:span text:style-name="T45">msec</text:span>)</text:p>
          </table:table-cell>
          <table:table-cell table:style-name="Πίνακας2.B3" office:value-type="float" office:value="222">
            <text:p text:style-name="P59">222</text:p>
          </table:table-cell>
          <table:table-cell table:style-name="Πίνακας2.C3" office:value-type="float" office:value="119">
            <text:p text:style-name="P59">119</text:p>
          </table:table-cell>
          <table:table-cell table:style-name="Πίνακας2.C3" office:value-type="float" office:value="104">
            <text:p text:style-name="P59">104</text:p>
          </table:table-cell>
          <table:table-cell table:style-name="Πίνακας2.C3" office:value-type="float" office:value="97">
            <text:p text:style-name="P59">97</text:p>
          </table:table-cell>
          <table:table-cell table:style-name="Πίνακας2.C3" office:value-type="float" office:value="97">
            <text:p text:style-name="P59">97</text:p>
          </table:table-cell>
          <table:table-cell table:style-name="Πίνακας2.C3" office:value-type="float" office:value="111">
            <text:p text:style-name="P61">111</text:p>
          </table:table-cell>
          <table:table-cell table:style-name="Πίνακας2.C3" office:value-type="float" office:value="108">
            <text:p text:style-name="P63">108</text:p>
          </table:table-cell>
          <table:table-cell table:style-name="Πίνακας2.I3" office:value-type="float" office:value="108">
            <text:p text:style-name="P65">108</text:p>
          </table:table-cell>
        </table:table-row>
      </table:table>
      <text:p text:style-name="P24"/>
      <text:p text:style-name="P24">2<text:span text:style-name="T35">) Μέγεθος προβλήματος: </text:span>16<text:span text:style-name="T35">80</text:span>x1680</text:p>
      <text:p text:style-name="P24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 table:number-columns-repeated="5"/>
        <table:table-column table:style-name="Πίνακας3.I"/>
        <table:table-row>
          <table:table-cell table:style-name="Πίνακας3.A1" office:value-type="string">
            <text:p text:style-name="P51"># Proc. </text:p>
          </table:table-cell>
          <table:table-cell table:style-name="Πίνακας3.B1" office:value-type="float" office:value="4">
            <text:p text:style-name="P51">4</text:p>
          </table:table-cell>
          <table:table-cell table:style-name="Πίνακας3.B1" office:value-type="float" office:value="9">
            <text:p text:style-name="P51">9</text:p>
          </table:table-cell>
          <table:table-cell table:style-name="Πίνακας3.B1" office:value-type="float" office:value="16">
            <text:p text:style-name="P51">16</text:p>
          </table:table-cell>
          <table:table-cell table:style-name="Πίνακας3.B1" office:value-type="float" office:value="25">
            <text:p text:style-name="P51">25</text:p>
          </table:table-cell>
          <table:table-cell table:style-name="Πίνακας3.B1" office:value-type="float" office:value="36">
            <text:p text:style-name="P51">36</text:p>
          </table:table-cell>
          <table:table-cell table:style-name="Πίνακας3.B1" office:value-type="float" office:value="49">
            <text:p text:style-name="P51">49</text:p>
          </table:table-cell>
          <table:table-cell table:style-name="Πίνακας3.B1" office:value-type="float" office:value="64">
            <text:p text:style-name="P51">64</text:p>
          </table:table-cell>
          <table:table-cell table:style-name="Πίνακας3.I1" office:value-type="float" office:value="80">
            <text:p text:style-name="P51">80</text:p>
          </table:table-cell>
        </table:table-row>
        <table:table-row>
          <table:table-cell table:style-name="Πίνακας3.A2" office:value-type="string">
            <text:p text:style-name="P51">Time(msec)</text:p>
          </table:table-cell>
          <table:table-cell table:style-name="Πίνακας3.B2" office:value-type="float" office:value="513">
            <text:p text:style-name="P131">513</text:p>
          </table:table-cell>
          <table:table-cell table:style-name="Πίνακας3.C2" office:value-type="float" office:value="241">
            <text:p text:style-name="P132">241</text:p>
          </table:table-cell>
          <table:table-cell table:style-name="Πίνακας3.C2" office:value-type="float" office:value="162">
            <text:p text:style-name="P131">162</text:p>
          </table:table-cell>
          <table:table-cell table:style-name="Πίνακας3.C2" office:value-type="float" office:value="128">
            <text:p text:style-name="P131">128</text:p>
          </table:table-cell>
          <table:table-cell table:style-name="Πίνακας3.C2" office:value-type="float" office:value="120">
            <text:p text:style-name="P132">120</text:p>
          </table:table-cell>
          <table:table-cell table:style-name="Πίνακας3.C2" office:value-type="float" office:value="95">
            <text:p text:style-name="P132">95</text:p>
          </table:table-cell>
          <table:table-cell table:style-name="Πίνακας3.C2" office:value-type="float" office:value="80">
            <text:p text:style-name="P132">80</text:p>
          </table:table-cell>
          <table:table-cell table:style-name="Πίνακας3.I2" office:value-type="float" office:value="116">
            <text:p text:style-name="P192"><text:span text:style-name="T8">1</text:span><text:span text:style-name="T1">16</text:span></text:p>
          </table:table-cell>
        </table:table-row>
        <table:table-row>
          <table:table-cell table:style-name="Πίνακας3.A3" office:value-type="string">
            <text:p text:style-name="P57">Challenge(<text:span text:style-name="T45">msec</text:span>)</text:p>
          </table:table-cell>
          <table:table-cell table:style-name="Πίνακας3.B3" office:value-type="float" office:value="865">
            <text:p text:style-name="P81">865</text:p>
          </table:table-cell>
          <table:table-cell table:style-name="Πίνακας3.C3" office:value-type="float" office:value="422">
            <text:p text:style-name="P79">422</text:p>
          </table:table-cell>
          <table:table-cell table:style-name="Πίνακας3.C3" office:value-type="float" office:value="279">
            <text:p text:style-name="P77">279</text:p>
          </table:table-cell>
          <table:table-cell table:style-name="Πίνακας3.C3" office:value-type="float" office:value="217">
            <text:p text:style-name="P75">217</text:p>
          </table:table-cell>
          <table:table-cell table:style-name="Πίνακας3.C3" office:value-type="float" office:value="219">
            <text:p text:style-name="P73">219</text:p>
          </table:table-cell>
          <table:table-cell table:style-name="Πίνακας3.C3" office:value-type="float" office:value="221">
            <text:p text:style-name="P71">221</text:p>
          </table:table-cell>
          <table:table-cell table:style-name="Πίνακας3.C3" office:value-type="float" office:value="218">
            <text:p text:style-name="P69">218</text:p>
          </table:table-cell>
          <table:table-cell table:style-name="Πίνακας3.I3" office:value-type="float" office:value="326">
            <text:p text:style-name="P67">326</text:p>
          </table:table-cell>
        </table:table-row>
      </table:table>
      <text:p text:style-name="P25"/>
      <text:p text:style-name="P24"/>
      <text:p text:style-name="P24">3<text:span text:style-name="T35">) Μέγεθος προβλήματος: </text:span>336<text:span text:style-name="T35">0</text:span>x3360</text:p>
      <text:p text:style-name="P26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 table:number-columns-repeated="5"/>
        <table:table-column table:style-name="Πίνακας4.I"/>
        <table:table-row>
          <table:table-cell table:style-name="Πίνακας4.A1" office:value-type="string">
            <text:p text:style-name="P52"># Proc. </text:p>
          </table:table-cell>
          <table:table-cell table:style-name="Πίνακας4.B1" office:value-type="float" office:value="4">
            <text:p text:style-name="P52">4</text:p>
          </table:table-cell>
          <table:table-cell table:style-name="Πίνακας4.B1" office:value-type="float" office:value="9">
            <text:p text:style-name="P52">9</text:p>
          </table:table-cell>
          <table:table-cell table:style-name="Πίνακας4.B1" office:value-type="float" office:value="16">
            <text:p text:style-name="P52">16</text:p>
          </table:table-cell>
          <table:table-cell table:style-name="Πίνακας4.B1" office:value-type="float" office:value="25">
            <text:p text:style-name="P52">25</text:p>
          </table:table-cell>
          <table:table-cell table:style-name="Πίνακας4.B1" office:value-type="float" office:value="36">
            <text:p text:style-name="P52">36</text:p>
          </table:table-cell>
          <table:table-cell table:style-name="Πίνακας4.B1" office:value-type="float" office:value="49">
            <text:p text:style-name="P52">49</text:p>
          </table:table-cell>
          <table:table-cell table:style-name="Πίνακας4.B1" office:value-type="float" office:value="64">
            <text:p text:style-name="P52">64</text:p>
          </table:table-cell>
          <table:table-cell table:style-name="Πίνακας4.I1" office:value-type="float" office:value="80">
            <text:p text:style-name="P52">80</text:p>
          </table:table-cell>
        </table:table-row>
        <table:table-row>
          <table:table-cell table:style-name="Πίνακας4.A2" office:value-type="string">
            <text:p text:style-name="P52">Time(<text:span text:style-name="T43">sec, </text:span>msec)</text:p>
          </table:table-cell>
          <table:table-cell table:style-name="Πίνακας4.B2" office:value-type="float" office:value="1.989">
            <text:p text:style-name="P199">1,989</text:p>
          </table:table-cell>
          <table:table-cell table:style-name="Πίνακας4.B2" office:value-type="float" office:value="1.179">
            <text:p text:style-name="P199">1,179</text:p>
          </table:table-cell>
          <table:table-cell table:style-name="Πίνακας4.B2" office:value-type="float" office:value="0.926">
            <text:p text:style-name="P199">0,926</text:p>
          </table:table-cell>
          <table:table-cell table:style-name="Πίνακας4.B2" office:value-type="float" office:value="0.56">
            <text:p text:style-name="P199">0,560</text:p>
          </table:table-cell>
          <table:table-cell table:style-name="Πίνακας4.B2" office:value-type="float" office:value="0.423">
            <text:p text:style-name="P199">0,423</text:p>
          </table:table-cell>
          <table:table-cell table:style-name="Πίνακας4.B2" office:value-type="float" office:value="0.257">
            <text:p text:style-name="P199">0,257</text:p>
          </table:table-cell>
          <table:table-cell table:style-name="Πίνακας4.B2" office:value-type="float" office:value="0.194">
            <text:p text:style-name="P199">0,194</text:p>
          </table:table-cell>
          <table:table-cell table:style-name="Πίνακας4.I2" office:value-type="float" office:value="0.19">
            <text:p text:style-name="P199">0,190</text:p>
          </table:table-cell>
        </table:table-row>
        <table:table-row>
          <table:table-cell table:style-name="Πίνακας4.A3" office:value-type="string">
            <text:p text:style-name="P57">Challenge(<text:span text:style-name="T45">sec</text:span>)</text:p>
          </table:table-cell>
          <table:table-cell table:style-name="Πίνακας4.B3" office:value-type="float" office:value="3.413">
            <text:p text:style-name="P84">3,413</text:p>
          </table:table-cell>
          <table:table-cell table:style-name="Πίνακας4.B3" office:value-type="float" office:value="1.631">
            <text:p text:style-name="P82">1,63<text:span text:style-name="T46">1</text:span></text:p>
          </table:table-cell>
          <table:table-cell table:style-name="Πίνακας4.B3" office:value-type="float" office:value="1.054">
            <text:p text:style-name="P77"><text:span text:style-name="T47">1</text:span>,<text:span text:style-name="T48">054</text:span></text:p>
          </table:table-cell>
          <table:table-cell table:style-name="Πίνακας4.B3" office:value-type="float" office:value="0.762">
            <text:p text:style-name="P75"><text:span text:style-name="T49">0</text:span>,<text:span text:style-name="T49">762</text:span></text:p>
          </table:table-cell>
          <table:table-cell table:style-name="Πίνακας4.B3" office:value-type="float" office:value="0.596">
            <text:p text:style-name="P86">0,596</text:p>
          </table:table-cell>
          <table:table-cell table:style-name="Πίνακας4.B3" office:value-type="float" office:value="0.543">
            <text:p text:style-name="P88">0,543</text:p>
          </table:table-cell>
          <table:table-cell table:style-name="Πίνακας4.B3" office:value-type="float" office:value="0.503">
            <text:p text:style-name="P90">0,503</text:p>
          </table:table-cell>
          <table:table-cell table:style-name="Πίνακας4.I3" office:value-type="float" office:value="0.505">
            <text:p text:style-name="P92">0,505</text:p>
          </table:table-cell>
        </table:table-row>
      </table:table>
      <text:p text:style-name="P26"/>
      <text:p text:style-name="P24">4<text:span text:style-name="T35">) Μέγεθος προβλήματος: </text:span>672<text:span text:style-name="T35">0</text:span>x6720</text:p>
      <text:p text:style-name="P27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 table:number-columns-repeated="5"/>
        <table:table-column table:style-name="Πίνακας5.I"/>
        <table:table-row>
          <table:table-cell table:style-name="Πίνακας5.A1" office:value-type="string">
            <text:p text:style-name="P53"># Proc. </text:p>
          </table:table-cell>
          <table:table-cell table:style-name="Πίνακας5.B1" office:value-type="float" office:value="4">
            <text:p text:style-name="P53">4</text:p>
          </table:table-cell>
          <table:table-cell table:style-name="Πίνακας5.B1" office:value-type="float" office:value="9">
            <text:p text:style-name="P53">9</text:p>
          </table:table-cell>
          <table:table-cell table:style-name="Πίνακας5.B1" office:value-type="float" office:value="16">
            <text:p text:style-name="P53">16</text:p>
          </table:table-cell>
          <table:table-cell table:style-name="Πίνακας5.B1" office:value-type="float" office:value="25">
            <text:p text:style-name="P53">25</text:p>
          </table:table-cell>
          <table:table-cell table:style-name="Πίνακας5.B1" office:value-type="float" office:value="36">
            <text:p text:style-name="P53">36</text:p>
          </table:table-cell>
          <table:table-cell table:style-name="Πίνακας5.B1" office:value-type="float" office:value="49">
            <text:p text:style-name="P53">49</text:p>
          </table:table-cell>
          <table:table-cell table:style-name="Πίνακας5.B1" office:value-type="float" office:value="64">
            <text:p text:style-name="P53">64</text:p>
          </table:table-cell>
          <table:table-cell table:style-name="Πίνακας5.I1" office:value-type="float" office:value="80">
            <text:p text:style-name="P53">80</text:p>
          </table:table-cell>
        </table:table-row>
        <table:table-row>
          <table:table-cell table:style-name="Πίνακας5.A2" office:value-type="string">
            <text:p text:style-name="P53">Time(<text:span text:style-name="T43">sec, </text:span>msec)</text:p>
          </table:table-cell>
          <table:table-cell table:style-name="Πίνακας5.B2" office:value-type="float" office:value="7.838">
            <text:p text:style-name="P200">7,83<text:span text:style-name="T59">8</text:span></text:p>
          </table:table-cell>
          <table:table-cell table:style-name="Πίνακας5.B2" office:value-type="float" office:value="4.656">
            <text:p text:style-name="P200">4,6<text:span text:style-name="T59">56</text:span></text:p>
          </table:table-cell>
          <table:table-cell table:style-name="Πίνακας5.B2" office:value-type="float" office:value="3.549">
            <text:p text:style-name="P200">3,5<text:span text:style-name="T60">49</text:span></text:p>
          </table:table-cell>
          <table:table-cell table:style-name="Πίνακας5.B2" office:value-type="float" office:value="2.168">
            <text:p text:style-name="P200">2,1<text:span text:style-name="T61">68</text:span></text:p>
          </table:table-cell>
          <table:table-cell table:style-name="Πίνακας5.B2" office:value-type="float" office:value="1.64">
            <text:p text:style-name="P200">1,<text:span text:style-name="T62">640</text:span></text:p>
          </table:table-cell>
          <table:table-cell table:style-name="Πίνακας5.B2" office:value-type="float" office:value="1.153">
            <text:p text:style-name="P200">1,<text:span text:style-name="T63">153</text:span></text:p>
          </table:table-cell>
          <table:table-cell table:style-name="Πίνακας5.B2" office:value-type="float" office:value="0.956">
            <text:p text:style-name="P201">0,<text:span text:style-name="T64">956</text:span></text:p>
          </table:table-cell>
          <table:table-cell table:style-name="Πίνακας5.I2" office:value-type="float" office:value="0.801">
            <text:p text:style-name="P201">0,<text:span text:style-name="T65">801</text:span></text:p>
          </table:table-cell>
        </table:table-row>
        <table:table-row>
          <table:table-cell table:style-name="Πίνακας5.A3" office:value-type="string">
            <text:p text:style-name="P57">Challenge(<text:span text:style-name="T45">sec</text:span>)</text:p>
          </table:table-cell>
          <table:table-cell table:style-name="Πίνακας5.B3" office:value-type="float" office:value="13.58">
            <text:p text:style-name="P84">13,580</text:p>
          </table:table-cell>
          <table:table-cell table:style-name="Πίνακας5.B3" office:value-type="float" office:value="6.398">
            <text:p text:style-name="P82"><text:span text:style-name="T55">6</text:span>,<text:span text:style-name="T55">398</text:span></text:p>
          </table:table-cell>
          <table:table-cell table:style-name="Πίνακας5.B3" office:value-type="float" office:value="4.033">
            <text:p text:style-name="P77"><text:span text:style-name="T54">4</text:span>,<text:span text:style-name="T48">033</text:span></text:p>
          </table:table-cell>
          <table:table-cell table:style-name="Πίνακας5.B3" office:value-type="float" office:value="2.796">
            <text:p text:style-name="P75"><text:span text:style-name="T53">2</text:span>,<text:span text:style-name="T49">796</text:span></text:p>
          </table:table-cell>
          <table:table-cell table:style-name="Πίνακας5.B3" office:value-type="float" office:value="2.265">
            <text:p text:style-name="P86"><text:span text:style-name="T52">2</text:span>,<text:span text:style-name="T52">265</text:span></text:p>
          </table:table-cell>
          <table:table-cell table:style-name="Πίνακας5.B3" office:value-type="float" office:value="2.002">
            <text:p text:style-name="P88"><text:span text:style-name="T51">2</text:span>,<text:span text:style-name="T51">002</text:span></text:p>
          </table:table-cell>
          <table:table-cell table:style-name="Πίνακας5.B3" office:value-type="float" office:value="1.768">
            <text:p text:style-name="P94">1,768</text:p>
          </table:table-cell>
          <table:table-cell table:style-name="Πίνακας5.I3" office:value-type="float" office:value="1.614">
            <text:p text:style-name="P92"><text:span text:style-name="T50">1</text:span>,<text:span text:style-name="T50">614</text:span></text:p>
          </table:table-cell>
        </table:table-row>
      </table:table>
      <text:p text:style-name="P27"/>
      <text:p text:style-name="P24">5<text:span text:style-name="T35">) Μέγεθος προβλήματος: </text:span>134<text:span text:style-name="T35">40</text:span>x13440</text:p>
      <text:p text:style-name="P24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 table:number-columns-repeated="4"/>
        <table:table-column table:style-name="Πίνακας6.I"/>
        <table:table-row>
          <table:table-cell table:style-name="Πίνακας6.A1" office:value-type="string">
            <text:p text:style-name="P54"># Proc. </text:p>
          </table:table-cell>
          <table:table-cell table:style-name="Πίνακας6.B1" office:value-type="float" office:value="4">
            <text:p text:style-name="P54">4</text:p>
          </table:table-cell>
          <table:table-cell table:style-name="Πίνακας6.B1" office:value-type="float" office:value="9">
            <text:p text:style-name="P54">9</text:p>
          </table:table-cell>
          <table:table-cell table:style-name="Πίνακας6.B1" office:value-type="float" office:value="16">
            <text:p text:style-name="P54">16</text:p>
          </table:table-cell>
          <table:table-cell table:style-name="Πίνακας6.B1" office:value-type="float" office:value="25">
            <text:p text:style-name="P54">25</text:p>
          </table:table-cell>
          <table:table-cell table:style-name="Πίνακας6.B1" office:value-type="float" office:value="36">
            <text:p text:style-name="P54">36</text:p>
          </table:table-cell>
          <table:table-cell table:style-name="Πίνακας6.B1" office:value-type="float" office:value="49">
            <text:p text:style-name="P54">49</text:p>
          </table:table-cell>
          <table:table-cell table:style-name="Πίνακας6.B1" office:value-type="float" office:value="64">
            <text:p text:style-name="P54">64</text:p>
          </table:table-cell>
          <table:table-cell table:style-name="Πίνακας6.I1" office:value-type="float" office:value="80">
            <text:p text:style-name="P54">80</text:p>
          </table:table-cell>
        </table:table-row>
        <table:table-row>
          <table:table-cell table:style-name="Πίνακας6.A2" office:value-type="string">
            <text:p text:style-name="P54">Time(<text:span text:style-name="T43">sec, </text:span>msec)</text:p>
          </table:table-cell>
          <table:table-cell table:style-name="Πίνακας6.B2" office:value-type="float" office:value="31.204">
            <text:p text:style-name="P202">31,204</text:p>
          </table:table-cell>
          <table:table-cell table:style-name="Πίνακας6.B2" office:value-type="float" office:value="18.43">
            <text:p text:style-name="P202">18,430</text:p>
          </table:table-cell>
          <table:table-cell table:style-name="Πίνακας6.B2" office:value-type="float" office:value="14.023">
            <text:p text:style-name="P202">14,023</text:p>
          </table:table-cell>
          <table:table-cell table:style-name="Πίνακας6.B2" office:value-type="float" office:value="8.428">
            <text:p text:style-name="P202">8,428</text:p>
          </table:table-cell>
          <table:table-cell table:style-name="Πίνακας6.B2" office:value-type="float" office:value="6.308">
            <text:p text:style-name="P202">6,308</text:p>
          </table:table-cell>
          <table:table-cell table:style-name="Πίνακας6.B2" office:value-type="float" office:value="4.356">
            <text:p text:style-name="P202">4,356</text:p>
          </table:table-cell>
          <table:table-cell table:style-name="Πίνακας6.B2" office:value-type="float" office:value="3.597">
            <text:p text:style-name="P202">3,597</text:p>
          </table:table-cell>
          <table:table-cell table:style-name="Πίνακας6.I2" office:value-type="float" office:value="2.897">
            <text:p text:style-name="P202">2,897</text:p>
          </table:table-cell>
        </table:table-row>
        <table:table-row>
          <table:table-cell table:style-name="Πίνακας6.A3" office:value-type="string">
            <text:p text:style-name="P96">Challenge(sec)</text:p>
          </table:table-cell>
          <table:table-cell table:style-name="Πίνακας6.B3" office:value-type="float" office:value="54.22">
            <text:p text:style-name="P98">54,220</text:p>
          </table:table-cell>
          <table:table-cell table:style-name="Πίνακας6.B3" office:value-type="float" office:value="25.418">
            <text:p text:style-name="P100">25,418</text:p>
          </table:table-cell>
          <table:table-cell table:style-name="Πίνακας6.B3" office:value-type="float" office:value="15.84">
            <text:p text:style-name="P102">15,840</text:p>
          </table:table-cell>
          <table:table-cell table:style-name="Πίνακας6.B3" office:value-type="float" office:value="10.841">
            <text:p text:style-name="P104">10,841</text:p>
          </table:table-cell>
          <table:table-cell table:style-name="Πίνακας6.B3" office:value-type="float" office:value="8.57">
            <text:p text:style-name="P106">8,570</text:p>
          </table:table-cell>
          <table:table-cell table:style-name="Πίνακας6.B3" office:value-type="float" office:value="7.593">
            <text:p text:style-name="P108">7,593</text:p>
          </table:table-cell>
          <table:table-cell table:style-name="Πίνακας6.B3" office:value-type="float" office:value="6.65">
            <text:p text:style-name="P110">6,<text:span text:style-name="T56">650</text:span></text:p>
          </table:table-cell>
          <table:table-cell table:style-name="Πίνακας6.I3" office:value-type="float" office:value="5.913">
            <text:p text:style-name="P112"><text:span text:style-name="T57">5</text:span>,<text:span text:style-name="T57">913</text:span></text:p>
          </table:table-cell>
        </table:table-row>
      </table:table>
      <text:p text:style-name="P28"/>
      <text:p text:style-name="P24">6<text:span text:style-name="T35">) Μέγεθος προβλήματος: </text:span>2688<text:span text:style-name="T35">0</text:span>x26880</text:p>
      <text:p text:style-name="P29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column table:style-name="Πίνακας7.D"/>
        <table:table-column table:style-name="Πίνακας7.E"/>
        <table:table-column table:style-name="Πίνακας7.F" table:number-columns-repeated="3"/>
        <table:table-column table:style-name="Πίνακας7.I"/>
        <table:table-row>
          <table:table-cell table:style-name="Πίνακας7.A1" office:value-type="string">
            <text:p text:style-name="P55"># Proc. </text:p>
          </table:table-cell>
          <table:table-cell table:style-name="Πίνακας7.B1" office:value-type="float" office:value="4">
            <text:p text:style-name="P55">4</text:p>
          </table:table-cell>
          <table:table-cell table:style-name="Πίνακας7.B1" office:value-type="float" office:value="9">
            <text:p text:style-name="P55">9</text:p>
          </table:table-cell>
          <table:table-cell table:style-name="Πίνακας7.B1" office:value-type="float" office:value="16">
            <text:p text:style-name="P55">16</text:p>
          </table:table-cell>
          <table:table-cell table:style-name="Πίνακας7.B1" office:value-type="float" office:value="25">
            <text:p text:style-name="P55">25</text:p>
          </table:table-cell>
          <table:table-cell table:style-name="Πίνακας7.B1" office:value-type="float" office:value="36">
            <text:p text:style-name="P55">36</text:p>
          </table:table-cell>
          <table:table-cell table:style-name="Πίνακας7.B1" office:value-type="float" office:value="49">
            <text:p text:style-name="P55">49</text:p>
          </table:table-cell>
          <table:table-cell table:style-name="Πίνακας7.B1" office:value-type="float" office:value="64">
            <text:p text:style-name="P55">64</text:p>
          </table:table-cell>
          <table:table-cell table:style-name="Πίνακας7.I1" office:value-type="float" office:value="80">
            <text:p text:style-name="P55">80</text:p>
          </table:table-cell>
        </table:table-row>
        <table:table-row>
          <table:table-cell table:style-name="Πίνακας7.A2" office:value-type="string">
            <text:p text:style-name="P55">Time(<text:span text:style-name="T43">sec, </text:span>msec)</text:p>
          </table:table-cell>
          <table:table-cell table:style-name="Πίνακας7.B2" office:value-type="float" office:value="126.594">
            <text:p text:style-name="P203">126,594</text:p>
          </table:table-cell>
          <table:table-cell table:style-name="Πίνακας7.B2" office:value-type="float" office:value="73.795">
            <text:p text:style-name="P203">73,795</text:p>
          </table:table-cell>
          <table:table-cell table:style-name="Πίνακας7.B2" office:value-type="float" office:value="55.917">
            <text:p text:style-name="P203">55,917</text:p>
          </table:table-cell>
          <table:table-cell table:style-name="Πίνακας7.B2" office:value-type="float" office:value="33.36">
            <text:p text:style-name="P203">33,360</text:p>
          </table:table-cell>
          <table:table-cell table:style-name="Πίνακας7.B2" office:value-type="float" office:value="24.914">
            <text:p text:style-name="P203">24,914</text:p>
          </table:table-cell>
          <table:table-cell table:style-name="Πίνακας7.B2" office:value-type="float" office:value="17.192">
            <text:p text:style-name="P203">17,192</text:p>
          </table:table-cell>
          <table:table-cell table:style-name="Πίνακας7.B2" office:value-type="float" office:value="14.083">
            <text:p text:style-name="P203">14,083</text:p>
          </table:table-cell>
          <table:table-cell table:style-name="Πίνακας7.I2" office:value-type="float" office:value="11.314">
            <text:p text:style-name="P203">11,314</text:p>
          </table:table-cell>
        </table:table-row>
        <table:table-row>
          <table:table-cell table:style-name="Πίνακας7.A3" office:value-type="string">
            <text:p text:style-name="P114">Challenge(sec)</text:p>
          </table:table-cell>
          <table:table-cell table:style-name="Πίνακας7.B3" office:value-type="float" office:value="216.962">
            <text:p text:style-name="P128">216,962</text:p>
          </table:table-cell>
          <table:table-cell table:style-name="Πίνακας7.B3" office:value-type="float" office:value="101.604">
            <text:p text:style-name="P126">101,604</text:p>
          </table:table-cell>
          <table:table-cell table:style-name="Πίνακας7.B3" office:value-type="float" office:value="63.314">
            <text:p text:style-name="P124">63,314</text:p>
          </table:table-cell>
          <table:table-cell table:style-name="Πίνακας7.B3" office:value-type="float" office:value="42.723">
            <text:p text:style-name="P122">42,723</text:p>
          </table:table-cell>
          <table:table-cell table:style-name="Πίνακας7.B3" office:value-type="float" office:value="33.665">
            <text:p text:style-name="P120">33,665</text:p>
          </table:table-cell>
          <table:table-cell table:style-name="Πίνακας7.B3" office:value-type="float" office:value="29.507">
            <text:p text:style-name="P118">29,507</text:p>
          </table:table-cell>
          <table:table-cell table:style-name="Πίνακας7.B3" office:value-type="float" office:value="25.767">
            <text:p text:style-name="P116">25,767</text:p>
          </table:table-cell>
          <table:table-cell table:style-name="Πίνακας7.I3" office:value-type="float" office:value="22.914">
            <text:p text:style-name="P114"><text:span text:style-name="T58">22</text:span>,<text:span text:style-name="T58">914</text:span></text:p>
          </table:table-cell>
        </table:table-row>
      </table:table>
      <text:p text:style-name="P44"/>
      <text:p text:style-name="P33"/>
      <text:p text:style-name="P33"/>
      <text:p text:style-name="P33"/>
      <text:p text:style-name="P33"/>
      <text:p text:style-name="P45"><text:soft-page-break/>Η επιτάχυνση και η αποδοτικότητα του προγράμματος με την εντολή <text:span text:style-name="T1">Allreduce </text:span><text:span text:style-name="T35">ενεργοποιημένη για όλα τα μεγέθη προβλήματος, έχει ως εξής:</text:span></text:p>
      <text:p text:style-name="P7"/>
      <table:table table:name="Πίνακας8" table:style-name="Πίνακας8">
        <table:table-column table:style-name="Πίνακας8.A"/>
        <table:table-column table:style-name="Πίνακας8.B"/>
        <table:table-column table:style-name="Πίνακας8.C"/>
        <table:table-column table:style-name="Πίνακας8.D" table:number-columns-repeated="5"/>
        <table:table-column table:style-name="Πίνακας8.I"/>
        <table:table-row>
          <table:table-cell table:style-name="Πίνακας8.A1" table:number-columns-spanned="9" office:value-type="string">
            <text:p text:style-name="P263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8.A2" office:value-type="string">
            <text:p text:style-name="P260"># <text:span text:style-name="T1">Proc.<text:line-break/>_____<text:line-break/>Problem Size</text:span></text:p>
          </table:table-cell>
          <table:table-cell table:style-name="Πίνακας8.B2" office:value-type="float" office:value="4">
            <text:p text:style-name="P225">4</text:p>
          </table:table-cell>
          <table:table-cell table:style-name="Πίνακας8.B2" office:value-type="float" office:value="9">
            <text:p text:style-name="P225">9</text:p>
          </table:table-cell>
          <table:table-cell table:style-name="Πίνακας8.B2" office:value-type="float" office:value="16">
            <text:p text:style-name="P225">16</text:p>
          </table:table-cell>
          <table:table-cell table:style-name="Πίνακας8.B2" office:value-type="float" office:value="25">
            <text:p text:style-name="P225">25</text:p>
          </table:table-cell>
          <table:table-cell table:style-name="Πίνακας8.B2" office:value-type="float" office:value="36">
            <text:p text:style-name="P225">36</text:p>
          </table:table-cell>
          <table:table-cell table:style-name="Πίνακας8.B2" office:value-type="float" office:value="49">
            <text:p text:style-name="P225">49</text:p>
          </table:table-cell>
          <table:table-cell table:style-name="Πίνακας8.B2" office:value-type="float" office:value="64">
            <text:p text:style-name="P225">64</text:p>
          </table:table-cell>
          <table:table-cell table:style-name="Πίνακας8.I2" office:value-type="float" office:value="80">
            <text:p text:style-name="P225">80</text:p>
          </table:table-cell>
        </table:table-row>
        <table:table-row>
          <table:table-cell table:style-name="Πίνακας8.A2" office:value-type="string">
            <text:p text:style-name="P225">840x840</text:p>
          </table:table-cell>
          <table:table-cell table:style-name="Πίνακας8.B3" office:value-type="float" office:value="3.68">
            <text:p text:style-name="P267">3,68</text:p>
          </table:table-cell>
          <table:table-cell table:style-name="Πίνακας8.B3" office:value-type="float" office:value="6.84">
            <text:p text:style-name="P268">6,84</text:p>
          </table:table-cell>
          <table:table-cell table:style-name="Πίνακας8.B2" office:value-type="float" office:value="8.83">
            <text:p text:style-name="P204">8,83</text:p>
          </table:table-cell>
          <table:table-cell table:style-name="Πίνακας8.B2" office:value-type="float" office:value="7.59">
            <text:p text:style-name="P204">7,59</text:p>
          </table:table-cell>
          <table:table-cell table:style-name="Πίνακας8.B2" office:value-type="float" office:value="5.4">
            <text:p text:style-name="P205">5,4</text:p>
          </table:table-cell>
          <table:table-cell table:style-name="Πίνακας8.B2" office:value-type="float" office:value="6.84">
            <text:p text:style-name="P206">6,84</text:p>
          </table:table-cell>
          <table:table-cell table:style-name="Πίνακας8.B2" office:value-type="float" office:value="9.34">
            <text:p text:style-name="P207">9,34</text:p>
          </table:table-cell>
          <table:table-cell table:style-name="Πίνακας8.I2" office:value-type="float" office:value="5.58">
            <text:p text:style-name="P207">5,58</text:p>
          </table:table-cell>
        </table:table-row>
        <table:table-row>
          <table:table-cell table:style-name="Πίνακας8.A2" office:value-type="string">
            <text:p text:style-name="P225">1680x1680</text:p>
          </table:table-cell>
          <table:table-cell table:style-name="Πίνακας8.B3" office:value-type="float" office:value="3.51">
            <text:p text:style-name="P208">3,51</text:p>
          </table:table-cell>
          <table:table-cell table:style-name="Πίνακας8.B3" office:value-type="float" office:value="7.47">
            <text:p text:style-name="P209">7,47</text:p>
          </table:table-cell>
          <table:table-cell table:style-name="Πίνακας8.B3" office:value-type="float" office:value="11.12">
            <text:p text:style-name="P210">11,12</text:p>
          </table:table-cell>
          <table:table-cell table:style-name="Πίνακας8.B3" office:value-type="float" office:value="14.07">
            <text:p text:style-name="P211">14,07</text:p>
          </table:table-cell>
          <table:table-cell table:style-name="Πίνακας8.B3" office:value-type="float" office:value="15.01">
            <text:p text:style-name="P212">15,01</text:p>
          </table:table-cell>
          <table:table-cell table:style-name="Πίνακας8.B3" office:value-type="float" office:value="18.96">
            <text:p text:style-name="P213">18,96</text:p>
          </table:table-cell>
          <table:table-cell table:style-name="Πίνακας8.B3" office:value-type="float" office:value="22.5">
            <text:p text:style-name="P214">22,50</text:p>
          </table:table-cell>
          <table:table-cell table:style-name="Πίνακας8.I4" office:value-type="float" office:value="15.53">
            <text:p text:style-name="P215">15,53</text:p>
          </table:table-cell>
        </table:table-row>
        <table:table-row>
          <table:table-cell table:style-name="Πίνακας8.A2" office:value-type="string">
            <text:p text:style-name="P225">3360x3360</text:p>
          </table:table-cell>
          <table:table-cell table:style-name="Πίνακας8.B3" office:value-type="float" office:value="3.55">
            <text:p text:style-name="P216">3,55</text:p>
          </table:table-cell>
          <table:table-cell table:style-name="Πίνακας8.B3" office:value-type="float" office:value="5.99">
            <text:p text:style-name="P217">5,99</text:p>
          </table:table-cell>
          <table:table-cell table:style-name="Πίνακας8.B3" office:value-type="float" office:value="7.62">
            <text:p text:style-name="P218">7,62</text:p>
          </table:table-cell>
          <table:table-cell table:style-name="Πίνακας8.B3" office:value-type="float" office:value="12.61">
            <text:p text:style-name="P219">12,61</text:p>
          </table:table-cell>
          <table:table-cell table:style-name="Πίνακας8.B3" office:value-type="float" office:value="16.69">
            <text:p text:style-name="P220">16,69</text:p>
          </table:table-cell>
          <table:table-cell table:style-name="Πίνακας8.B3" office:value-type="float" office:value="27.48">
            <text:p text:style-name="P221">27,48</text:p>
          </table:table-cell>
          <table:table-cell table:style-name="Πίνακας8.B3" office:value-type="float" office:value="36.41">
            <text:p text:style-name="P222">36,41</text:p>
          </table:table-cell>
          <table:table-cell table:style-name="Πίνακας8.I4" office:value-type="float" office:value="37.17">
            <text:p text:style-name="P222">37,17</text:p>
          </table:table-cell>
        </table:table-row>
        <table:table-row>
          <table:table-cell table:style-name="Πίνακας8.A2" office:value-type="string">
            <text:p text:style-name="P225">6720x6720</text:p>
          </table:table-cell>
          <table:table-cell table:style-name="Πίνακας8.B3" office:value-type="float" office:value="3.58">
            <text:p text:style-name="P223">3,58</text:p>
          </table:table-cell>
          <table:table-cell table:style-name="Πίνακας8.B3" office:value-type="float" office:value="6.03">
            <text:p text:style-name="P200">6,03</text:p>
          </table:table-cell>
          <table:table-cell table:style-name="Πίνακας8.B3" office:value-type="float" office:value="7.91">
            <text:p text:style-name="P224">7,91</text:p>
          </table:table-cell>
          <table:table-cell table:style-name="Πίνακας8.B3" office:value-type="float" office:value="12.95">
            <text:p text:style-name="P133">12,95</text:p>
          </table:table-cell>
          <table:table-cell table:style-name="Πίνακας8.B3" office:value-type="float" office:value="17.12">
            <text:p text:style-name="P134">17,12</text:p>
          </table:table-cell>
          <table:table-cell table:style-name="Πίνακας8.B3" office:value-type="float" office:value="24.35">
            <text:p text:style-name="P135">24,35</text:p>
          </table:table-cell>
          <table:table-cell table:style-name="Πίνακας8.B3" office:value-type="float" office:value="29.37">
            <text:p text:style-name="P136">29,37</text:p>
          </table:table-cell>
          <table:table-cell table:style-name="Πίνακας8.I4" office:value-type="float" office:value="35.06">
            <text:p text:style-name="P136">35,06</text:p>
          </table:table-cell>
        </table:table-row>
        <table:table-row>
          <table:table-cell table:style-name="Πίνακας8.A2" office:value-type="string">
            <text:p text:style-name="P225">13440x13440</text:p>
          </table:table-cell>
          <table:table-cell table:style-name="Πίνακας8.B3" office:value-type="float" office:value="3.59">
            <text:p text:style-name="P137">3,59</text:p>
          </table:table-cell>
          <table:table-cell table:style-name="Πίνακας8.B3" office:value-type="float" office:value="6.09">
            <text:p text:style-name="P138">6,09</text:p>
          </table:table-cell>
          <table:table-cell table:style-name="Πίνακας8.B3" office:value-type="float" office:value="8">
            <text:p text:style-name="P139">8,00</text:p>
          </table:table-cell>
          <table:table-cell table:style-name="Πίνακας8.B3" office:value-type="float" office:value="13.32">
            <text:p text:style-name="P140">13,32</text:p>
          </table:table-cell>
          <table:table-cell table:style-name="Πίνακας8.B3" office:value-type="float" office:value="17.8">
            <text:p text:style-name="P140">17,80</text:p>
          </table:table-cell>
          <table:table-cell table:style-name="Πίνακας8.B3" office:value-type="float" office:value="25.78">
            <text:p text:style-name="P141">25,78</text:p>
          </table:table-cell>
          <table:table-cell table:style-name="Πίνακας8.B3" office:value-type="float" office:value="31.22">
            <text:p text:style-name="P137">31,22</text:p>
          </table:table-cell>
          <table:table-cell table:style-name="Πίνακας8.I4" office:value-type="float" office:value="38.76">
            <text:p text:style-name="P142">38,76</text:p>
          </table:table-cell>
        </table:table-row>
        <table:table-row>
          <table:table-cell table:style-name="Πίνακας8.A2" office:value-type="string">
            <text:p text:style-name="P225">26880x26880</text:p>
          </table:table-cell>
          <table:table-cell table:style-name="Πίνακας8.B3" office:value-type="float" office:value="3.55">
            <text:p text:style-name="P228">3,55</text:p>
          </table:table-cell>
          <table:table-cell table:style-name="Πίνακας8.B3" office:value-type="float" office:value="6.09">
            <text:p text:style-name="P229">6,09</text:p>
          </table:table-cell>
          <table:table-cell table:style-name="Πίνακας8.B3" office:value-type="float" office:value="8.04">
            <text:p text:style-name="P230">8,04</text:p>
          </table:table-cell>
          <table:table-cell table:style-name="Πίνακας8.B3" office:value-type="float" office:value="13.47">
            <text:p text:style-name="P230">13,47</text:p>
          </table:table-cell>
          <table:table-cell table:style-name="Πίνακας8.B3" office:value-type="float" office:value="18.04">
            <text:p text:style-name="P230">18,04</text:p>
          </table:table-cell>
          <table:table-cell table:style-name="Πίνακας8.B3" office:value-type="float" office:value="26.15">
            <text:p text:style-name="P230">26,15</text:p>
          </table:table-cell>
          <table:table-cell table:style-name="Πίνακας8.B3" office:value-type="float" office:value="31.93">
            <text:p text:style-name="P230">31,93</text:p>
          </table:table-cell>
          <table:table-cell table:style-name="Πίνακας8.I4" office:value-type="float" office:value="39.74">
            <text:p text:style-name="P230">39,74</text:p>
          </table:table-cell>
        </table:table-row>
      </table:table>
      <text:p text:style-name="P7"/>
      <text:p text:style-name="P34"/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column table:style-name="Πίνακας9.D" table:number-columns-repeated="5"/>
        <table:table-column table:style-name="Πίνακας9.I"/>
        <table:table-row>
          <table:table-cell table:style-name="Πίνακας9.A1" table:number-columns-spanned="9" office:value-type="string">
            <text:p text:style-name="P265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9.A2" office:value-type="string">
            <text:p text:style-name="P261"># <text:span text:style-name="T1">Proc.<text:line-break/>_____<text:line-break/>Problem Size</text:span></text:p>
          </table:table-cell>
          <table:table-cell table:style-name="Πίνακας9.B2" office:value-type="float" office:value="4">
            <text:p text:style-name="P245">4</text:p>
          </table:table-cell>
          <table:table-cell table:style-name="Πίνακας9.B2" office:value-type="float" office:value="9">
            <text:p text:style-name="P245">9</text:p>
          </table:table-cell>
          <table:table-cell table:style-name="Πίνακας9.B2" office:value-type="float" office:value="16">
            <text:p text:style-name="P245">16</text:p>
          </table:table-cell>
          <table:table-cell table:style-name="Πίνακας9.B2" office:value-type="float" office:value="25">
            <text:p text:style-name="P245">25</text:p>
          </table:table-cell>
          <table:table-cell table:style-name="Πίνακας9.B2" office:value-type="float" office:value="36">
            <text:p text:style-name="P245">36</text:p>
          </table:table-cell>
          <table:table-cell table:style-name="Πίνακας9.B2" office:value-type="float" office:value="49">
            <text:p text:style-name="P226">49</text:p>
          </table:table-cell>
          <table:table-cell table:style-name="Πίνακας9.B2" office:value-type="float" office:value="64">
            <text:p text:style-name="P226">64</text:p>
          </table:table-cell>
          <table:table-cell table:style-name="Πίνακας9.I2" office:value-type="float" office:value="80">
            <text:p text:style-name="P226">80</text:p>
          </table:table-cell>
        </table:table-row>
        <table:table-row>
          <table:table-cell table:style-name="Πίνακας9.A2" office:value-type="string">
            <text:p text:style-name="P226">840x840</text:p>
          </table:table-cell>
          <table:table-cell table:style-name="Πίνακας9.B3" office:value-type="float" office:value="0.92">
            <text:p text:style-name="P243">0,92</text:p>
          </table:table-cell>
          <table:table-cell table:style-name="Πίνακας9.B3" office:value-type="float" office:value="0.76">
            <text:p text:style-name="P242">0,76</text:p>
          </table:table-cell>
          <table:table-cell table:style-name="Πίνακας9.B3" office:value-type="float" office:value="0.55">
            <text:p text:style-name="P241">0,55</text:p>
          </table:table-cell>
          <table:table-cell table:style-name="Πίνακας9.B3" office:value-type="float" office:value="0.3">
            <text:p text:style-name="P240">0,30</text:p>
          </table:table-cell>
          <table:table-cell table:style-name="Πίνακας9.B3" office:value-type="float" office:value="0.15">
            <text:p text:style-name="P240">0,15</text:p>
          </table:table-cell>
          <table:table-cell table:style-name="Πίνακας9.B3" office:value-type="float" office:value="0.13">
            <text:p text:style-name="P236">0,13</text:p>
          </table:table-cell>
          <table:table-cell table:style-name="Πίνακας9.B3" office:value-type="float" office:value="0.14">
            <text:p text:style-name="P236">0,14</text:p>
          </table:table-cell>
          <table:table-cell table:style-name="Πίνακας9.I3" office:value-type="float" office:value="0.06">
            <text:p text:style-name="P237">0,06</text:p>
          </table:table-cell>
        </table:table-row>
        <table:table-row>
          <table:table-cell table:style-name="Πίνακας9.A2" office:value-type="string">
            <text:p text:style-name="P226">1680x1680</text:p>
          </table:table-cell>
          <table:table-cell table:style-name="Πίνακας9.B3" office:value-type="float" office:value="0.87">
            <text:p text:style-name="P243">0,87</text:p>
          </table:table-cell>
          <table:table-cell table:style-name="Πίνακας9.B3" office:value-type="float" office:value="0.83">
            <text:p text:style-name="P242">0,83</text:p>
          </table:table-cell>
          <table:table-cell table:style-name="Πίνακας9.B3" office:value-type="float" office:value="0.69">
            <text:p text:style-name="P241">0,69</text:p>
          </table:table-cell>
          <table:table-cell table:style-name="Πίνακας9.B3" office:value-type="float" office:value="0.56">
            <text:p text:style-name="P240">0,56</text:p>
          </table:table-cell>
          <table:table-cell table:style-name="Πίνακας9.B3" office:value-type="float" office:value="0.41">
            <text:p text:style-name="P240">0,41</text:p>
          </table:table-cell>
          <table:table-cell table:style-name="Πίνακας9.B3" office:value-type="float" office:value="0.38">
            <text:p text:style-name="P236">0,38</text:p>
          </table:table-cell>
          <table:table-cell table:style-name="Πίνακας9.B3" office:value-type="float" office:value="0.35">
            <text:p text:style-name="P236">0,35</text:p>
          </table:table-cell>
          <table:table-cell table:style-name="Πίνακας9.I3" office:value-type="float" office:value="0.19">
            <text:p text:style-name="P237">0,19</text:p>
          </table:table-cell>
        </table:table-row>
        <table:table-row>
          <table:table-cell table:style-name="Πίνακας9.A2" office:value-type="string">
            <text:p text:style-name="P226">3360x3360</text:p>
          </table:table-cell>
          <table:table-cell table:style-name="Πίνακας9.B3" office:value-type="float" office:value="0.88">
            <text:p text:style-name="P243">0,88</text:p>
          </table:table-cell>
          <table:table-cell table:style-name="Πίνακας9.B3" office:value-type="float" office:value="0.66">
            <text:p text:style-name="P242">0,66</text:p>
          </table:table-cell>
          <table:table-cell table:style-name="Πίνακας9.B3" office:value-type="float" office:value="0.47">
            <text:p text:style-name="P241">0,47</text:p>
          </table:table-cell>
          <table:table-cell table:style-name="Πίνακας9.B3" office:value-type="float" office:value="0.5">
            <text:p text:style-name="P240">0,50</text:p>
          </table:table-cell>
          <table:table-cell table:style-name="Πίνακας9.B3" office:value-type="float" office:value="0.46">
            <text:p text:style-name="P240">0,46</text:p>
          </table:table-cell>
          <table:table-cell table:style-name="Πίνακας9.B3" office:value-type="float" office:value="0.56">
            <text:p text:style-name="P236">0,56</text:p>
          </table:table-cell>
          <table:table-cell table:style-name="Πίνακας9.B3" office:value-type="float" office:value="0.56">
            <text:p text:style-name="P236">0,56</text:p>
          </table:table-cell>
          <table:table-cell table:style-name="Πίνακας9.I3" office:value-type="float" office:value="0.46">
            <text:p text:style-name="P237">0,46</text:p>
          </table:table-cell>
        </table:table-row>
        <table:table-row>
          <table:table-cell table:style-name="Πίνακας9.A2" office:value-type="string">
            <text:p text:style-name="P226">6720x6720</text:p>
          </table:table-cell>
          <table:table-cell table:style-name="Πίνακας9.B2" office:value-type="float" office:value="0.89">
            <text:p text:style-name="P243">0,89</text:p>
          </table:table-cell>
          <table:table-cell table:style-name="Πίνακας9.B3" office:value-type="float" office:value="0.67">
            <text:p text:style-name="P242">0,67</text:p>
          </table:table-cell>
          <table:table-cell table:style-name="Πίνακας9.B3" office:value-type="float" office:value="0.49">
            <text:p text:style-name="P241">0,49</text:p>
          </table:table-cell>
          <table:table-cell table:style-name="Πίνακας9.B3" office:value-type="float" office:value="0.51">
            <text:p text:style-name="P240">0,51</text:p>
          </table:table-cell>
          <table:table-cell table:style-name="Πίνακας9.B3" office:value-type="float" office:value="0.47">
            <text:p text:style-name="P240">0,47</text:p>
          </table:table-cell>
          <table:table-cell table:style-name="Πίνακας9.B3" office:value-type="float" office:value="0.49">
            <text:p text:style-name="P236">0,49</text:p>
          </table:table-cell>
          <table:table-cell table:style-name="Πίνακας9.B3" office:value-type="float" office:value="0.45">
            <text:p text:style-name="P236">0,45</text:p>
          </table:table-cell>
          <table:table-cell table:style-name="Πίνακας9.I3" office:value-type="float" office:value="0.43">
            <text:p text:style-name="P237">0,43</text:p>
          </table:table-cell>
        </table:table-row>
        <table:table-row>
          <table:table-cell table:style-name="Πίνακας9.A2" office:value-type="string">
            <text:p text:style-name="P226">13440x13440</text:p>
          </table:table-cell>
          <table:table-cell table:style-name="Πίνακας9.B3" office:value-type="float" office:value="0.89">
            <text:p text:style-name="P243">0,89</text:p>
          </table:table-cell>
          <table:table-cell table:style-name="Πίνακας9.B3" office:value-type="float" office:value="0.67">
            <text:p text:style-name="P242">0,67</text:p>
          </table:table-cell>
          <table:table-cell table:style-name="Πίνακας9.B3" office:value-type="float" office:value="0.5">
            <text:p text:style-name="P241">0,50</text:p>
          </table:table-cell>
          <table:table-cell table:style-name="Πίνακας9.B3" office:value-type="float" office:value="0.53">
            <text:p text:style-name="P240">0,53</text:p>
          </table:table-cell>
          <table:table-cell table:style-name="Πίνακας9.B3" office:value-type="float" office:value="0.49">
            <text:p text:style-name="P240">0,49</text:p>
          </table:table-cell>
          <table:table-cell table:style-name="Πίνακας9.B3" office:value-type="float" office:value="0.52">
            <text:p text:style-name="P236">0,52</text:p>
          </table:table-cell>
          <table:table-cell table:style-name="Πίνακας9.B3" office:value-type="float" office:value="0.48">
            <text:p text:style-name="P236">0,48</text:p>
          </table:table-cell>
          <table:table-cell table:style-name="Πίνακας9.I3" office:value-type="float" office:value="0.48">
            <text:p text:style-name="P238">0,48</text:p>
          </table:table-cell>
        </table:table-row>
        <table:table-row table:style-name="Πίνακας9.8">
          <table:table-cell table:style-name="Πίνακας9.A2" office:value-type="string">
            <text:p text:style-name="P226">26880x26880</text:p>
          </table:table-cell>
          <table:table-cell table:style-name="Πίνακας9.B3" office:value-type="float" office:value="0.88">
            <text:p text:style-name="P231">0,88</text:p>
          </table:table-cell>
          <table:table-cell table:style-name="Πίνακας9.B3" office:value-type="float" office:value="0.67">
            <text:p text:style-name="P233">0,67</text:p>
          </table:table-cell>
          <table:table-cell table:style-name="Πίνακας9.B3" office:value-type="float" office:value="0.5">
            <text:p text:style-name="P234">0,50</text:p>
          </table:table-cell>
          <table:table-cell table:style-name="Πίνακας9.B3" office:value-type="float" office:value="0.53">
            <text:p text:style-name="P235">0,53</text:p>
          </table:table-cell>
          <table:table-cell table:style-name="Πίνακας9.B3" office:value-type="float" office:value="0.5">
            <text:p text:style-name="P235">0,50</text:p>
          </table:table-cell>
          <table:table-cell table:style-name="Πίνακας9.B3" office:value-type="float" office:value="0.53">
            <text:p text:style-name="P239">0,53</text:p>
          </table:table-cell>
          <table:table-cell table:style-name="Πίνακας9.B3" office:value-type="float" office:value="0.49">
            <text:p text:style-name="P236">0,49</text:p>
          </table:table-cell>
          <table:table-cell table:style-name="Πίνακας9.I3" office:value-type="float" office:value="0.49">
            <text:p text:style-name="P238">0,49</text:p>
          </table:table-cell>
        </table:table-row>
      </table:table>
      <text:p text:style-name="P19"/>
      <text:p text:style-name="P9">Το πρόγραμμα δεν κλιμακώνει. Ας πάρουμε το εξής παράδειγμα: Για 4 διεργασίες και για μέγεθος προβλήματος 3360<text:span text:style-name="T1">x3360, </text:span>έχουμε αποδοτικότητα ίση με 0,88. Διπλασιάζοντας την πλευρά του τετραγώνου, τετραπλασιάζουμε το μέγεθος του προβλήματος, άρα το μέγεθος 6720x6720 είναι 4 φορές μεγαλύτερο από το προηγούμενο. Τετραπλασιάζοντας και τον αριθμό των διεργασιών, παρατηρούμε ότι η απόδοση πέφτει στο 0,49. <text:span text:style-name="T1"><text:s/></text:span><text:span text:style-name="T66">Όμως, για μέγεθος προβλήματος 13440x13440 και 64 διεργασίες, παρατηρούμε ότι η αποδοτικότητα παρουσιάζει σχεδόν αμελητέα πτώση, πηγαίνοντας στο 0,48. Επομένως, παρατηρούμε κάποιο </text:span><text:span text:style-name="T14">weak scaling </text:span><text:span text:style-name="T67">για μεγαλύτερα μεγέθη προβλήματος και περισσότερες διεργασίες, αλλά για τα περισσότερα μεγέθη προβλήματος, ο τετραπλασιασμός των διεργασιών δεν διατηρεί την απόδοση σε σταθερά επίπεδα. Ένα ακόμη παράδειγμα προς αυτή την κατεύθυνση είναι η πτώση της απόδοσης από 0,92 σε 0,69 από 4 διεργασίες για 840</text:span><text:span text:style-name="T15">x840 </text:span><text:span text:style-name="T68">σε 16 διεργασίες για 1680x1680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text:span text:style-name="T44">Β) Με την </text:span><text:span text:style-name="T13">MPI_Allreduce </text:span><text:span text:style-name="T36">απενεργοποιημένη</text:span></text:p>
      <text:p text:style-name="P10"/>
      <text:p text:style-name="P30"><text:span text:style-name="T35">1) Μέγεθος προβλήματος: 840</text:span>x840</text:p>
      <text:p text:style-name="P30"/>
      <table:table table:name="Πίνακας10" table:style-name="Πίνακας10">
        <table:table-column table:style-name="Πίνακας10.A"/>
        <table:table-column table:style-name="Πίνακας10.B"/>
        <table:table-column table:style-name="Πίνακας10.C"/>
        <table:table-column table:style-name="Πίνακας10.D" table:number-columns-repeated="5"/>
        <table:table-column table:style-name="Πίνακας10.I"/>
        <table:table-row>
          <table:table-cell table:style-name="Πίνακας10.A1" office:value-type="string">
            <text:p text:style-name="P56"># Proc. </text:p>
          </table:table-cell>
          <table:table-cell table:style-name="Πίνακας10.B1" office:value-type="float" office:value="4">
            <text:p text:style-name="P56">4</text:p>
          </table:table-cell>
          <table:table-cell table:style-name="Πίνακας10.B1" office:value-type="float" office:value="9">
            <text:p text:style-name="P56">9</text:p>
          </table:table-cell>
          <table:table-cell table:style-name="Πίνακας10.B1" office:value-type="float" office:value="16">
            <text:p text:style-name="P56">16</text:p>
          </table:table-cell>
          <table:table-cell table:style-name="Πίνακας10.B1" office:value-type="float" office:value="25">
            <text:p text:style-name="P56">25</text:p>
          </table:table-cell>
          <table:table-cell table:style-name="Πίνακας10.B1" office:value-type="float" office:value="36">
            <text:p text:style-name="P56">36</text:p>
          </table:table-cell>
          <table:table-cell table:style-name="Πίνακας10.B1" office:value-type="float" office:value="49">
            <text:p text:style-name="P56">49</text:p>
          </table:table-cell>
          <table:table-cell table:style-name="Πίνακας10.B1" office:value-type="float" office:value="64">
            <text:p text:style-name="P56">64</text:p>
          </table:table-cell>
          <table:table-cell table:style-name="Πίνακας10.I1" office:value-type="float" office:value="80">
            <text:p text:style-name="P56">80</text:p>
          </table:table-cell>
        </table:table-row>
        <table:table-row>
          <table:table-cell table:style-name="Πίνακας10.A2" office:value-type="string">
            <text:p text:style-name="P56">Time(msec)</text:p>
          </table:table-cell>
          <table:table-cell table:style-name="Πίνακας10.B2" office:value-type="float" office:value="122">
            <text:p text:style-name="P143">122</text:p>
          </table:table-cell>
          <table:table-cell table:style-name="Πίνακας10.C2" office:value-type="float" office:value="63">
            <text:p text:style-name="P143">63</text:p>
          </table:table-cell>
          <table:table-cell table:style-name="Πίνακας10.C2" office:value-type="float" office:value="54">
            <text:p text:style-name="P143">54</text:p>
          </table:table-cell>
          <table:table-cell table:style-name="Πίνακας10.C2" office:value-type="float" office:value="55">
            <text:p text:style-name="P143">55</text:p>
          </table:table-cell>
          <table:table-cell table:style-name="Πίνακας10.C2" office:value-type="float" office:value="51">
            <text:p text:style-name="P143">51</text:p>
          </table:table-cell>
          <table:table-cell table:style-name="Πίνακας10.C2" office:value-type="float" office:value="42">
            <text:p text:style-name="P143">42</text:p>
          </table:table-cell>
          <table:table-cell table:style-name="Πίνακας10.C2" office:value-type="float" office:value="42">
            <text:p text:style-name="P143">42</text:p>
          </table:table-cell>
          <table:table-cell table:style-name="Πίνακας10.I2" office:value-type="float" office:value="61">
            <text:p text:style-name="P143">61</text:p>
          </table:table-cell>
        </table:table-row>
        <table:table-row>
          <table:table-cell table:style-name="Πίνακας10.A3" office:value-type="string">
            <text:p text:style-name="P58">Challenge(<text:span text:style-name="T45">msec</text:span>)</text:p>
          </table:table-cell>
          <table:table-cell table:style-name="Πίνακας10.B3" office:value-type="float" office:value="222">
            <text:p text:style-name="P60">222</text:p>
          </table:table-cell>
          <table:table-cell table:style-name="Πίνακας10.C3" office:value-type="float" office:value="119">
            <text:p text:style-name="P60">119</text:p>
          </table:table-cell>
          <table:table-cell table:style-name="Πίνακας10.C3" office:value-type="float" office:value="104">
            <text:p text:style-name="P60">104</text:p>
          </table:table-cell>
          <table:table-cell table:style-name="Πίνακας10.C3" office:value-type="float" office:value="97">
            <text:p text:style-name="P60">97</text:p>
          </table:table-cell>
          <table:table-cell table:style-name="Πίνακας10.C3" office:value-type="float" office:value="97">
            <text:p text:style-name="P60">97</text:p>
          </table:table-cell>
          <table:table-cell table:style-name="Πίνακας10.C3" office:value-type="float" office:value="111">
            <text:p text:style-name="P62">111</text:p>
          </table:table-cell>
          <table:table-cell table:style-name="Πίνακας10.C3" office:value-type="float" office:value="108">
            <text:p text:style-name="P64">108</text:p>
          </table:table-cell>
          <table:table-cell table:style-name="Πίνακας10.I3" office:value-type="float" office:value="108">
            <text:p text:style-name="P66">108</text:p>
          </table:table-cell>
        </table:table-row>
      </table:table>
      <text:p text:style-name="P30"/>
      <text:p text:style-name="P30"/>
      <text:p text:style-name="P30">2<text:span text:style-name="T35">) Μέγεθος προβλήματος: </text:span>16<text:span text:style-name="T35">80</text:span>x1680</text:p>
      <text:p text:style-name="P30"/>
      <table:table table:name="Πίνακας11" table:style-name="Πίνακας11">
        <table:table-column table:style-name="Πίνακας11.A"/>
        <table:table-column table:style-name="Πίνακας11.B"/>
        <table:table-column table:style-name="Πίνακας11.C"/>
        <table:table-column table:style-name="Πίνακας11.D" table:number-columns-repeated="5"/>
        <table:table-column table:style-name="Πίνακας11.I"/>
        <table:table-row>
          <table:table-cell table:style-name="Πίνακας11.A1" office:value-type="string">
            <text:p text:style-name="P56"># Proc. </text:p>
          </table:table-cell>
          <table:table-cell table:style-name="Πίνακας11.B1" office:value-type="float" office:value="4">
            <text:p text:style-name="P56">4</text:p>
          </table:table-cell>
          <table:table-cell table:style-name="Πίνακας11.B1" office:value-type="float" office:value="9">
            <text:p text:style-name="P56">9</text:p>
          </table:table-cell>
          <table:table-cell table:style-name="Πίνακας11.B1" office:value-type="float" office:value="16">
            <text:p text:style-name="P56">16</text:p>
          </table:table-cell>
          <table:table-cell table:style-name="Πίνακας11.B1" office:value-type="float" office:value="25">
            <text:p text:style-name="P56">25</text:p>
          </table:table-cell>
          <table:table-cell table:style-name="Πίνακας11.B1" office:value-type="float" office:value="36">
            <text:p text:style-name="P56">36</text:p>
          </table:table-cell>
          <table:table-cell table:style-name="Πίνακας11.B1" office:value-type="float" office:value="49">
            <text:p text:style-name="P56">49</text:p>
          </table:table-cell>
          <table:table-cell table:style-name="Πίνακας11.B1" office:value-type="float" office:value="64">
            <text:p text:style-name="P56">64</text:p>
          </table:table-cell>
          <table:table-cell table:style-name="Πίνακας11.I1" office:value-type="float" office:value="80">
            <text:p text:style-name="P56">80</text:p>
          </table:table-cell>
        </table:table-row>
        <table:table-row>
          <table:table-cell table:style-name="Πίνακας11.A2" office:value-type="string">
            <text:p text:style-name="P56">Time(msec)</text:p>
          </table:table-cell>
          <table:table-cell table:style-name="Πίνακας11.B2" office:value-type="float" office:value="502">
            <text:p text:style-name="P144">502</text:p>
          </table:table-cell>
          <table:table-cell table:style-name="Πίνακας11.C2" office:value-type="float" office:value="231">
            <text:p text:style-name="P144">231</text:p>
          </table:table-cell>
          <table:table-cell table:style-name="Πίνακας11.C2" office:value-type="float" office:value="144">
            <text:p text:style-name="P144">144</text:p>
          </table:table-cell>
          <table:table-cell table:style-name="Πίνακας11.C2" office:value-type="float" office:value="101">
            <text:p text:style-name="P144">101</text:p>
          </table:table-cell>
          <table:table-cell table:style-name="Πίνακας11.C2" office:value-type="float" office:value="91">
            <text:p text:style-name="P144">91</text:p>
          </table:table-cell>
          <table:table-cell table:style-name="Πίνακας11.C2" office:value-type="float" office:value="79">
            <text:p text:style-name="P144">79</text:p>
          </table:table-cell>
          <table:table-cell table:style-name="Πίνακας11.C2" office:value-type="float" office:value="64">
            <text:p text:style-name="P144">64</text:p>
          </table:table-cell>
          <table:table-cell table:style-name="Πίνακας11.I2" office:value-type="float" office:value="75">
            <text:p text:style-name="P193"><text:span text:style-name="T8">7</text:span><text:span text:style-name="T1">5</text:span></text:p>
          </table:table-cell>
        </table:table-row>
        <table:table-row>
          <table:table-cell table:style-name="Πίνακας11.A3" office:value-type="string">
            <text:p text:style-name="P58">Challenge(<text:span text:style-name="T45">msec</text:span>)</text:p>
          </table:table-cell>
          <table:table-cell table:style-name="Πίνακας11.B3" office:value-type="float" office:value="865">
            <text:p text:style-name="P83">865</text:p>
          </table:table-cell>
          <table:table-cell table:style-name="Πίνακας11.C3" office:value-type="float" office:value="422">
            <text:p text:style-name="P80">422</text:p>
          </table:table-cell>
          <table:table-cell table:style-name="Πίνακας11.C3" office:value-type="float" office:value="279">
            <text:p text:style-name="P78">279</text:p>
          </table:table-cell>
          <table:table-cell table:style-name="Πίνακας11.C3" office:value-type="float" office:value="217">
            <text:p text:style-name="P76">217</text:p>
          </table:table-cell>
          <table:table-cell table:style-name="Πίνακας11.C3" office:value-type="float" office:value="219">
            <text:p text:style-name="P74">219</text:p>
          </table:table-cell>
          <table:table-cell table:style-name="Πίνακας11.C3" office:value-type="float" office:value="221">
            <text:p text:style-name="P72">221</text:p>
          </table:table-cell>
          <table:table-cell table:style-name="Πίνακας11.C3" office:value-type="float" office:value="218">
            <text:p text:style-name="P70">218</text:p>
          </table:table-cell>
          <table:table-cell table:style-name="Πίνακας11.I3" office:value-type="float" office:value="326">
            <text:p text:style-name="P68">326</text:p>
          </table:table-cell>
        </table:table-row>
      </table:table>
      <text:p text:style-name="P30"/>
      <text:p text:style-name="P30"/>
      <text:p text:style-name="P30">3<text:span text:style-name="T35">) Μέγεθος προβλήματος: </text:span>336<text:span text:style-name="T35">0</text:span>x3360</text:p>
      <text:p text:style-name="P30"/>
      <table:table table:name="Πίνακας12" table:style-name="Πίνακας12">
        <table:table-column table:style-name="Πίνακας12.A"/>
        <table:table-column table:style-name="Πίνακας12.B"/>
        <table:table-column table:style-name="Πίνακας12.C"/>
        <table:table-column table:style-name="Πίνακας12.D" table:number-columns-repeated="5"/>
        <table:table-column table:style-name="Πίνακας12.I"/>
        <table:table-row>
          <table:table-cell table:style-name="Πίνακας12.A1" office:value-type="string">
            <text:p text:style-name="P56"># Proc. </text:p>
          </table:table-cell>
          <table:table-cell table:style-name="Πίνακας12.B1" office:value-type="float" office:value="4">
            <text:p text:style-name="P56">4</text:p>
          </table:table-cell>
          <table:table-cell table:style-name="Πίνακας12.B1" office:value-type="float" office:value="9">
            <text:p text:style-name="P56">9</text:p>
          </table:table-cell>
          <table:table-cell table:style-name="Πίνακας12.B1" office:value-type="float" office:value="16">
            <text:p text:style-name="P56">16</text:p>
          </table:table-cell>
          <table:table-cell table:style-name="Πίνακας12.B1" office:value-type="float" office:value="25">
            <text:p text:style-name="P56">25</text:p>
          </table:table-cell>
          <table:table-cell table:style-name="Πίνακας12.B1" office:value-type="float" office:value="36">
            <text:p text:style-name="P56">36</text:p>
          </table:table-cell>
          <table:table-cell table:style-name="Πίνακας12.B1" office:value-type="float" office:value="49">
            <text:p text:style-name="P56">49</text:p>
          </table:table-cell>
          <table:table-cell table:style-name="Πίνακας12.B1" office:value-type="float" office:value="64">
            <text:p text:style-name="P56">64</text:p>
          </table:table-cell>
          <table:table-cell table:style-name="Πίνακας12.I1" office:value-type="float" office:value="80">
            <text:p text:style-name="P56">80</text:p>
          </table:table-cell>
        </table:table-row>
        <table:table-row>
          <table:table-cell table:style-name="Πίνακας12.A2" office:value-type="string">
            <text:p text:style-name="P56">Time(<text:span text:style-name="T43">sec, </text:span>msec)</text:p>
          </table:table-cell>
          <table:table-cell table:style-name="Πίνακας12.B2" office:value-type="float" office:value="1.982">
            <text:p text:style-name="P145">1,982</text:p>
          </table:table-cell>
          <table:table-cell table:style-name="Πίνακας12.B2" office:value-type="float" office:value="1.127">
            <text:p text:style-name="P146">1,127</text:p>
          </table:table-cell>
          <table:table-cell table:style-name="Πίνακας12.B2" office:value-type="float" office:value="0.885">
            <text:p text:style-name="P147">0,885</text:p>
          </table:table-cell>
          <table:table-cell table:style-name="Πίνακας12.B2" office:value-type="float" office:value="0.522">
            <text:p text:style-name="P147">0,522</text:p>
          </table:table-cell>
          <table:table-cell table:style-name="Πίνακας12.B2" office:value-type="float" office:value="0.378">
            <text:p text:style-name="P147">0,378</text:p>
          </table:table-cell>
          <table:table-cell table:style-name="Πίνακας12.B2" office:value-type="float" office:value="0.214">
            <text:p text:style-name="P147">0,214</text:p>
          </table:table-cell>
          <table:table-cell table:style-name="Πίνακας12.B2" office:value-type="float" office:value="0.154">
            <text:p text:style-name="P147">0,154</text:p>
          </table:table-cell>
          <table:table-cell table:style-name="Πίνακας12.I2" office:value-type="float" office:value="0.147">
            <text:p text:style-name="P194"><text:span text:style-name="T9">0,</text:span><text:span text:style-name="T1">147</text:span></text:p>
          </table:table-cell>
        </table:table-row>
        <table:table-row>
          <table:table-cell table:style-name="Πίνακας12.A3" office:value-type="string">
            <text:p text:style-name="P58">Challenge(<text:span text:style-name="T45">sec</text:span>)</text:p>
          </table:table-cell>
          <table:table-cell table:style-name="Πίνακας12.B3" office:value-type="float" office:value="3.413">
            <text:p text:style-name="P85">3,413</text:p>
          </table:table-cell>
          <table:table-cell table:style-name="Πίνακας12.B3" office:value-type="float" office:value="1.631">
            <text:p text:style-name="P83">1,63<text:span text:style-name="T46">1</text:span></text:p>
          </table:table-cell>
          <table:table-cell table:style-name="Πίνακας12.B3" office:value-type="float" office:value="1.054">
            <text:p text:style-name="P78"><text:span text:style-name="T47">1</text:span>,<text:span text:style-name="T48">054</text:span></text:p>
          </table:table-cell>
          <table:table-cell table:style-name="Πίνακας12.B3" office:value-type="float" office:value="0.762">
            <text:p text:style-name="P76"><text:span text:style-name="T49">0</text:span>,<text:span text:style-name="T49">762</text:span></text:p>
          </table:table-cell>
          <table:table-cell table:style-name="Πίνακας12.B3" office:value-type="float" office:value="0.596">
            <text:p text:style-name="P87">0,596</text:p>
          </table:table-cell>
          <table:table-cell table:style-name="Πίνακας12.B3" office:value-type="float" office:value="0.543">
            <text:p text:style-name="P89">0,543</text:p>
          </table:table-cell>
          <table:table-cell table:style-name="Πίνακας12.B3" office:value-type="float" office:value="0.503">
            <text:p text:style-name="P91">0,503</text:p>
          </table:table-cell>
          <table:table-cell table:style-name="Πίνακας12.I3" office:value-type="float" office:value="0.505">
            <text:p text:style-name="P93">0,505</text:p>
          </table:table-cell>
        </table:table-row>
      </table:table>
      <text:p text:style-name="P30"/>
      <text:p text:style-name="P30">4<text:span text:style-name="T35">) Μέγεθος προβλήματος: </text:span>672<text:span text:style-name="T35">0</text:span>x6720</text:p>
      <text:p text:style-name="P30"/>
      <table:table table:name="Πίνακας13" table:style-name="Πίνακας13">
        <table:table-column table:style-name="Πίνακας13.A"/>
        <table:table-column table:style-name="Πίνακας13.B"/>
        <table:table-column table:style-name="Πίνακας13.C"/>
        <table:table-column table:style-name="Πίνακας13.D" table:number-columns-repeated="5"/>
        <table:table-column table:style-name="Πίνακας13.I"/>
        <table:table-row>
          <table:table-cell table:style-name="Πίνακας13.A1" office:value-type="string">
            <text:p text:style-name="P56"># Proc. </text:p>
          </table:table-cell>
          <table:table-cell table:style-name="Πίνακας13.B1" office:value-type="float" office:value="4">
            <text:p text:style-name="P56">4</text:p>
          </table:table-cell>
          <table:table-cell table:style-name="Πίνακας13.B1" office:value-type="float" office:value="9">
            <text:p text:style-name="P56">9</text:p>
          </table:table-cell>
          <table:table-cell table:style-name="Πίνακας13.B1" office:value-type="float" office:value="16">
            <text:p text:style-name="P56">16</text:p>
          </table:table-cell>
          <table:table-cell table:style-name="Πίνακας13.B1" office:value-type="float" office:value="25">
            <text:p text:style-name="P56">25</text:p>
          </table:table-cell>
          <table:table-cell table:style-name="Πίνακας13.B1" office:value-type="float" office:value="36">
            <text:p text:style-name="P56">36</text:p>
          </table:table-cell>
          <table:table-cell table:style-name="Πίνακας13.B1" office:value-type="float" office:value="49">
            <text:p text:style-name="P56">49</text:p>
          </table:table-cell>
          <table:table-cell table:style-name="Πίνακας13.B1" office:value-type="float" office:value="64">
            <text:p text:style-name="P56">64</text:p>
          </table:table-cell>
          <table:table-cell table:style-name="Πίνακας13.I1" office:value-type="float" office:value="80">
            <text:p text:style-name="P56">80</text:p>
          </table:table-cell>
        </table:table-row>
        <table:table-row>
          <table:table-cell table:style-name="Πίνακας13.A2" office:value-type="string">
            <text:p text:style-name="P56">Time(<text:span text:style-name="T43">sec, </text:span>msec)</text:p>
          </table:table-cell>
          <table:table-cell table:style-name="Πίνακας13.B2" office:value-type="float" office:value="7.83">
            <text:p text:style-name="P148">7,830</text:p>
          </table:table-cell>
          <table:table-cell table:style-name="Πίνακας13.B2" office:value-type="float" office:value="4.567">
            <text:p text:style-name="P148">4,567</text:p>
          </table:table-cell>
          <table:table-cell table:style-name="Πίνακας13.B2" office:value-type="float" office:value="3.526">
            <text:p text:style-name="P148">3,526</text:p>
          </table:table-cell>
          <table:table-cell table:style-name="Πίνακας13.B2" office:value-type="float" office:value="2.115">
            <text:p text:style-name="P148">2,115</text:p>
          </table:table-cell>
          <table:table-cell table:style-name="Πίνακας13.B2" office:value-type="float" office:value="1.597">
            <text:p text:style-name="P148">1,597</text:p>
          </table:table-cell>
          <table:table-cell table:style-name="Πίνακας13.B2" office:value-type="float" office:value="1.083">
            <text:p text:style-name="P148">1,083</text:p>
          </table:table-cell>
          <table:table-cell table:style-name="Πίνακας13.B2" office:value-type="float" office:value="0.888">
            <text:p text:style-name="P148">0,888</text:p>
          </table:table-cell>
          <table:table-cell table:style-name="Πίνακας13.I2" office:value-type="float" office:value="0.716">
            <text:p text:style-name="P195"><text:span text:style-name="T10">0,</text:span><text:span text:style-name="T1">716</text:span></text:p>
          </table:table-cell>
        </table:table-row>
        <table:table-row>
          <table:table-cell table:style-name="Πίνακας13.A3" office:value-type="string">
            <text:p text:style-name="P58">Challenge(<text:span text:style-name="T45">sec</text:span>)</text:p>
          </table:table-cell>
          <table:table-cell table:style-name="Πίνακας13.B3" office:value-type="float" office:value="13.58">
            <text:p text:style-name="P85">13,580</text:p>
          </table:table-cell>
          <table:table-cell table:style-name="Πίνακας13.B3" office:value-type="float" office:value="6.398">
            <text:p text:style-name="P83"><text:span text:style-name="T55">6</text:span>,<text:span text:style-name="T55">398</text:span></text:p>
          </table:table-cell>
          <table:table-cell table:style-name="Πίνακας13.B3" office:value-type="float" office:value="4.033">
            <text:p text:style-name="P78"><text:span text:style-name="T54">4</text:span>,<text:span text:style-name="T48">033</text:span></text:p>
          </table:table-cell>
          <table:table-cell table:style-name="Πίνακας13.B3" office:value-type="float" office:value="2.796">
            <text:p text:style-name="P76"><text:span text:style-name="T53">2</text:span>,<text:span text:style-name="T49">796</text:span></text:p>
          </table:table-cell>
          <table:table-cell table:style-name="Πίνακας13.B3" office:value-type="float" office:value="2.265">
            <text:p text:style-name="P87"><text:span text:style-name="T52">2</text:span>,<text:span text:style-name="T52">265</text:span></text:p>
          </table:table-cell>
          <table:table-cell table:style-name="Πίνακας13.B3" office:value-type="float" office:value="2.002">
            <text:p text:style-name="P89"><text:span text:style-name="T51">2</text:span>,<text:span text:style-name="T51">002</text:span></text:p>
          </table:table-cell>
          <table:table-cell table:style-name="Πίνακας13.B3" office:value-type="float" office:value="1.768">
            <text:p text:style-name="P95">1,768</text:p>
          </table:table-cell>
          <table:table-cell table:style-name="Πίνακας13.I3" office:value-type="float" office:value="1.614">
            <text:p text:style-name="P93"><text:span text:style-name="T50">1</text:span>,<text:span text:style-name="T50">614</text:span></text:p>
          </table:table-cell>
        </table:table-row>
      </table:table>
      <text:p text:style-name="P30"/>
      <text:p text:style-name="P30">5<text:span text:style-name="T35">) Μέγεθος προβλήματος: </text:span>134<text:span text:style-name="T35">40</text:span>x13440</text:p>
      <text:p text:style-name="P30"/>
      <table:table table:name="Πίνακας14" table:style-name="Πίνακας14">
        <table:table-column table:style-name="Πίνακας14.A"/>
        <table:table-column table:style-name="Πίνακας14.B"/>
        <table:table-column table:style-name="Πίνακας14.C"/>
        <table:table-column table:style-name="Πίνακας14.D"/>
        <table:table-column table:style-name="Πίνακας14.E" table:number-columns-repeated="4"/>
        <table:table-column table:style-name="Πίνακας14.I"/>
        <table:table-row>
          <table:table-cell table:style-name="Πίνακας14.A1" office:value-type="string">
            <text:p text:style-name="P56"># Proc. </text:p>
          </table:table-cell>
          <table:table-cell table:style-name="Πίνακας14.B1" office:value-type="float" office:value="4">
            <text:p text:style-name="P56">4</text:p>
          </table:table-cell>
          <table:table-cell table:style-name="Πίνακας14.B1" office:value-type="float" office:value="9">
            <text:p text:style-name="P56">9</text:p>
          </table:table-cell>
          <table:table-cell table:style-name="Πίνακας14.B1" office:value-type="float" office:value="16">
            <text:p text:style-name="P56">16</text:p>
          </table:table-cell>
          <table:table-cell table:style-name="Πίνακας14.B1" office:value-type="float" office:value="25">
            <text:p text:style-name="P56">25</text:p>
          </table:table-cell>
          <table:table-cell table:style-name="Πίνακας14.B1" office:value-type="float" office:value="36">
            <text:p text:style-name="P56">36</text:p>
          </table:table-cell>
          <table:table-cell table:style-name="Πίνακας14.B1" office:value-type="float" office:value="49">
            <text:p text:style-name="P56">49</text:p>
          </table:table-cell>
          <table:table-cell table:style-name="Πίνακας14.B1" office:value-type="float" office:value="64">
            <text:p text:style-name="P56">64</text:p>
          </table:table-cell>
          <table:table-cell table:style-name="Πίνακας14.I1" office:value-type="float" office:value="80">
            <text:p text:style-name="P56">80</text:p>
          </table:table-cell>
        </table:table-row>
        <table:table-row>
          <table:table-cell table:style-name="Πίνακας14.A2" office:value-type="string">
            <text:p text:style-name="P56">Time(<text:span text:style-name="T43">sec, </text:span>msec)</text:p>
          </table:table-cell>
          <table:table-cell table:style-name="Πίνακας14.B2" office:value-type="float" office:value="31.19">
            <text:p text:style-name="P149">31,190</text:p>
          </table:table-cell>
          <table:table-cell table:style-name="Πίνακας14.B2" office:value-type="float" office:value="17.513">
            <text:p text:style-name="P149">17,513</text:p>
          </table:table-cell>
          <table:table-cell table:style-name="Πίνακας14.B2" office:value-type="float" office:value="14">
            <text:p text:style-name="P149">14,000</text:p>
          </table:table-cell>
          <table:table-cell table:style-name="Πίνακας14.B2" office:value-type="float" office:value="8.41">
            <text:p text:style-name="P149">8,410</text:p>
          </table:table-cell>
          <table:table-cell table:style-name="Πίνακας14.B2" office:value-type="float" office:value="6.253">
            <text:p text:style-name="P149">6,253</text:p>
          </table:table-cell>
          <table:table-cell table:style-name="Πίνακας14.B2" office:value-type="float" office:value="4.282">
            <text:p text:style-name="P149">4,282</text:p>
          </table:table-cell>
          <table:table-cell table:style-name="Πίνακας14.B2" office:value-type="float" office:value="3.523">
            <text:p text:style-name="P149">3,523</text:p>
          </table:table-cell>
          <table:table-cell table:style-name="Πίνακας14.I2" office:value-type="float" office:value="2.834">
            <text:p text:style-name="P196"><text:span text:style-name="T11">2,</text:span><text:span text:style-name="T1">834</text:span></text:p>
          </table:table-cell>
        </table:table-row>
        <table:table-row>
          <table:table-cell table:style-name="Πίνακας14.A3" office:value-type="string">
            <text:p text:style-name="P97">Challenge(sec)</text:p>
          </table:table-cell>
          <table:table-cell table:style-name="Πίνακας14.B3" office:value-type="float" office:value="54.22">
            <text:p text:style-name="P99">54,220</text:p>
          </table:table-cell>
          <table:table-cell table:style-name="Πίνακας14.B3" office:value-type="float" office:value="25.418">
            <text:p text:style-name="P101">25,418</text:p>
          </table:table-cell>
          <table:table-cell table:style-name="Πίνακας14.B3" office:value-type="float" office:value="15.84">
            <text:p text:style-name="P103">15,840</text:p>
          </table:table-cell>
          <table:table-cell table:style-name="Πίνακας14.B3" office:value-type="float" office:value="10.841">
            <text:p text:style-name="P105">10,841</text:p>
          </table:table-cell>
          <table:table-cell table:style-name="Πίνακας14.B3" office:value-type="float" office:value="8.57">
            <text:p text:style-name="P107">8,570</text:p>
          </table:table-cell>
          <table:table-cell table:style-name="Πίνακας14.B3" office:value-type="float" office:value="7.593">
            <text:p text:style-name="P109">7,593</text:p>
          </table:table-cell>
          <table:table-cell table:style-name="Πίνακας14.B3" office:value-type="float" office:value="6.65">
            <text:p text:style-name="P111">6,<text:span text:style-name="T56">650</text:span></text:p>
          </table:table-cell>
          <table:table-cell table:style-name="Πίνακας14.I3" office:value-type="float" office:value="5.913">
            <text:p text:style-name="P113"><text:span text:style-name="T57">5</text:span>,<text:span text:style-name="T57">913</text:span></text:p>
          </table:table-cell>
        </table:table-row>
      </table:table>
      <text:p text:style-name="P30"/>
      <text:p text:style-name="P30">6<text:span text:style-name="T35">) Μέγεθος προβλήματος: </text:span>2688<text:span text:style-name="T35">0</text:span>x26880</text:p>
      <text:p text:style-name="P30"/>
      <table:table table:name="Πίνακας15" table:style-name="Πίνακας15">
        <table:table-column table:style-name="Πίνακας15.A"/>
        <table:table-column table:style-name="Πίνακας15.B"/>
        <table:table-column table:style-name="Πίνακας15.C"/>
        <table:table-column table:style-name="Πίνακας15.D"/>
        <table:table-column table:style-name="Πίνακας15.E"/>
        <table:table-column table:style-name="Πίνακας15.F" table:number-columns-repeated="3"/>
        <table:table-column table:style-name="Πίνακας15.I"/>
        <table:table-row>
          <table:table-cell table:style-name="Πίνακας15.A1" office:value-type="string">
            <text:p text:style-name="P56"># Proc. </text:p>
          </table:table-cell>
          <table:table-cell table:style-name="Πίνακας15.B1" office:value-type="float" office:value="4">
            <text:p text:style-name="P56">4</text:p>
          </table:table-cell>
          <table:table-cell table:style-name="Πίνακας15.B1" office:value-type="float" office:value="9">
            <text:p text:style-name="P56">9</text:p>
          </table:table-cell>
          <table:table-cell table:style-name="Πίνακας15.B1" office:value-type="float" office:value="16">
            <text:p text:style-name="P56">16</text:p>
          </table:table-cell>
          <table:table-cell table:style-name="Πίνακας15.B1" office:value-type="float" office:value="25">
            <text:p text:style-name="P56">25</text:p>
          </table:table-cell>
          <table:table-cell table:style-name="Πίνακας15.B1" office:value-type="float" office:value="36">
            <text:p text:style-name="P56">36</text:p>
          </table:table-cell>
          <table:table-cell table:style-name="Πίνακας15.B1" office:value-type="float" office:value="49">
            <text:p text:style-name="P56">49</text:p>
          </table:table-cell>
          <table:table-cell table:style-name="Πίνακας15.B1" office:value-type="float" office:value="64">
            <text:p text:style-name="P56">64</text:p>
          </table:table-cell>
          <table:table-cell table:style-name="Πίνακας15.I1" office:value-type="float" office:value="80">
            <text:p text:style-name="P56">80</text:p>
          </table:table-cell>
        </table:table-row>
        <table:table-row>
          <table:table-cell table:style-name="Πίνακας15.A2" office:value-type="string">
            <text:p text:style-name="P56">Time(<text:span text:style-name="T43">sec, </text:span>msec)</text:p>
          </table:table-cell>
          <table:table-cell table:style-name="Πίνακας15.B2" office:value-type="float" office:value="126.513">
            <text:p text:style-name="P150">126,513</text:p>
          </table:table-cell>
          <table:table-cell table:style-name="Πίνακας15.B2" office:value-type="float" office:value="71.254">
            <text:p text:style-name="P151">71,254</text:p>
          </table:table-cell>
          <table:table-cell table:style-name="Πίνακας15.B2" office:value-type="float" office:value="55.762">
            <text:p text:style-name="P152">55,762</text:p>
          </table:table-cell>
          <table:table-cell table:style-name="Πίνακας15.B2" office:value-type="float" office:value="33.3">
            <text:p text:style-name="P152">33,300</text:p>
          </table:table-cell>
          <table:table-cell table:style-name="Πίνακας15.B2" office:value-type="float" office:value="24.796">
            <text:p text:style-name="P152">24,796</text:p>
          </table:table-cell>
          <table:table-cell table:style-name="Πίνακας15.B2" office:value-type="float" office:value="16.922">
            <text:p text:style-name="P153">16,922</text:p>
          </table:table-cell>
          <table:table-cell table:style-name="Πίνακας15.B2" office:value-type="float" office:value="13.955">
            <text:p text:style-name="P153">13,955</text:p>
          </table:table-cell>
          <table:table-cell table:style-name="Πίνακας15.I2" office:value-type="float" office:value="11.168">
            <text:p text:style-name="P197"><text:span text:style-name="T12">1</text:span><text:span text:style-name="T1">1,168</text:span></text:p>
          </table:table-cell>
        </table:table-row>
        <table:table-row>
          <table:table-cell table:style-name="Πίνακας15.A3" office:value-type="string">
            <text:p text:style-name="P115">Challenge(sec)</text:p>
          </table:table-cell>
          <table:table-cell table:style-name="Πίνακας15.B3" office:value-type="float" office:value="216.962">
            <text:p text:style-name="P129">216,962</text:p>
          </table:table-cell>
          <table:table-cell table:style-name="Πίνακας15.B3" office:value-type="float" office:value="101.604">
            <text:p text:style-name="P127">101,604</text:p>
          </table:table-cell>
          <table:table-cell table:style-name="Πίνακας15.B3" office:value-type="float" office:value="63.314">
            <text:p text:style-name="P125">63,314</text:p>
          </table:table-cell>
          <table:table-cell table:style-name="Πίνακας15.B3" office:value-type="float" office:value="42.723">
            <text:p text:style-name="P123">42,723</text:p>
          </table:table-cell>
          <table:table-cell table:style-name="Πίνακας15.B3" office:value-type="float" office:value="33.665">
            <text:p text:style-name="P121">33,665</text:p>
          </table:table-cell>
          <table:table-cell table:style-name="Πίνακας15.B3" office:value-type="float" office:value="29.507">
            <text:p text:style-name="P119">29,507</text:p>
          </table:table-cell>
          <table:table-cell table:style-name="Πίνακας15.B3" office:value-type="float" office:value="25.767">
            <text:p text:style-name="P117">25,767</text:p>
          </table:table-cell>
          <table:table-cell table:style-name="Πίνακας15.I3" office:value-type="float" office:value="22.914">
            <text:p text:style-name="P115"><text:span text:style-name="T58">22</text:span>,<text:span text:style-name="T58">914</text:span></text:p>
          </table:table-cell>
        </table:table-row>
      </table:table>
      <text:p text:style-name="P47"/>
      <text:p text:style-name="P47"/>
      <text:p text:style-name="P47"/>
      <text:p text:style-name="P47"/>
      <text:p text:style-name="P35"/>
      <text:p text:style-name="P46"><text:soft-page-break/>Η επιτάχυνση και η αποδοτικότητα του προγράμματος με την εντολή <text:span text:style-name="T1">Allreduce </text:span><text:span text:style-name="T37">απ</text:span><text:span text:style-name="T35">ενεργοποιημένη για όλα τα μεγέθη προβλήματος, έχει ως εξής:</text:span></text:p>
      <text:p text:style-name="P8"/>
      <table:table table:name="Πίνακας16" table:style-name="Πίνακας16">
        <table:table-column table:style-name="Πίνακας16.A"/>
        <table:table-column table:style-name="Πίνακας16.B"/>
        <table:table-column table:style-name="Πίνακας16.C"/>
        <table:table-column table:style-name="Πίνακας16.D" table:number-columns-repeated="5"/>
        <table:table-column table:style-name="Πίνακας16.I"/>
        <table:table-row>
          <table:table-cell table:style-name="Πίνακας16.A1" table:number-columns-spanned="9" office:value-type="string">
            <text:p text:style-name="P264">Επιτάχυνσ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6.A2" office:value-type="string">
            <text:p text:style-name="P262"># <text:span text:style-name="T1">Proc.<text:line-break/>_____<text:line-break/>Problem Size</text:span></text:p>
          </table:table-cell>
          <table:table-cell table:style-name="Πίνακας16.B2" office:value-type="float" office:value="4">
            <text:p text:style-name="P227">4</text:p>
          </table:table-cell>
          <table:table-cell table:style-name="Πίνακας16.B2" office:value-type="float" office:value="9">
            <text:p text:style-name="P227">9</text:p>
          </table:table-cell>
          <table:table-cell table:style-name="Πίνακας16.B2" office:value-type="float" office:value="16">
            <text:p text:style-name="P227">16</text:p>
          </table:table-cell>
          <table:table-cell table:style-name="Πίνακας16.B2" office:value-type="float" office:value="25">
            <text:p text:style-name="P227">25</text:p>
          </table:table-cell>
          <table:table-cell table:style-name="Πίνακας16.B2" office:value-type="float" office:value="36">
            <text:p text:style-name="P227">36</text:p>
          </table:table-cell>
          <table:table-cell table:style-name="Πίνακας16.B2" office:value-type="float" office:value="49">
            <text:p text:style-name="P227">49</text:p>
          </table:table-cell>
          <table:table-cell table:style-name="Πίνακας16.B2" office:value-type="float" office:value="64">
            <text:p text:style-name="P227">64</text:p>
          </table:table-cell>
          <table:table-cell table:style-name="Πίνακας16.I2" office:value-type="float" office:value="80">
            <text:p text:style-name="P227">80</text:p>
          </table:table-cell>
        </table:table-row>
        <table:table-row>
          <table:table-cell table:style-name="Πίνακας16.A2" office:value-type="string">
            <text:p text:style-name="P227">840x840</text:p>
          </table:table-cell>
          <table:table-cell table:style-name="Πίνακας16.B3" office:value-type="float" office:value="3.98">
            <text:p text:style-name="P154">3,98</text:p>
          </table:table-cell>
          <table:table-cell table:style-name="Πίνακας16.B3" office:value-type="float" office:value="7.71">
            <text:p text:style-name="P154">7,71</text:p>
          </table:table-cell>
          <table:table-cell table:style-name="Πίνακας16.B3" office:value-type="float" office:value="9">
            <text:p text:style-name="P155">9,00</text:p>
          </table:table-cell>
          <table:table-cell table:style-name="Πίνακας16.B3" office:value-type="float" office:value="8.83">
            <text:p text:style-name="P155">8,83</text:p>
          </table:table-cell>
          <table:table-cell table:style-name="Πίνακας16.B3" office:value-type="float" office:value="9.52">
            <text:p text:style-name="P155">9,52</text:p>
          </table:table-cell>
          <table:table-cell table:style-name="Πίνακας16.B3" office:value-type="float" office:value="11.57">
            <text:p text:style-name="P155">11,57</text:p>
          </table:table-cell>
          <table:table-cell table:style-name="Πίνακας16.B3" office:value-type="float" office:value="11.57">
            <text:p text:style-name="P155">11,57</text:p>
          </table:table-cell>
          <table:table-cell table:style-name="Πίνακας16.I3" office:value-type="float" office:value="8.1">
            <text:p text:style-name="P155">8,10</text:p>
          </table:table-cell>
        </table:table-row>
        <table:table-row>
          <table:table-cell table:style-name="Πίνακας16.A2" office:value-type="string">
            <text:p text:style-name="P227">1680x1680</text:p>
          </table:table-cell>
          <table:table-cell table:style-name="Πίνακας16.B3" office:value-type="float" office:value="3.58">
            <text:p text:style-name="P156">3,58</text:p>
          </table:table-cell>
          <table:table-cell table:style-name="Πίνακας16.B3" office:value-type="float" office:value="7.8">
            <text:p text:style-name="P156">7,80</text:p>
          </table:table-cell>
          <table:table-cell table:style-name="Πίνακας16.B3" office:value-type="float" office:value="12.51">
            <text:p text:style-name="P156">12,51</text:p>
          </table:table-cell>
          <table:table-cell table:style-name="Πίνακας16.B3" office:value-type="float" office:value="17.84">
            <text:p text:style-name="P156">17,84</text:p>
          </table:table-cell>
          <table:table-cell table:style-name="Πίνακας16.B3" office:value-type="float" office:value="19.8">
            <text:p text:style-name="P156">19,80</text:p>
          </table:table-cell>
          <table:table-cell table:style-name="Πίνακας16.B3" office:value-type="float" office:value="22.81">
            <text:p text:style-name="P156">22,81</text:p>
          </table:table-cell>
          <table:table-cell table:style-name="Πίνακας16.B3" office:value-type="float" office:value="28.15">
            <text:p text:style-name="P156">28,15</text:p>
          </table:table-cell>
          <table:table-cell table:style-name="Πίνακας16.I3" office:value-type="float" office:value="24.02">
            <text:p text:style-name="P156">24,02</text:p>
          </table:table-cell>
        </table:table-row>
        <table:table-row>
          <table:table-cell table:style-name="Πίνακας16.A2" office:value-type="string">
            <text:p text:style-name="P227">3360x3360</text:p>
          </table:table-cell>
          <table:table-cell table:style-name="Πίνακας16.B3" office:value-type="float" office:value="3.56">
            <text:p text:style-name="P157">3,56</text:p>
          </table:table-cell>
          <table:table-cell table:style-name="Πίνακας16.B3" office:value-type="float" office:value="6.26">
            <text:p text:style-name="P157">6,26</text:p>
          </table:table-cell>
          <table:table-cell table:style-name="Πίνακας16.B3" office:value-type="float" office:value="7.98">
            <text:p text:style-name="P158">7,98</text:p>
          </table:table-cell>
          <table:table-cell table:style-name="Πίνακας16.B3" office:value-type="float" office:value="13.53">
            <text:p text:style-name="P159">13,53</text:p>
          </table:table-cell>
          <table:table-cell table:style-name="Πίνακας16.B3" office:value-type="float" office:value="18.68">
            <text:p text:style-name="P160">18,68</text:p>
          </table:table-cell>
          <table:table-cell table:style-name="Πίνακας16.B3" office:value-type="float" office:value="33">
            <text:p text:style-name="P161">33,00</text:p>
          </table:table-cell>
          <table:table-cell table:style-name="Πίνακας16.B3" office:value-type="float" office:value="45.87">
            <text:p text:style-name="P162">45,87</text:p>
          </table:table-cell>
          <table:table-cell table:style-name="Πίνακας16.I3" office:value-type="float" office:value="48.05">
            <text:p text:style-name="P187">48,05</text:p>
          </table:table-cell>
        </table:table-row>
        <table:table-row>
          <table:table-cell table:style-name="Πίνακας16.A2" office:value-type="string">
            <text:p text:style-name="P227">6720x6720</text:p>
          </table:table-cell>
          <table:table-cell table:style-name="Πίνακας16.B3" office:value-type="float" office:value="3.58">
            <text:p text:style-name="P163">3,58</text:p>
          </table:table-cell>
          <table:table-cell table:style-name="Πίνακας16.B3" office:value-type="float" office:value="6.14">
            <text:p text:style-name="P164">6,14</text:p>
          </table:table-cell>
          <table:table-cell table:style-name="Πίνακας16.B3" office:value-type="float" office:value="7.96">
            <text:p text:style-name="P165">7,96</text:p>
          </table:table-cell>
          <table:table-cell table:style-name="Πίνακας16.B3" office:value-type="float" office:value="13.27">
            <text:p text:style-name="P166">13,27</text:p>
          </table:table-cell>
          <table:table-cell table:style-name="Πίνακας16.B3" office:value-type="float" office:value="17.58">
            <text:p text:style-name="P166">17,58</text:p>
          </table:table-cell>
          <table:table-cell table:style-name="Πίνακας16.B3" office:value-type="float" office:value="25.93">
            <text:p text:style-name="P166">25,93</text:p>
          </table:table-cell>
          <table:table-cell table:style-name="Πίνακας16.B3" office:value-type="float" office:value="31.62">
            <text:p text:style-name="P166">31,62</text:p>
          </table:table-cell>
          <table:table-cell table:style-name="Πίνακας16.I3" office:value-type="float" office:value="54.78">
            <text:p text:style-name="P166">54,78</text:p>
          </table:table-cell>
        </table:table-row>
        <table:table-row>
          <table:table-cell table:style-name="Πίνακας16.A2" office:value-type="string">
            <text:p text:style-name="P227">13440x13440</text:p>
          </table:table-cell>
          <table:table-cell table:style-name="Πίνακας16.B3" office:value-type="float" office:value="3.6">
            <text:p text:style-name="P149">3,60</text:p>
          </table:table-cell>
          <table:table-cell table:style-name="Πίνακας16.B3" office:value-type="float" office:value="6.41">
            <text:p text:style-name="P167">6,41</text:p>
          </table:table-cell>
          <table:table-cell table:style-name="Πίνακας16.B3" office:value-type="float" office:value="8.02">
            <text:p text:style-name="P167">8,02</text:p>
          </table:table-cell>
          <table:table-cell table:style-name="Πίνακας16.B3" office:value-type="float" office:value="13.35">
            <text:p text:style-name="P167">13,35</text:p>
          </table:table-cell>
          <table:table-cell table:style-name="Πίνακας16.B3" office:value-type="float" office:value="17.96">
            <text:p text:style-name="P167">17,96</text:p>
          </table:table-cell>
          <table:table-cell table:style-name="Πίνακας16.B3" office:value-type="float" office:value="26.22">
            <text:p text:style-name="P167">26,22</text:p>
          </table:table-cell>
          <table:table-cell table:style-name="Πίνακας16.B3" office:value-type="float" office:value="31.87">
            <text:p text:style-name="P167">31,87</text:p>
          </table:table-cell>
          <table:table-cell table:style-name="Πίνακας16.I3" office:value-type="float" office:value="39.62">
            <text:p text:style-name="P167">39,62</text:p>
          </table:table-cell>
        </table:table-row>
        <table:table-row>
          <table:table-cell table:style-name="Πίνακας16.A2" office:value-type="string">
            <text:p text:style-name="P227">26880x26880</text:p>
          </table:table-cell>
          <table:table-cell table:style-name="Πίνακας16.B3" office:value-type="float" office:value="3.55">
            <text:p text:style-name="P168">3,55</text:p>
          </table:table-cell>
          <table:table-cell table:style-name="Πίνακας16.B3" office:value-type="float" office:value="6.31">
            <text:p text:style-name="P168">6,31</text:p>
          </table:table-cell>
          <table:table-cell table:style-name="Πίνακας16.B3" office:value-type="float" office:value="8.06">
            <text:p text:style-name="P168">8,06</text:p>
          </table:table-cell>
          <table:table-cell table:style-name="Πίνακας16.B3" office:value-type="float" office:value="13.5">
            <text:p text:style-name="P168">13,50</text:p>
          </table:table-cell>
          <table:table-cell table:style-name="Πίνακας16.B3" office:value-type="float" office:value="18.13">
            <text:p text:style-name="P168">18,13</text:p>
          </table:table-cell>
          <table:table-cell table:style-name="Πίνακας16.B3" office:value-type="float" office:value="26.57">
            <text:p text:style-name="P168">26,57</text:p>
          </table:table-cell>
          <table:table-cell table:style-name="Πίνακας16.B3" office:value-type="float" office:value="32.22">
            <text:p text:style-name="P168">32,22</text:p>
          </table:table-cell>
          <table:table-cell table:style-name="Πίνακας16.I3" office:value-type="float" office:value="40.26">
            <text:p text:style-name="P168">40,26</text:p>
          </table:table-cell>
        </table:table-row>
      </table:table>
      <text:p text:style-name="P8"/>
      <text:p text:style-name="P35"/>
      <table:table table:name="Πίνακας17" table:style-name="Πίνακας17">
        <table:table-column table:style-name="Πίνακας17.A"/>
        <table:table-column table:style-name="Πίνακας17.B"/>
        <table:table-column table:style-name="Πίνακας17.C"/>
        <table:table-column table:style-name="Πίνακας17.D" table:number-columns-repeated="5"/>
        <table:table-column table:style-name="Πίνακας17.I"/>
        <table:table-row>
          <table:table-cell table:style-name="Πίνακας17.A1" table:number-columns-spanned="9" office:value-type="string">
            <text:p text:style-name="P266">Αποδοτικότητ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Πίνακας17.A2" office:value-type="string">
            <text:p text:style-name="P262"># <text:span text:style-name="T1">Proc.<text:line-break/>_____<text:line-break/>Problem Size</text:span></text:p>
          </table:table-cell>
          <table:table-cell table:style-name="Πίνακας17.B2" office:value-type="float" office:value="4">
            <text:p text:style-name="P227">4</text:p>
          </table:table-cell>
          <table:table-cell table:style-name="Πίνακας17.B2" office:value-type="float" office:value="9">
            <text:p text:style-name="P227">9</text:p>
          </table:table-cell>
          <table:table-cell table:style-name="Πίνακας17.B2" office:value-type="float" office:value="16">
            <text:p text:style-name="P227">16</text:p>
          </table:table-cell>
          <table:table-cell table:style-name="Πίνακας17.B2" office:value-type="float" office:value="25">
            <text:p text:style-name="P227">25</text:p>
          </table:table-cell>
          <table:table-cell table:style-name="Πίνακας17.B2" office:value-type="float" office:value="36">
            <text:p text:style-name="P227">36</text:p>
          </table:table-cell>
          <table:table-cell table:style-name="Πίνακας17.B2" office:value-type="float" office:value="49">
            <text:p text:style-name="P227">49</text:p>
          </table:table-cell>
          <table:table-cell table:style-name="Πίνακας17.B2" office:value-type="float" office:value="64">
            <text:p text:style-name="P227">64</text:p>
          </table:table-cell>
          <table:table-cell table:style-name="Πίνακας17.I2" office:value-type="float" office:value="80">
            <text:p text:style-name="P227">80</text:p>
          </table:table-cell>
        </table:table-row>
        <table:table-row>
          <table:table-cell table:style-name="Πίνακας17.A2" office:value-type="string">
            <text:p text:style-name="P227">840x840</text:p>
          </table:table-cell>
          <table:table-cell table:style-name="Πίνακας17.B3" office:value-type="float" office:value="0.99">
            <text:p text:style-name="P169">0,99</text:p>
          </table:table-cell>
          <table:table-cell table:style-name="Πίνακας17.B3" office:value-type="float" office:value="0.85">
            <text:p text:style-name="P171">0,85</text:p>
          </table:table-cell>
          <table:table-cell table:style-name="Πίνακας17.B3" office:value-type="float" office:value="0.56">
            <text:p text:style-name="P173">0,56</text:p>
          </table:table-cell>
          <table:table-cell table:style-name="Πίνακας17.B3" office:value-type="float" office:value="0.35">
            <text:p text:style-name="P174">0,35</text:p>
          </table:table-cell>
          <table:table-cell table:style-name="Πίνακας17.B3" office:value-type="float" office:value="0.26">
            <text:p text:style-name="P175">0,26</text:p>
          </table:table-cell>
          <table:table-cell table:style-name="Πίνακας17.B3" office:value-type="float" office:value="0.23">
            <text:p text:style-name="P179">0,23</text:p>
          </table:table-cell>
          <table:table-cell table:style-name="Πίνακας17.B3" office:value-type="float" office:value="0.18">
            <text:p text:style-name="P182">0,18</text:p>
          </table:table-cell>
          <table:table-cell table:style-name="Πίνακας17.I3" office:value-type="float" office:value="0.1">
            <text:p text:style-name="P155"><text:span text:style-name="T69">0</text:span>,10</text:p>
          </table:table-cell>
        </table:table-row>
        <table:table-row>
          <table:table-cell table:style-name="Πίνακας17.A2" office:value-type="string">
            <text:p text:style-name="P227">1680x1680</text:p>
          </table:table-cell>
          <table:table-cell table:style-name="Πίνακας17.B3" office:value-type="float" office:value="0.89">
            <text:p text:style-name="P169">0,89</text:p>
          </table:table-cell>
          <table:table-cell table:style-name="Πίνακας17.B3" office:value-type="float" office:value="0.86">
            <text:p text:style-name="P172">0,86</text:p>
          </table:table-cell>
          <table:table-cell table:style-name="Πίνακας17.B3" office:value-type="float" office:value="0.78">
            <text:p text:style-name="P173">0,78</text:p>
          </table:table-cell>
          <table:table-cell table:style-name="Πίνακας17.B3" office:value-type="float" office:value="0.71">
            <text:p text:style-name="P174">0,71</text:p>
          </table:table-cell>
          <table:table-cell table:style-name="Πίνακας17.B3" office:value-type="float" office:value="0.55">
            <text:p text:style-name="P175">0,55</text:p>
          </table:table-cell>
          <table:table-cell table:style-name="Πίνακας17.B3" office:value-type="float" office:value="0.46">
            <text:p text:style-name="P179">0,46</text:p>
          </table:table-cell>
          <table:table-cell table:style-name="Πίνακας17.B3" office:value-type="float" office:value="0.43">
            <text:p text:style-name="P182">0,43</text:p>
          </table:table-cell>
          <table:table-cell table:style-name="Πίνακας17.I3" office:value-type="float" office:value="0.3">
            <text:p text:style-name="P188">0,30</text:p>
          </table:table-cell>
        </table:table-row>
        <table:table-row>
          <table:table-cell table:style-name="Πίνακας17.A2" office:value-type="string">
            <text:p text:style-name="P227">3360x3360</text:p>
          </table:table-cell>
          <table:table-cell table:style-name="Πίνακας17.B3" office:value-type="float" office:value="0.89">
            <text:p text:style-name="P169">0,89</text:p>
          </table:table-cell>
          <table:table-cell table:style-name="Πίνακας17.B3" office:value-type="float" office:value="0.69">
            <text:p text:style-name="P157"><text:span text:style-name="T71">0</text:span>,<text:span text:style-name="T71">69</text:span></text:p>
          </table:table-cell>
          <table:table-cell table:style-name="Πίνακας17.B3" office:value-type="float" office:value="0.49">
            <text:p text:style-name="P173">0,49</text:p>
          </table:table-cell>
          <table:table-cell table:style-name="Πίνακας17.B3" office:value-type="float" office:value="0.54">
            <text:p text:style-name="P174">0,54</text:p>
          </table:table-cell>
          <table:table-cell table:style-name="Πίνακας17.B3" office:value-type="float" office:value="0.51">
            <text:p text:style-name="P175">0,51</text:p>
          </table:table-cell>
          <table:table-cell table:style-name="Πίνακας17.B3" office:value-type="float" office:value="0.67">
            <text:p text:style-name="P179">0,67</text:p>
          </table:table-cell>
          <table:table-cell table:style-name="Πίνακας17.B3" office:value-type="float" office:value="0.71">
            <text:p text:style-name="P182">0,71</text:p>
          </table:table-cell>
          <table:table-cell table:style-name="Πίνακας17.I3" office:value-type="float" office:value="0.6">
            <text:p text:style-name="P189">0,60</text:p>
          </table:table-cell>
        </table:table-row>
        <table:table-row>
          <table:table-cell table:style-name="Πίνακας17.A2" office:value-type="string">
            <text:p text:style-name="P227">6720x6720</text:p>
          </table:table-cell>
          <table:table-cell table:style-name="Πίνακας17.B3" office:value-type="float" office:value="0.89">
            <text:p text:style-name="P169">0,89</text:p>
          </table:table-cell>
          <table:table-cell table:style-name="Πίνακας17.B3" office:value-type="float" office:value="0.69">
            <text:p text:style-name="P172">0,69</text:p>
          </table:table-cell>
          <table:table-cell table:style-name="Πίνακας17.B3" office:value-type="float" office:value="0.49">
            <text:p text:style-name="P173">0,49</text:p>
          </table:table-cell>
          <table:table-cell table:style-name="Πίνακας17.B3" office:value-type="float" office:value="0.53">
            <text:p text:style-name="P174">0,53</text:p>
          </table:table-cell>
          <table:table-cell table:style-name="Πίνακας17.B3" office:value-type="float" office:value="0.48">
            <text:p text:style-name="P176">0,48</text:p>
          </table:table-cell>
          <table:table-cell table:style-name="Πίνακας17.B3" office:value-type="float" office:value="0.52">
            <text:p text:style-name="P179">0,52</text:p>
          </table:table-cell>
          <table:table-cell table:style-name="Πίνακας17.B3" office:value-type="float" office:value="0.49">
            <text:p text:style-name="P183">0,<text:span text:style-name="T70">49</text:span></text:p>
          </table:table-cell>
          <table:table-cell table:style-name="Πίνακας17.I3" office:value-type="float" office:value="0.68">
            <text:p text:style-name="P198"><text:span text:style-name="T16">0,6</text:span><text:span text:style-name="T1">8</text:span></text:p>
          </table:table-cell>
        </table:table-row>
        <table:table-row>
          <table:table-cell table:style-name="Πίνακας17.A2" office:value-type="string">
            <text:p text:style-name="P227">13440x13440</text:p>
          </table:table-cell>
          <table:table-cell table:style-name="Πίνακας17.B3" office:value-type="float" office:value="0.9">
            <text:p text:style-name="P169">0,90</text:p>
          </table:table-cell>
          <table:table-cell table:style-name="Πίνακας17.B3" office:value-type="float" office:value="0.71">
            <text:p text:style-name="P172">0,71</text:p>
          </table:table-cell>
          <table:table-cell table:style-name="Πίνακας17.B3" office:value-type="float" office:value="0.5">
            <text:p text:style-name="P173">0,50</text:p>
          </table:table-cell>
          <table:table-cell table:style-name="Πίνακας17.B3" office:value-type="float" office:value="0.53">
            <text:p text:style-name="P174">0,53</text:p>
          </table:table-cell>
          <table:table-cell table:style-name="Πίνακας17.B3" office:value-type="float" office:value="0.49">
            <text:p text:style-name="P177">0,49</text:p>
          </table:table-cell>
          <table:table-cell table:style-name="Πίνακας17.B3" office:value-type="float" office:value="0.53">
            <text:p text:style-name="P180">0,53</text:p>
          </table:table-cell>
          <table:table-cell table:style-name="Πίνακας17.B3" office:value-type="float" office:value="0.49">
            <text:p text:style-name="P184">0,<text:span text:style-name="T70">49</text:span></text:p>
          </table:table-cell>
          <table:table-cell table:style-name="Πίνακας17.I3" office:value-type="float" office:value="0.49">
            <text:p text:style-name="P190">0,49</text:p>
          </table:table-cell>
        </table:table-row>
        <table:table-row>
          <table:table-cell table:style-name="Πίνακας17.A2" office:value-type="string">
            <text:p text:style-name="P227">26880x26880</text:p>
          </table:table-cell>
          <table:table-cell table:style-name="Πίνακας17.B3" office:value-type="float" office:value="0.88">
            <text:p text:style-name="P169">0,88</text:p>
          </table:table-cell>
          <table:table-cell table:style-name="Πίνακας17.B3" office:value-type="float" office:value="0.7">
            <text:p text:style-name="P172">0,70</text:p>
          </table:table-cell>
          <table:table-cell table:style-name="Πίνακας17.B3" office:value-type="float" office:value="0.5">
            <text:p text:style-name="P173">0,50</text:p>
          </table:table-cell>
          <table:table-cell table:style-name="Πίνακας17.B3" office:value-type="float" office:value="0.54">
            <text:p text:style-name="P174">0,54</text:p>
          </table:table-cell>
          <table:table-cell table:style-name="Πίνακας17.B3" office:value-type="float" office:value="0.5">
            <text:p text:style-name="P178">0,50</text:p>
          </table:table-cell>
          <table:table-cell table:style-name="Πίνακας17.B3" office:value-type="float" office:value="0.54">
            <text:p text:style-name="P181">0,54</text:p>
          </table:table-cell>
          <table:table-cell table:style-name="Πίνακας17.B3" office:value-type="float" office:value="0.5">
            <text:p text:style-name="P185">0,<text:span text:style-name="T70">50</text:span></text:p>
          </table:table-cell>
          <table:table-cell table:style-name="Πίνακας17.I3" office:value-type="float" office:value="0.5">
            <text:p text:style-name="P191">0,50</text:p>
          </table:table-cell>
        </table:table-row>
      </table:table>
      <text:p text:style-name="P11"/>
      <text:p text:style-name="P48">Παρότι η κλιμάκωση του προγράμματος παραμένει ποιοτικά ίδια (ανάλογη πτώση της απόδοσης στα ίδια παραδείγματα με την περίπτωση της ενεργοποιημένης <text:span text:style-name="T1">Allreduce), </text:span><text:span text:style-name="T38">παρατηρούμε ότι επιτυγχάνεται βελτίωση της αποδοτικότητας για τα μεγαλύτερα πλήθη διεργασιών, κυρίως στα πρώτα 3 μεγέθη προβλήματος, και στο 4ο μέγεθος στην περίπτωση των 80 διεργασιών. </text:span></text:p>
      <text:p text:style-name="P36"/>
      <text:p text:style-name="P36"/>
      <table:table table:name="Πίνακας20" table:style-name="Πίνακας20">
        <table:table-column table:style-name="Πίνακας20.A"/>
        <table:table-column table:style-name="Πίνακας20.B"/>
        <table:table-column table:style-name="Πίνακας20.C"/>
        <table:table-row>
          <table:table-cell table:style-name="Πίνακας20.A1" table:number-columns-spanned="3" office:value-type="string">
            <text:p text:style-name="P269">Αποδοτικότητα για 4 διεργασίες</text:p>
          </table:table-cell>
          <table:covered-table-cell/>
          <table:covered-table-cell/>
        </table:table-row>
        <table:table-row>
          <table:table-cell table:style-name="Πίνακας20.A2" office:value-type="string">
            <text:p text:style-name="P269"/>
          </table:table-cell>
          <table:table-cell table:style-name="Πίνακας20.A2" office:value-type="string">
            <text:p text:style-name="P269">Με <text:span text:style-name="T1">Allreduce</text:span></text:p>
          </table:table-cell>
          <table:table-cell table:style-name="Πίνακας20.C2" office:value-type="string">
            <text:p text:style-name="P269">Χωρίς <text:span text:style-name="T1">Allreduce</text:span></text:p>
          </table:table-cell>
        </table:table-row>
        <table:table-row>
          <table:table-cell table:style-name="Πίνακας20.A2" office:value-type="string">
            <text:p text:style-name="P246">840x840</text:p>
          </table:table-cell>
          <table:table-cell table:style-name="Πίνακας20.B3" office:value-type="float" office:value="0.92">
            <text:p text:style-name="P244">0,92</text:p>
          </table:table-cell>
          <table:table-cell table:style-name="Πίνακας20.C3" office:value-type="float" office:value="0.99">
            <text:p text:style-name="P170">0,99</text:p>
          </table:table-cell>
        </table:table-row>
        <table:table-row>
          <table:table-cell table:style-name="Πίνακας20.A2" office:value-type="string">
            <text:p text:style-name="P246">1680x1680</text:p>
          </table:table-cell>
          <table:table-cell table:style-name="Πίνακας20.B3" office:value-type="float" office:value="0.87">
            <text:p text:style-name="P244">0,87</text:p>
          </table:table-cell>
          <table:table-cell table:style-name="Πίνακας20.C3" office:value-type="float" office:value="0.89">
            <text:p text:style-name="P170">0,89</text:p>
          </table:table-cell>
        </table:table-row>
        <table:table-row>
          <table:table-cell table:style-name="Πίνακας20.A2" office:value-type="string">
            <text:p text:style-name="P246">3360x3360</text:p>
          </table:table-cell>
          <table:table-cell table:style-name="Πίνακας20.B3" office:value-type="float" office:value="0.88">
            <text:p text:style-name="P244">0,88</text:p>
          </table:table-cell>
          <table:table-cell table:style-name="Πίνακας20.C3" office:value-type="float" office:value="0.89">
            <text:p text:style-name="P170">0,89</text:p>
          </table:table-cell>
        </table:table-row>
        <table:table-row>
          <table:table-cell table:style-name="Πίνακας20.A2" office:value-type="string">
            <text:p text:style-name="P246">6720x6720</text:p>
          </table:table-cell>
          <table:table-cell table:style-name="Πίνακας20.B6" office:value-type="float" office:value="0.89">
            <text:p text:style-name="P244">0,89</text:p>
          </table:table-cell>
          <table:table-cell table:style-name="Πίνακας20.C3" office:value-type="float" office:value="0.89">
            <text:p text:style-name="P170">0,89</text:p>
          </table:table-cell>
        </table:table-row>
        <table:table-row>
          <table:table-cell table:style-name="Πίνακας20.A2" office:value-type="string">
            <text:p text:style-name="P246">13440x13440</text:p>
          </table:table-cell>
          <table:table-cell table:style-name="Πίνακας20.B3" office:value-type="float" office:value="0.89">
            <text:p text:style-name="P244">0,89</text:p>
          </table:table-cell>
          <table:table-cell table:style-name="Πίνακας20.C3" office:value-type="float" office:value="0.9">
            <text:p text:style-name="P170">0,90</text:p>
          </table:table-cell>
        </table:table-row>
        <table:table-row>
          <table:table-cell table:style-name="Πίνακας20.A2" office:value-type="string">
            <text:p text:style-name="P246">26880x26880</text:p>
          </table:table-cell>
          <table:table-cell table:style-name="Πίνακας20.B3" office:value-type="float" office:value="0.88">
            <text:p text:style-name="P232">0,88</text:p>
          </table:table-cell>
          <table:table-cell table:style-name="Πίνακας20.C3" office:value-type="float" office:value="0.88">
            <text:p text:style-name="P170">0,88</text:p>
          </table:table-cell>
        </table:table-row>
      </table:table>
      <text:p text:style-name="P37"/>
      <text:p text:style-name="P37"/>
      <table:table table:name="Πίνακας18" table:style-name="Πίνακας18">
        <table:table-column table:style-name="Πίνακας18.A"/>
        <table:table-column table:style-name="Πίνακας18.B"/>
        <table:table-column table:style-name="Πίνακας18.C"/>
        <text:soft-page-break/>
        <table:table-row>
          <table:table-cell table:style-name="Πίνακας18.A1" table:number-columns-spanned="3" office:value-type="string">
            <text:p text:style-name="P270">Αποδοτικότητα για 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18.A2" office:value-type="string">
            <text:p text:style-name="P270"/>
          </table:table-cell>
          <table:table-cell table:style-name="Πίνακας18.A2" office:value-type="string">
            <text:p text:style-name="P270">Με <text:span text:style-name="T1">Allreduce</text:span></text:p>
          </table:table-cell>
          <table:table-cell table:style-name="Πίνακας18.C2" office:value-type="string">
            <text:p text:style-name="P270">Χωρίς <text:span text:style-name="T1">Allreduce</text:span></text:p>
          </table:table-cell>
        </table:table-row>
        <table:table-row>
          <table:table-cell table:style-name="Πίνακας18.A2" office:value-type="string">
            <text:p text:style-name="P247">840x840</text:p>
          </table:table-cell>
          <table:table-cell table:style-name="Πίνακας18.B3" office:value-type="float" office:value="0.76">
            <text:p text:style-name="P242">0,76</text:p>
          </table:table-cell>
          <table:table-cell table:style-name="Πίνακας18.C3" office:value-type="float" office:value="0.85">
            <text:p text:style-name="P171">0,85</text:p>
          </table:table-cell>
        </table:table-row>
        <table:table-row>
          <table:table-cell table:style-name="Πίνακας18.A2" office:value-type="string">
            <text:p text:style-name="P247">1680x1680</text:p>
          </table:table-cell>
          <table:table-cell table:style-name="Πίνακας18.B3" office:value-type="float" office:value="0.83">
            <text:p text:style-name="P242">0,83</text:p>
          </table:table-cell>
          <table:table-cell table:style-name="Πίνακας18.C3" office:value-type="float" office:value="0.86">
            <text:p text:style-name="P172">0,86</text:p>
          </table:table-cell>
        </table:table-row>
        <table:table-row>
          <table:table-cell table:style-name="Πίνακας18.A2" office:value-type="string">
            <text:p text:style-name="P247">3360x3360</text:p>
          </table:table-cell>
          <table:table-cell table:style-name="Πίνακας18.B3" office:value-type="float" office:value="0.66">
            <text:p text:style-name="P242">0,66</text:p>
          </table:table-cell>
          <table:table-cell table:style-name="Πίνακας18.C3" office:value-type="float" office:value="0.69">
            <text:p text:style-name="P186">0,69</text:p>
          </table:table-cell>
        </table:table-row>
        <table:table-row>
          <table:table-cell table:style-name="Πίνακας18.A2" office:value-type="string">
            <text:p text:style-name="P247">6720x6720</text:p>
          </table:table-cell>
          <table:table-cell table:style-name="Πίνακας18.B3" office:value-type="float" office:value="0.67">
            <text:p text:style-name="P242">0,67</text:p>
          </table:table-cell>
          <table:table-cell table:style-name="Πίνακας18.C3" office:value-type="float" office:value="0.69">
            <text:p text:style-name="P172">0,69</text:p>
          </table:table-cell>
        </table:table-row>
        <table:table-row>
          <table:table-cell table:style-name="Πίνακας18.A2" office:value-type="string">
            <text:p text:style-name="P247">13440x13440</text:p>
          </table:table-cell>
          <table:table-cell table:style-name="Πίνακας18.B3" office:value-type="float" office:value="0.67">
            <text:p text:style-name="P242">0,67</text:p>
          </table:table-cell>
          <table:table-cell table:style-name="Πίνακας18.C3" office:value-type="float" office:value="0.71">
            <text:p text:style-name="P172">0,71</text:p>
          </table:table-cell>
        </table:table-row>
        <table:table-row>
          <table:table-cell table:style-name="Πίνακας18.A2" office:value-type="string">
            <text:p text:style-name="P247">26880x26880</text:p>
          </table:table-cell>
          <table:table-cell table:style-name="Πίνακας18.B3" office:value-type="float" office:value="0.67">
            <text:p text:style-name="P233">0,67</text:p>
          </table:table-cell>
          <table:table-cell table:style-name="Πίνακας18.C3" office:value-type="float" office:value="0.7">
            <text:p text:style-name="P172">0,70</text:p>
          </table:table-cell>
        </table:table-row>
      </table:table>
      <text:p text:style-name="P37"/>
      <text:p text:style-name="P38"/>
      <table:table table:name="Πίνακας19" table:style-name="Πίνακας19">
        <table:table-column table:style-name="Πίνακας19.A"/>
        <table:table-column table:style-name="Πίνακας19.B"/>
        <table:table-column table:style-name="Πίνακας19.C"/>
        <table:table-row>
          <table:table-cell table:style-name="Πίνακας19.A1" table:number-columns-spanned="3" office:value-type="string">
            <text:p text:style-name="P271">Αποδοτικότητα για <text:span text:style-name="T18">16</text:span> διεργασίες</text:p>
          </table:table-cell>
          <table:covered-table-cell/>
          <table:covered-table-cell/>
        </table:table-row>
        <table:table-row>
          <table:table-cell table:style-name="Πίνακας19.A2" office:value-type="string">
            <text:p text:style-name="P271"/>
          </table:table-cell>
          <table:table-cell table:style-name="Πίνακας19.A2" office:value-type="string">
            <text:p text:style-name="P271">Με <text:span text:style-name="T1">Allreduce</text:span></text:p>
          </table:table-cell>
          <table:table-cell table:style-name="Πίνακας19.C2" office:value-type="string">
            <text:p text:style-name="P271">Χωρίς <text:span text:style-name="T1">Allreduce</text:span></text:p>
          </table:table-cell>
        </table:table-row>
        <table:table-row>
          <table:table-cell table:style-name="Πίνακας19.A2" office:value-type="string">
            <text:p text:style-name="P248">840x840</text:p>
          </table:table-cell>
          <table:table-cell table:style-name="Πίνακας19.B3" office:value-type="float" office:value="0.55">
            <text:p text:style-name="P241">0,55</text:p>
          </table:table-cell>
          <table:table-cell table:style-name="Πίνακας19.C3" office:value-type="float" office:value="0.56">
            <text:p text:style-name="P173">0,56</text:p>
          </table:table-cell>
        </table:table-row>
        <table:table-row>
          <table:table-cell table:style-name="Πίνακας19.A2" office:value-type="string">
            <text:p text:style-name="P248">1680x1680</text:p>
          </table:table-cell>
          <table:table-cell table:style-name="Πίνακας19.B3" office:value-type="float" office:value="0.69">
            <text:p text:style-name="P241">0,69</text:p>
          </table:table-cell>
          <table:table-cell table:style-name="Πίνακας19.C3" office:value-type="float" office:value="0.78">
            <text:p text:style-name="P173">0,78</text:p>
          </table:table-cell>
        </table:table-row>
        <table:table-row>
          <table:table-cell table:style-name="Πίνακας19.A2" office:value-type="string">
            <text:p text:style-name="P248">3360x3360</text:p>
          </table:table-cell>
          <table:table-cell table:style-name="Πίνακας19.B3" office:value-type="float" office:value="0.47">
            <text:p text:style-name="P241">0,47</text:p>
          </table:table-cell>
          <table:table-cell table:style-name="Πίνακας19.C3" office:value-type="float" office:value="0.49">
            <text:p text:style-name="P173">0,49</text:p>
          </table:table-cell>
        </table:table-row>
        <table:table-row>
          <table:table-cell table:style-name="Πίνακας19.A2" office:value-type="string">
            <text:p text:style-name="P248">6720x6720</text:p>
          </table:table-cell>
          <table:table-cell table:style-name="Πίνακας19.B3" office:value-type="float" office:value="0.49">
            <text:p text:style-name="P241">0,49</text:p>
          </table:table-cell>
          <table:table-cell table:style-name="Πίνακας19.C3" office:value-type="float" office:value="0.49">
            <text:p text:style-name="P173">0,49</text:p>
          </table:table-cell>
        </table:table-row>
        <table:table-row>
          <table:table-cell table:style-name="Πίνακας19.A2" office:value-type="string">
            <text:p text:style-name="P248">13440x13440</text:p>
          </table:table-cell>
          <table:table-cell table:style-name="Πίνακας19.B3" office:value-type="float" office:value="0.5">
            <text:p text:style-name="P241">0,50</text:p>
          </table:table-cell>
          <table:table-cell table:style-name="Πίνακας19.C3" office:value-type="float" office:value="0.5">
            <text:p text:style-name="P173">0,50</text:p>
          </table:table-cell>
        </table:table-row>
        <table:table-row>
          <table:table-cell table:style-name="Πίνακας19.A2" office:value-type="string">
            <text:p text:style-name="P248">26880x26880</text:p>
          </table:table-cell>
          <table:table-cell table:style-name="Πίνακας19.B3" office:value-type="float" office:value="0.5">
            <text:p text:style-name="P234">0,50</text:p>
          </table:table-cell>
          <table:table-cell table:style-name="Πίνακας19.C3" office:value-type="float" office:value="0.5">
            <text:p text:style-name="P173">0,50</text:p>
          </table:table-cell>
        </table:table-row>
      </table:table>
      <text:p text:style-name="P38"/>
      <text:p text:style-name="P39"/>
      <table:table table:name="Πίνακας21" table:style-name="Πίνακας21">
        <table:table-column table:style-name="Πίνακας21.A"/>
        <table:table-column table:style-name="Πίνακας21.B"/>
        <table:table-column table:style-name="Πίνακας21.C"/>
        <table:table-row>
          <table:table-cell table:style-name="Πίνακας21.A1" table:number-columns-spanned="3" office:value-type="string">
            <text:p text:style-name="P272">Αποδοτικότητα για <text:span text:style-name="T19">25</text:span> διεργασίες</text:p>
          </table:table-cell>
          <table:covered-table-cell/>
          <table:covered-table-cell/>
        </table:table-row>
        <table:table-row>
          <table:table-cell table:style-name="Πίνακας21.A2" office:value-type="string">
            <text:p text:style-name="P272"/>
          </table:table-cell>
          <table:table-cell table:style-name="Πίνακας21.A2" office:value-type="string">
            <text:p text:style-name="P272">Με <text:span text:style-name="T1">Allreduce</text:span></text:p>
          </table:table-cell>
          <table:table-cell table:style-name="Πίνακας21.C2" office:value-type="string">
            <text:p text:style-name="P272">Χωρίς <text:span text:style-name="T1">Allreduce</text:span></text:p>
          </table:table-cell>
        </table:table-row>
        <table:table-row>
          <table:table-cell table:style-name="Πίνακας21.A2" office:value-type="string">
            <text:p text:style-name="P249">840x840</text:p>
          </table:table-cell>
          <table:table-cell table:style-name="Πίνακας21.B3" office:value-type="float" office:value="0.3">
            <text:p text:style-name="P240">0,30</text:p>
          </table:table-cell>
          <table:table-cell table:style-name="Πίνακας21.C3" office:value-type="float" office:value="0.35">
            <text:p text:style-name="P174">0,35</text:p>
          </table:table-cell>
        </table:table-row>
        <table:table-row>
          <table:table-cell table:style-name="Πίνακας21.A2" office:value-type="string">
            <text:p text:style-name="P249">1680x1680</text:p>
          </table:table-cell>
          <table:table-cell table:style-name="Πίνακας21.B3" office:value-type="float" office:value="0.56">
            <text:p text:style-name="P240">0,56</text:p>
          </table:table-cell>
          <table:table-cell table:style-name="Πίνακας21.C3" office:value-type="float" office:value="0.71">
            <text:p text:style-name="P174">0,71</text:p>
          </table:table-cell>
        </table:table-row>
        <table:table-row>
          <table:table-cell table:style-name="Πίνακας21.A2" office:value-type="string">
            <text:p text:style-name="P249">3360x3360</text:p>
          </table:table-cell>
          <table:table-cell table:style-name="Πίνακας21.B3" office:value-type="float" office:value="0.5">
            <text:p text:style-name="P240">0,50</text:p>
          </table:table-cell>
          <table:table-cell table:style-name="Πίνακας21.C3" office:value-type="float" office:value="0.54">
            <text:p text:style-name="P174">0,54</text:p>
          </table:table-cell>
        </table:table-row>
        <table:table-row>
          <table:table-cell table:style-name="Πίνακας21.A2" office:value-type="string">
            <text:p text:style-name="P249">6720x6720</text:p>
          </table:table-cell>
          <table:table-cell table:style-name="Πίνακας21.B3" office:value-type="float" office:value="0.51">
            <text:p text:style-name="P240">0,51</text:p>
          </table:table-cell>
          <table:table-cell table:style-name="Πίνακας21.C3" office:value-type="float" office:value="0.53">
            <text:p text:style-name="P174">0,53</text:p>
          </table:table-cell>
        </table:table-row>
        <table:table-row>
          <table:table-cell table:style-name="Πίνακας21.A2" office:value-type="string">
            <text:p text:style-name="P249">13440x13440</text:p>
          </table:table-cell>
          <table:table-cell table:style-name="Πίνακας21.B3" office:value-type="float" office:value="0.53">
            <text:p text:style-name="P240">0,53</text:p>
          </table:table-cell>
          <table:table-cell table:style-name="Πίνακας21.C3" office:value-type="float" office:value="0.53">
            <text:p text:style-name="P174">0,53</text:p>
          </table:table-cell>
        </table:table-row>
        <table:table-row>
          <table:table-cell table:style-name="Πίνακας21.A2" office:value-type="string">
            <text:p text:style-name="P249">26880x26880</text:p>
          </table:table-cell>
          <table:table-cell table:style-name="Πίνακας21.B3" office:value-type="float" office:value="0.53">
            <text:p text:style-name="P235">0,53</text:p>
          </table:table-cell>
          <table:table-cell table:style-name="Πίνακας21.C3" office:value-type="float" office:value="0.54">
            <text:p text:style-name="P174">0,54</text:p>
          </table:table-cell>
        </table:table-row>
      </table:table>
      <text:p text:style-name="P39"/>
      <text:p text:style-name="P39"/>
      <table:table table:name="Πίνακας22" table:style-name="Πίνακας22">
        <table:table-column table:style-name="Πίνακας22.A"/>
        <table:table-column table:style-name="Πίνακας22.B"/>
        <table:table-column table:style-name="Πίνακας22.C"/>
        <table:table-row>
          <table:table-cell table:style-name="Πίνακας22.A1" table:number-columns-spanned="3" office:value-type="string">
            <text:p text:style-name="P273">Αποδοτικότητα για <text:span text:style-name="T20">36</text:span> διεργασίες</text:p>
          </table:table-cell>
          <table:covered-table-cell/>
          <table:covered-table-cell/>
        </table:table-row>
        <table:table-row>
          <table:table-cell table:style-name="Πίνακας22.A2" office:value-type="string">
            <text:p text:style-name="P273"/>
          </table:table-cell>
          <table:table-cell table:style-name="Πίνακας22.A2" office:value-type="string">
            <text:p text:style-name="P273">Με <text:span text:style-name="T1">Allreduce</text:span></text:p>
          </table:table-cell>
          <table:table-cell table:style-name="Πίνακας22.C2" office:value-type="string">
            <text:p text:style-name="P273">Χωρίς <text:span text:style-name="T1">Allreduce</text:span></text:p>
          </table:table-cell>
        </table:table-row>
        <table:table-row>
          <table:table-cell table:style-name="Πίνακας22.A2" office:value-type="string">
            <text:p text:style-name="P250">840x840</text:p>
          </table:table-cell>
          <table:table-cell table:style-name="Πίνακας22.B3" office:value-type="float" office:value="0.15">
            <text:p text:style-name="P240">0,15</text:p>
          </table:table-cell>
          <table:table-cell table:style-name="Πίνακας22.C3" office:value-type="float" office:value="0.26">
            <text:p text:style-name="P175">0,26</text:p>
          </table:table-cell>
        </table:table-row>
        <table:table-row>
          <table:table-cell table:style-name="Πίνακας22.A2" office:value-type="string">
            <text:p text:style-name="P250">1680x1680</text:p>
          </table:table-cell>
          <table:table-cell table:style-name="Πίνακας22.B3" office:value-type="float" office:value="0.41">
            <text:p text:style-name="P240">0,41</text:p>
          </table:table-cell>
          <table:table-cell table:style-name="Πίνακας22.C3" office:value-type="float" office:value="0.55">
            <text:p text:style-name="P175">0,55</text:p>
          </table:table-cell>
        </table:table-row>
        <table:table-row>
          <table:table-cell table:style-name="Πίνακας22.A2" office:value-type="string">
            <text:p text:style-name="P250">3360x3360</text:p>
          </table:table-cell>
          <table:table-cell table:style-name="Πίνακας22.B3" office:value-type="float" office:value="0.46">
            <text:p text:style-name="P240">0,46</text:p>
          </table:table-cell>
          <table:table-cell table:style-name="Πίνακας22.C3" office:value-type="float" office:value="0.51">
            <text:p text:style-name="P175">0,51</text:p>
          </table:table-cell>
        </table:table-row>
        <table:table-row>
          <table:table-cell table:style-name="Πίνακας22.A2" office:value-type="string">
            <text:p text:style-name="P250">6720x6720</text:p>
          </table:table-cell>
          <table:table-cell table:style-name="Πίνακας22.B3" office:value-type="float" office:value="0.47">
            <text:p text:style-name="P240">0,47</text:p>
          </table:table-cell>
          <table:table-cell table:style-name="Πίνακας22.C3" office:value-type="float" office:value="0.48">
            <text:p text:style-name="P176">0,48</text:p>
          </table:table-cell>
        </table:table-row>
        <table:table-row>
          <table:table-cell table:style-name="Πίνακας22.A2" office:value-type="string">
            <text:p text:style-name="P250">13440x13440</text:p>
          </table:table-cell>
          <table:table-cell table:style-name="Πίνακας22.B3" office:value-type="float" office:value="0.49">
            <text:p text:style-name="P240">0,49</text:p>
          </table:table-cell>
          <table:table-cell table:style-name="Πίνακας22.C3" office:value-type="float" office:value="0.49">
            <text:p text:style-name="P177">0,49</text:p>
          </table:table-cell>
        </table:table-row>
        <table:table-row>
          <table:table-cell table:style-name="Πίνακας22.A2" office:value-type="string">
            <text:p text:style-name="P250">26880x26880</text:p>
          </table:table-cell>
          <table:table-cell table:style-name="Πίνακας22.B3" office:value-type="float" office:value="0.5">
            <text:p text:style-name="P235">0,50</text:p>
          </table:table-cell>
          <table:table-cell table:style-name="Πίνακας22.C3" office:value-type="float" office:value="0.5">
            <text:p text:style-name="P178">0,50</text:p>
          </table:table-cell>
        </table:table-row>
      </table:table>
      <text:p text:style-name="P40"/>
      <text:p text:style-name="P41"><text:soft-page-break/></text:p>
      <table:table table:name="Πίνακας23" table:style-name="Πίνακας23">
        <table:table-column table:style-name="Πίνακας23.A"/>
        <table:table-column table:style-name="Πίνακας23.B"/>
        <table:table-column table:style-name="Πίνακας23.C"/>
        <table:table-row>
          <table:table-cell table:style-name="Πίνακας23.A1" table:number-columns-spanned="3" office:value-type="string">
            <text:p text:style-name="P274">Αποδοτικότητα για <text:span text:style-name="T21">4</text:span><text:span text:style-name="T17">9</text:span> διεργασίες</text:p>
          </table:table-cell>
          <table:covered-table-cell/>
          <table:covered-table-cell/>
        </table:table-row>
        <table:table-row>
          <table:table-cell table:style-name="Πίνακας23.A2" office:value-type="string">
            <text:p text:style-name="P274"/>
          </table:table-cell>
          <table:table-cell table:style-name="Πίνακας23.A2" office:value-type="string">
            <text:p text:style-name="P274">Με <text:span text:style-name="T1">Allreduce</text:span></text:p>
          </table:table-cell>
          <table:table-cell table:style-name="Πίνακας23.C2" office:value-type="string">
            <text:p text:style-name="P274">Χωρίς <text:span text:style-name="T1">Allreduce</text:span></text:p>
          </table:table-cell>
        </table:table-row>
        <table:table-row>
          <table:table-cell table:style-name="Πίνακας23.A2" office:value-type="string">
            <text:p text:style-name="P251">840x840</text:p>
          </table:table-cell>
          <table:table-cell table:style-name="Πίνακας23.B3" office:value-type="float" office:value="0.13">
            <text:p text:style-name="P236">0,13</text:p>
          </table:table-cell>
          <table:table-cell table:style-name="Πίνακας23.C3" office:value-type="float" office:value="0.23">
            <text:p text:style-name="P179">0,23</text:p>
          </table:table-cell>
        </table:table-row>
        <table:table-row>
          <table:table-cell table:style-name="Πίνακας23.A2" office:value-type="string">
            <text:p text:style-name="P251">1680x1680</text:p>
          </table:table-cell>
          <table:table-cell table:style-name="Πίνακας23.B3" office:value-type="float" office:value="0.38">
            <text:p text:style-name="P236">0,38</text:p>
          </table:table-cell>
          <table:table-cell table:style-name="Πίνακας23.C3" office:value-type="float" office:value="0.46">
            <text:p text:style-name="P179">0,46</text:p>
          </table:table-cell>
        </table:table-row>
        <table:table-row>
          <table:table-cell table:style-name="Πίνακας23.A2" office:value-type="string">
            <text:p text:style-name="P251">3360x3360</text:p>
          </table:table-cell>
          <table:table-cell table:style-name="Πίνακας23.B3" office:value-type="float" office:value="0.56">
            <text:p text:style-name="P236">0,56</text:p>
          </table:table-cell>
          <table:table-cell table:style-name="Πίνακας23.C3" office:value-type="float" office:value="0.67">
            <text:p text:style-name="P179">0,67</text:p>
          </table:table-cell>
        </table:table-row>
        <table:table-row>
          <table:table-cell table:style-name="Πίνακας23.A2" office:value-type="string">
            <text:p text:style-name="P251">6720x6720</text:p>
          </table:table-cell>
          <table:table-cell table:style-name="Πίνακας23.B3" office:value-type="float" office:value="0.49">
            <text:p text:style-name="P236">0,49</text:p>
          </table:table-cell>
          <table:table-cell table:style-name="Πίνακας23.C3" office:value-type="float" office:value="0.52">
            <text:p text:style-name="P179">0,52</text:p>
          </table:table-cell>
        </table:table-row>
        <table:table-row>
          <table:table-cell table:style-name="Πίνακας23.A2" office:value-type="string">
            <text:p text:style-name="P251">13440x13440</text:p>
          </table:table-cell>
          <table:table-cell table:style-name="Πίνακας23.B3" office:value-type="float" office:value="0.52">
            <text:p text:style-name="P236">0,52</text:p>
          </table:table-cell>
          <table:table-cell table:style-name="Πίνακας23.C3" office:value-type="float" office:value="0.53">
            <text:p text:style-name="P180">0,53</text:p>
          </table:table-cell>
        </table:table-row>
        <table:table-row>
          <table:table-cell table:style-name="Πίνακας23.A2" office:value-type="string">
            <text:p text:style-name="P251">26880x26880</text:p>
          </table:table-cell>
          <table:table-cell table:style-name="Πίνακας23.B3" office:value-type="float" office:value="0.53">
            <text:p text:style-name="P239">0,53</text:p>
          </table:table-cell>
          <table:table-cell table:style-name="Πίνακας23.C3" office:value-type="float" office:value="0.54">
            <text:p text:style-name="P181">0,54</text:p>
          </table:table-cell>
        </table:table-row>
      </table:table>
      <text:p text:style-name="P41"/>
      <text:p text:style-name="P42"/>
      <table:table table:name="Πίνακας24" table:style-name="Πίνακας24">
        <table:table-column table:style-name="Πίνακας24.A"/>
        <table:table-column table:style-name="Πίνακας24.B"/>
        <table:table-column table:style-name="Πίνακας24.C"/>
        <table:table-row>
          <table:table-cell table:style-name="Πίνακας24.A1" table:number-columns-spanned="3" office:value-type="string">
            <text:p text:style-name="P275">Αποδοτικότητα για <text:span text:style-name="T22">64</text:span> διεργασίες</text:p>
          </table:table-cell>
          <table:covered-table-cell/>
          <table:covered-table-cell/>
        </table:table-row>
        <table:table-row>
          <table:table-cell table:style-name="Πίνακας24.A2" office:value-type="string">
            <text:p text:style-name="P275"/>
          </table:table-cell>
          <table:table-cell table:style-name="Πίνακας24.A2" office:value-type="string">
            <text:p text:style-name="P275">Με <text:span text:style-name="T1">Allreduce</text:span></text:p>
          </table:table-cell>
          <table:table-cell table:style-name="Πίνακας24.C2" office:value-type="string">
            <text:p text:style-name="P275">Χωρίς <text:span text:style-name="T1">Allreduce</text:span></text:p>
          </table:table-cell>
        </table:table-row>
        <table:table-row>
          <table:table-cell table:style-name="Πίνακας24.A2" office:value-type="string">
            <text:p text:style-name="P252">840x840</text:p>
          </table:table-cell>
          <table:table-cell table:style-name="Πίνακας24.B3" office:value-type="float" office:value="0.14">
            <text:p text:style-name="P236">0,14</text:p>
          </table:table-cell>
          <table:table-cell table:style-name="Πίνακας24.C3" office:value-type="float" office:value="0.18">
            <text:p text:style-name="P182">0,18</text:p>
          </table:table-cell>
        </table:table-row>
        <table:table-row>
          <table:table-cell table:style-name="Πίνακας24.A2" office:value-type="string">
            <text:p text:style-name="P252">1680x1680</text:p>
          </table:table-cell>
          <table:table-cell table:style-name="Πίνακας24.B3" office:value-type="float" office:value="0.35">
            <text:p text:style-name="P236">0,35</text:p>
          </table:table-cell>
          <table:table-cell table:style-name="Πίνακας24.C3" office:value-type="float" office:value="0.43">
            <text:p text:style-name="P182">0,43</text:p>
          </table:table-cell>
        </table:table-row>
        <table:table-row>
          <table:table-cell table:style-name="Πίνακας24.A2" office:value-type="string">
            <text:p text:style-name="P252">3360x3360</text:p>
          </table:table-cell>
          <table:table-cell table:style-name="Πίνακας24.B3" office:value-type="float" office:value="0.56">
            <text:p text:style-name="P236">0,56</text:p>
          </table:table-cell>
          <table:table-cell table:style-name="Πίνακας24.C3" office:value-type="float" office:value="0.71">
            <text:p text:style-name="P182">0,71</text:p>
          </table:table-cell>
        </table:table-row>
        <table:table-row>
          <table:table-cell table:style-name="Πίνακας24.A2" office:value-type="string">
            <text:p text:style-name="P252">6720x6720</text:p>
          </table:table-cell>
          <table:table-cell table:style-name="Πίνακας24.B3" office:value-type="float" office:value="0.45">
            <text:p text:style-name="P236">0,45</text:p>
          </table:table-cell>
          <table:table-cell table:style-name="Πίνακας24.C3" office:value-type="float" office:value="0.49">
            <text:p text:style-name="P183">0,<text:span text:style-name="T70">49</text:span></text:p>
          </table:table-cell>
        </table:table-row>
        <table:table-row>
          <table:table-cell table:style-name="Πίνακας24.A2" office:value-type="string">
            <text:p text:style-name="P252">13440x13440</text:p>
          </table:table-cell>
          <table:table-cell table:style-name="Πίνακας24.B3" office:value-type="float" office:value="0.48">
            <text:p text:style-name="P236">0,48</text:p>
          </table:table-cell>
          <table:table-cell table:style-name="Πίνακας24.C3" office:value-type="float" office:value="0.49">
            <text:p text:style-name="P184">0,<text:span text:style-name="T70">49</text:span></text:p>
          </table:table-cell>
        </table:table-row>
        <table:table-row>
          <table:table-cell table:style-name="Πίνακας24.A2" office:value-type="string">
            <text:p text:style-name="P252">26880x26880</text:p>
          </table:table-cell>
          <table:table-cell table:style-name="Πίνακας24.B3" office:value-type="float" office:value="0.49">
            <text:p text:style-name="P236">0,49</text:p>
          </table:table-cell>
          <table:table-cell table:style-name="Πίνακας24.C3" office:value-type="float" office:value="0.5">
            <text:p text:style-name="P185">0,<text:span text:style-name="T70">50</text:span></text:p>
          </table:table-cell>
        </table:table-row>
      </table:table>
      <text:p text:style-name="P42"><text:s text:c="6"/></text:p>
      <text:p text:style-name="P43"/>
      <table:table table:name="Πίνακας25" table:style-name="Πίνακας25">
        <table:table-column table:style-name="Πίνακας25.A"/>
        <table:table-column table:style-name="Πίνακας25.B"/>
        <table:table-column table:style-name="Πίνακας25.C"/>
        <table:table-row>
          <table:table-cell table:style-name="Πίνακας25.A1" table:number-columns-spanned="3" office:value-type="string">
            <text:p text:style-name="P276">Αποδοτικότητα για <text:span text:style-name="T23">80</text:span> διεργασίες</text:p>
          </table:table-cell>
          <table:covered-table-cell/>
          <table:covered-table-cell/>
        </table:table-row>
        <table:table-row>
          <table:table-cell table:style-name="Πίνακας25.A2" office:value-type="string">
            <text:p text:style-name="P276"/>
          </table:table-cell>
          <table:table-cell table:style-name="Πίνακας25.A2" office:value-type="string">
            <text:p text:style-name="P276">Με <text:span text:style-name="T1">Allreduce</text:span></text:p>
          </table:table-cell>
          <table:table-cell table:style-name="Πίνακας25.C2" office:value-type="string">
            <text:p text:style-name="P276">Χωρίς <text:span text:style-name="T1">Allreduce</text:span></text:p>
          </table:table-cell>
        </table:table-row>
        <table:table-row>
          <table:table-cell table:style-name="Πίνακας25.A2" office:value-type="string">
            <text:p text:style-name="P253">840x840</text:p>
          </table:table-cell>
          <table:table-cell table:style-name="Πίνακας25.B3" office:value-type="float" office:value="0.06">
            <text:p text:style-name="P237">0,06</text:p>
          </table:table-cell>
          <table:table-cell table:style-name="Πίνακας25.C3" office:value-type="float" office:value="0.1">
            <text:p text:style-name="P155"><text:span text:style-name="T69">0</text:span>,10</text:p>
          </table:table-cell>
        </table:table-row>
        <table:table-row>
          <table:table-cell table:style-name="Πίνακας25.A2" office:value-type="string">
            <text:p text:style-name="P253">1680x1680</text:p>
          </table:table-cell>
          <table:table-cell table:style-name="Πίνακας25.B3" office:value-type="float" office:value="0.19">
            <text:p text:style-name="P237">0,19</text:p>
          </table:table-cell>
          <table:table-cell table:style-name="Πίνακας25.C3" office:value-type="float" office:value="0.3">
            <text:p text:style-name="P188">0,30</text:p>
          </table:table-cell>
        </table:table-row>
        <table:table-row>
          <table:table-cell table:style-name="Πίνακας25.A2" office:value-type="string">
            <text:p text:style-name="P253">3360x3360</text:p>
          </table:table-cell>
          <table:table-cell table:style-name="Πίνακας25.B3" office:value-type="float" office:value="0.46">
            <text:p text:style-name="P237">0,46</text:p>
          </table:table-cell>
          <table:table-cell table:style-name="Πίνακας25.C3" office:value-type="float" office:value="0.6">
            <text:p text:style-name="P189">0,60</text:p>
          </table:table-cell>
        </table:table-row>
        <table:table-row>
          <table:table-cell table:style-name="Πίνακας25.A2" office:value-type="string">
            <text:p text:style-name="P253">6720x6720</text:p>
          </table:table-cell>
          <table:table-cell table:style-name="Πίνακας25.B3" office:value-type="float" office:value="0.43">
            <text:p text:style-name="P237">0,43</text:p>
          </table:table-cell>
          <table:table-cell table:style-name="Πίνακας25.C3" office:value-type="float" office:value="0.68">
            <text:p text:style-name="P198"><text:span text:style-name="T16">0,6</text:span><text:span text:style-name="T1">8</text:span></text:p>
          </table:table-cell>
        </table:table-row>
        <table:table-row>
          <table:table-cell table:style-name="Πίνακας25.A2" office:value-type="string">
            <text:p text:style-name="P253">13440x13440</text:p>
          </table:table-cell>
          <table:table-cell table:style-name="Πίνακας25.B3" office:value-type="float" office:value="0.48">
            <text:p text:style-name="P238">0,48</text:p>
          </table:table-cell>
          <table:table-cell table:style-name="Πίνακας25.C3" office:value-type="float" office:value="0.49">
            <text:p text:style-name="P190">0,49</text:p>
          </table:table-cell>
        </table:table-row>
        <table:table-row>
          <table:table-cell table:style-name="Πίνακας25.A2" office:value-type="string">
            <text:p text:style-name="P253">26880x26880</text:p>
          </table:table-cell>
          <table:table-cell table:style-name="Πίνακας25.B3" office:value-type="float" office:value="0.49">
            <text:p text:style-name="P238">0,49</text:p>
          </table:table-cell>
          <table:table-cell table:style-name="Πίνακας25.C3" office:value-type="float" office:value="0.5">
            <text:p text:style-name="P191">0,50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28"><text:soft-page-break/>VI. <text:span text:style-name="T35">Υβριδικό </text:span>MPI + OpenMP</text:p>
      <text:p text:style-name="P329"/>
      <text:p text:style-name="P315">Μετρήσεις χωρίς ιδιαίτερο <text:span text:style-name="T1">scheduling, </text:span>με <text:span text:style-name="T1">collapse </text:span>στο διπλό <text:span text:style-name="T1">for.</text:span></text:p>
      <text:p text:style-name="P12"/>
      <table:table table:name="Πίνακας26" table:style-name="Πίνακας26">
        <table:table-column table:style-name="Πίνακας26.A"/>
        <table:table-column table:style-name="Πίνακας26.B"/>
        <table:table-column table:style-name="Πίνακας26.C"/>
        <table:table-column table:style-name="Πίνακας26.B"/>
        <table:table-column table:style-name="Πίνακας26.C" table:number-columns-repeated="3"/>
        <table:table-column table:style-name="Πίνακας26.H"/>
        <table:table-row>
          <table:table-cell table:style-name="Πίνακας26.A1" office:value-type="string">
            <text:p text:style-name="P277"/>
          </table:table-cell>
          <table:table-cell table:style-name="Πίνακας26.A1" office:value-type="string">
            <text:p text:style-name="P295">1<text:span text:style-name="T35">δ-4ν</text:span></text:p>
          </table:table-cell>
          <table:table-cell table:style-name="Πίνακας26.A1" office:value-type="string">
            <text:p text:style-name="P278">1δ-8ν</text:p>
          </table:table-cell>
          <table:table-cell table:style-name="Πίνακας26.A1" office:value-type="string">
            <text:p text:style-name="P281">2δ-2ν <text:span text:style-name="T1">EACH</text:span></text:p>
          </table:table-cell>
          <table:table-cell table:style-name="Πίνακας26.A1" office:value-type="string">
            <text:p text:style-name="P279">2δ-4ν <text:span text:style-name="T24">EACH</text:span></text:p>
          </table:table-cell>
          <table:table-cell table:style-name="Πίνακας26.A1" office:value-type="string">
            <text:p text:style-name="P279">2δ-8ν <text:span text:style-name="T24">EACH</text:span></text:p>
          </table:table-cell>
          <table:table-cell table:style-name="Πίνακας26.A1" office:value-type="string">
            <text:p text:style-name="P279">4δ-2ν <text:span text:style-name="T24">EACH</text:span></text:p>
          </table:table-cell>
          <table:table-cell table:style-name="Πίνακας26.H1" office:value-type="string">
            <text:p text:style-name="P279">4δ-4ν <text:span text:style-name="T24">EACH</text:span></text:p>
          </table:table-cell>
        </table:table-row>
        <table:table-row>
          <table:table-cell table:style-name="Πίνακας26.A2" office:value-type="string">
            <text:p text:style-name="P279">840<text:span text:style-name="T1">x840</text:span></text:p>
          </table:table-cell>
          <table:table-cell table:style-name="Πίνακας26.B2" office:value-type="float" office:value="0.202">
            <text:p text:style-name="P297">0,202</text:p>
          </table:table-cell>
          <table:table-cell table:style-name="Πίνακας26.B2" office:value-type="float" office:value="0.106">
            <text:p text:style-name="P255">0,106</text:p>
          </table:table-cell>
          <table:table-cell table:style-name="Πίνακας26.B2" office:value-type="float" office:value="0.208">
            <text:p text:style-name="P285">0,208</text:p>
          </table:table-cell>
          <table:table-cell table:style-name="Πίνακας26.B2" office:value-type="float" office:value="0.109">
            <text:p text:style-name="P255">0,109</text:p>
          </table:table-cell>
          <table:table-cell table:style-name="Πίνακας26.B2" office:value-type="float" office:value="1.215">
            <text:p text:style-name="P255">1,215</text:p>
          </table:table-cell>
          <table:table-cell table:style-name="Πίνακας26.B2" office:value-type="float" office:value="0.117">
            <text:p text:style-name="P255">0,117</text:p>
          </table:table-cell>
          <table:table-cell table:style-name="Πίνακας26.H2" office:value-type="float" office:value="1.28">
            <text:p text:style-name="P255">1,280</text:p>
          </table:table-cell>
        </table:table-row>
        <table:table-row>
          <table:table-cell table:style-name="Πίνακας26.A2" office:value-type="string">
            <text:p text:style-name="P254">1680x1680</text:p>
          </table:table-cell>
          <table:table-cell table:style-name="Πίνακας26.B2" office:value-type="float" office:value="0.809">
            <text:p text:style-name="P298">0,809</text:p>
          </table:table-cell>
          <table:table-cell table:style-name="Πίνακας26.B2" office:value-type="float" office:value="0.433">
            <text:p text:style-name="P256">0,433</text:p>
          </table:table-cell>
          <table:table-cell table:style-name="Πίνακας26.B2" office:value-type="float" office:value="0.829">
            <text:p text:style-name="P286">0,829</text:p>
          </table:table-cell>
          <table:table-cell table:style-name="Πίνακας26.B2" office:value-type="float" office:value="0.451">
            <text:p text:style-name="P256">0,451</text:p>
          </table:table-cell>
          <table:table-cell table:style-name="Πίνακας26.B2" office:value-type="float" office:value="1.923">
            <text:p text:style-name="P256">1,923</text:p>
          </table:table-cell>
          <table:table-cell table:style-name="Πίνακας26.B2" office:value-type="float" office:value="0.463">
            <text:p text:style-name="P256">0,463</text:p>
          </table:table-cell>
          <table:table-cell table:style-name="Πίνακας26.H2" office:value-type="float" office:value="1.746">
            <text:p text:style-name="P256">1,746</text:p>
          </table:table-cell>
        </table:table-row>
        <table:table-row>
          <table:table-cell table:style-name="Πίνακας26.A2" office:value-type="string">
            <text:p text:style-name="P254">3360x3360</text:p>
          </table:table-cell>
          <table:table-cell table:style-name="Πίνακας26.B2" office:value-type="float" office:value="3.218">
            <text:p text:style-name="P299">3,218</text:p>
          </table:table-cell>
          <table:table-cell table:style-name="Πίνακας26.B2" office:value-type="float" office:value="1.765">
            <text:p text:style-name="P257">1,765</text:p>
          </table:table-cell>
          <table:table-cell table:style-name="Πίνακας26.B2" office:value-type="float" office:value="3.264">
            <text:p text:style-name="P287">3,264</text:p>
          </table:table-cell>
          <table:table-cell table:style-name="Πίνακας26.B2" office:value-type="float" office:value="1.803">
            <text:p text:style-name="P257">1,803</text:p>
          </table:table-cell>
          <table:table-cell table:style-name="Πίνακας26.B2" office:value-type="float" office:value="3.379">
            <text:p text:style-name="P257">3,379</text:p>
          </table:table-cell>
          <table:table-cell table:style-name="Πίνακας26.B2" office:value-type="float" office:value="1.805">
            <text:p text:style-name="P257">1,805</text:p>
          </table:table-cell>
          <table:table-cell table:style-name="Πίνακας26.H2" office:value-type="float" office:value="3.396">
            <text:p text:style-name="P257">3,396</text:p>
          </table:table-cell>
        </table:table-row>
        <table:table-row>
          <table:table-cell table:style-name="Πίνακας26.A2" office:value-type="string">
            <text:p text:style-name="P254">6720x6720</text:p>
          </table:table-cell>
          <table:table-cell table:style-name="Πίνακας26.B2" office:value-type="float" office:value="12.85">
            <text:p text:style-name="P300">12,850</text:p>
          </table:table-cell>
          <table:table-cell table:style-name="Πίνακας26.B2" office:value-type="float" office:value="7.033">
            <text:p text:style-name="P258">7,033</text:p>
          </table:table-cell>
          <table:table-cell table:style-name="Πίνακας26.B2" office:value-type="float" office:value="12.912">
            <text:p text:style-name="P288">12,9<text:span text:style-name="T73">12</text:span></text:p>
          </table:table-cell>
          <table:table-cell table:style-name="Πίνακας26.B2" office:value-type="float" office:value="7.152">
            <text:p text:style-name="P258">7,152</text:p>
          </table:table-cell>
          <table:table-cell table:style-name="Πίνακας26.B2" office:value-type="float" office:value="8.82">
            <text:p text:style-name="P258">8,820</text:p>
          </table:table-cell>
          <table:table-cell table:style-name="Πίνακας26.B2" office:value-type="float" office:value="7.075">
            <text:p text:style-name="P258">7,075</text:p>
          </table:table-cell>
          <table:table-cell table:style-name="Πίνακας26.H2" office:value-type="float" office:value="8.984">
            <text:p text:style-name="P258">8,984</text:p>
          </table:table-cell>
        </table:table-row>
        <table:table-row>
          <table:table-cell table:style-name="Πίνακας26.A2" office:value-type="string">
            <text:p text:style-name="P254">13440x13440</text:p>
          </table:table-cell>
          <table:table-cell table:style-name="Πίνακας26.B2" office:value-type="float" office:value="51.306">
            <text:p text:style-name="P302">51,306</text:p>
          </table:table-cell>
          <table:table-cell table:style-name="Πίνακας26.B2" office:value-type="float" office:value="27.98">
            <text:p text:style-name="P258">27,980</text:p>
          </table:table-cell>
          <table:table-cell table:style-name="Πίνακας26.B2" office:value-type="float" office:value="51.536">
            <text:p text:style-name="P290">51,536</text:p>
          </table:table-cell>
          <table:table-cell table:style-name="Πίνακας26.E6" office:value-type="float" office:value="28.361">
            <text:p text:style-name="P258">28,36</text:p>
          </table:table-cell>
          <table:table-cell table:style-name="Πίνακας26.B2" office:value-type="float" office:value="30.682">
            <text:p text:style-name="P258">30,682</text:p>
          </table:table-cell>
          <table:table-cell table:style-name="Πίνακας26.B2" office:value-type="float" office:value="28.208">
            <text:p text:style-name="P258">28,208</text:p>
          </table:table-cell>
          <table:table-cell table:style-name="Πίνακας26.H2" office:value-type="float" office:value="31.106">
            <text:p text:style-name="P258">31,106</text:p>
          </table:table-cell>
        </table:table-row>
        <table:table-row>
          <table:table-cell table:style-name="Πίνακας26.A2" office:value-type="string">
            <text:p text:style-name="P254">26880x26880</text:p>
          </table:table-cell>
          <table:table-cell table:style-name="Πίνακας26.B2" office:value-type="float" office:value="205.701">
            <text:p text:style-name="P304">205,701</text:p>
          </table:table-cell>
          <table:table-cell table:style-name="Πίνακας26.B2" office:value-type="float" office:value="113.582">
            <text:p text:style-name="P259">113,582</text:p>
          </table:table-cell>
          <table:table-cell table:style-name="Πίνακας26.B2" office:value-type="float" office:value="206.302">
            <text:p text:style-name="P292">206,302</text:p>
          </table:table-cell>
          <table:table-cell table:style-name="Πίνακας26.B2" office:value-type="float" office:value="112.453">
            <text:p text:style-name="P259">112,453</text:p>
          </table:table-cell>
          <table:table-cell table:style-name="Πίνακας26.B2" office:value-type="float" office:value="117.208">
            <text:p text:style-name="P259">117,208</text:p>
          </table:table-cell>
          <table:table-cell table:style-name="Πίνακας26.B2" office:value-type="float" office:value="112.807">
            <text:p text:style-name="P259">112,807</text:p>
          </table:table-cell>
          <table:table-cell table:style-name="Πίνακας26.H2" office:value-type="float" office:value="118.015">
            <text:p text:style-name="P259">118,015</text:p>
          </table:table-cell>
        </table:table-row>
      </table:table>
      <text:p text:style-name="P13"/>
      <text:p text:style-name="P319">Ενδεικτικά, αντιγράφοντας το 2διεργασίες ανά κόμβο και 2 νήματα ανά διεργασία σε 9 κόμβους, παίρνοντας επομένως 18 διεργασίες και 36 νήματα, παίρνουμε χρόνο 0,046 <text:span text:style-name="T74">για το </text:span><text:span text:style-name="T25">840x840. </text:span><text:span text:style-name="T75">Βελτίωση σε σχέση με τις 36 διεργασίες!</text:span></text:p>
      <text:p text:style-name="P321">Αντιγράφοντας το 1διεργασία ανά κόμβο και 4 νήματα ανά διεργασία, <text:span text:style-name="T76">με 9 διεργασίες σε 9 κόμβους, παίρνουμε χρόνο </text:span><text:span text:style-name="T26">0,043 </text:span><text:span text:style-name="T77">για το </text:span><text:span text:style-name="T26">840x840. </text:span><text:span text:style-name="T77">Πάλι καλύτερο. Μάλλον θα προτιμήσω αυτό. Ας το δοκιμάσουμε σε ένα ελαφρώς μεγαλύτερο μέγεθος.</text:span></text:p>
      <text:p text:style-name="P321"/>
      <text:p text:style-name="P321"><text:span text:style-name="T78">Για το </text:span><text:span text:style-name="T27">6720x6720, 1x4 </text:span><text:span text:style-name="T78">σε 9 κόμβους, παίρνω 1,499. Για το 2</text:span><text:span text:style-name="T28">x2 </text:span><text:span text:style-name="T79">σε 9 κόμβους, παίρνω </text:span><text:span text:style-name="T29">1,490</text:span><text:span text:style-name="T79">. </text:span></text:p>
      <text:p text:style-name="P321"/>
      <text:p text:style-name="P323">Για το 26880<text:span text:style-name="T1">x26880, 1x4 </text:span>παίρνω <text:span text:style-name="T30">23,114</text:span>. Για το <text:span text:style-name="T1">2x2 </text:span>παίρνω <text:span text:style-name="T31">23,104</text:span>.</text:p>
      <text:p text:style-name="P13"/>
      <text:p text:style-name="P325">Επιβάρυνση ορισμένων δευτερολέπτων στις περιπτώσεις που υπάρχουν 16 νήματα στον κόμβο. Το <text:span text:style-name="T1">overhead </text:span>δημιουργίας τους δεν αξίζει;</text:p>
      <text:p text:style-name="P325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><text:soft-page-break/>Μετρήσεις χωρίς ιδιαίτερο <text:span text:style-name="T1">scheduling, </text:span>με <text:span text:style-name="T80">παραλληλοποίηση του εξωτερικού </text:span><text:span text:style-name="T1">for </text:span><text:span text:style-name="T80">μόνο στο διπλό </text:span><text:span text:style-name="T32">for</text:span><text:span text:style-name="T1">.</text:span></text:p>
      <text:p text:style-name="P327"/>
      <table:table table:name="Πίνακας27" table:style-name="Πίνακας27">
        <table:table-column table:style-name="Πίνακας27.A"/>
        <table:table-column table:style-name="Πίνακας27.B"/>
        <table:table-column table:style-name="Πίνακας27.C"/>
        <table:table-column table:style-name="Πίνακας27.B"/>
        <table:table-column table:style-name="Πίνακας27.C" table:number-columns-repeated="3"/>
        <table:table-column table:style-name="Πίνακας27.H"/>
        <table:table-row>
          <table:table-cell table:style-name="Πίνακας27.A1" office:value-type="string">
            <text:p text:style-name="P310"/>
          </table:table-cell>
          <table:table-cell table:style-name="Πίνακας27.A1" office:value-type="string">
            <text:p text:style-name="P296">1<text:span text:style-name="T35">δ-4ν</text:span></text:p>
          </table:table-cell>
          <table:table-cell table:style-name="Πίνακας27.A1" office:value-type="string">
            <text:p text:style-name="P280">1δ-8ν</text:p>
          </table:table-cell>
          <table:table-cell table:style-name="Πίνακας27.A1" office:value-type="string">
            <text:p text:style-name="P282">2δ-2ν <text:span text:style-name="T1">EACH</text:span></text:p>
          </table:table-cell>
          <table:table-cell table:style-name="Πίνακας27.A1" office:value-type="string">
            <text:p text:style-name="P311">2δ-4ν <text:span text:style-name="T24">EACH</text:span></text:p>
          </table:table-cell>
          <table:table-cell table:style-name="Πίνακας27.A1" office:value-type="string">
            <text:p text:style-name="P311">2δ-8ν <text:span text:style-name="T24">EACH</text:span></text:p>
          </table:table-cell>
          <table:table-cell table:style-name="Πίνακας27.A1" office:value-type="string">
            <text:p text:style-name="P311">4δ-2ν <text:span text:style-name="T24">EACH</text:span></text:p>
          </table:table-cell>
          <table:table-cell table:style-name="Πίνακας27.H1" office:value-type="string">
            <text:p text:style-name="P311">4δ-4ν <text:span text:style-name="T24">EACH</text:span></text:p>
          </table:table-cell>
        </table:table-row>
        <table:table-row>
          <table:table-cell table:style-name="Πίνακας27.A2" office:value-type="string">
            <text:p text:style-name="P311">840<text:span text:style-name="T1">x840</text:span></text:p>
          </table:table-cell>
          <table:table-cell table:style-name="Πίνακας27.B2" office:value-type="float" office:value="0.324">
            <text:p text:style-name="P306">0,324</text:p>
          </table:table-cell>
          <table:table-cell table:style-name="Πίνακας27.B2" office:value-type="float" office:value="0.167">
            <text:p text:style-name="P306">0,167</text:p>
          </table:table-cell>
          <table:table-cell table:style-name="Πίνακας27.B2" office:value-type="float" office:value="0.332">
            <text:p text:style-name="P306">0,332</text:p>
          </table:table-cell>
          <table:table-cell table:style-name="Πίνακας27.B2" office:value-type="float" office:value="0.177">
            <text:p text:style-name="P306">0,177</text:p>
          </table:table-cell>
          <table:table-cell table:style-name="Πίνακας27.B2" office:value-type="float" office:value="1.679">
            <text:p text:style-name="P306">1,679</text:p>
          </table:table-cell>
          <table:table-cell table:style-name="Πίνακας27.B2" office:value-type="float" office:value="0.187">
            <text:p text:style-name="P306">0,187</text:p>
          </table:table-cell>
          <table:table-cell table:style-name="Πίνακας27.H2" office:value-type="float" office:value="1.418">
            <text:p text:style-name="P306">1,418</text:p>
          </table:table-cell>
        </table:table-row>
        <table:table-row>
          <table:table-cell table:style-name="Πίνακας27.A2" office:value-type="string">
            <text:p text:style-name="P294">1680x1680</text:p>
          </table:table-cell>
          <table:table-cell table:style-name="Πίνακας27.B2" office:value-type="float" office:value="1.302">
            <text:p text:style-name="P307">1,302</text:p>
          </table:table-cell>
          <table:table-cell table:style-name="Πίνακας27.B2" office:value-type="float" office:value="0.661">
            <text:p text:style-name="P307">0,661</text:p>
          </table:table-cell>
          <table:table-cell table:style-name="Πίνακας27.B2" office:value-type="float" office:value="1.313">
            <text:p text:style-name="P307">1,313</text:p>
          </table:table-cell>
          <table:table-cell table:style-name="Πίνακας27.B2" office:value-type="float" office:value="0.674">
            <text:p text:style-name="P307">0,674</text:p>
          </table:table-cell>
          <table:table-cell table:style-name="Πίνακας27.B2" office:value-type="float" office:value="2.157">
            <text:p text:style-name="P307">2,157</text:p>
          </table:table-cell>
          <table:table-cell table:style-name="Πίνακας27.B2" office:value-type="float" office:value="0.684">
            <text:p text:style-name="P307">0,684</text:p>
          </table:table-cell>
          <table:table-cell table:style-name="Πίνακας27.H2" office:value-type="float" office:value="2.027">
            <text:p text:style-name="P307">2,027</text:p>
          </table:table-cell>
        </table:table-row>
        <table:table-row>
          <table:table-cell table:style-name="Πίνακας27.A2" office:value-type="string">
            <text:p text:style-name="P294">3360x3360</text:p>
          </table:table-cell>
          <table:table-cell table:style-name="Πίνακας27.B2" office:value-type="float" office:value="5.18">
            <text:p text:style-name="P308">5,180</text:p>
          </table:table-cell>
          <table:table-cell table:style-name="Πίνακας27.B2" office:value-type="float" office:value="2.614">
            <text:p text:style-name="P308">2,614</text:p>
          </table:table-cell>
          <table:table-cell table:style-name="Πίνακας27.B2" office:value-type="float" office:value="5.224">
            <text:p text:style-name="P308">5,224</text:p>
          </table:table-cell>
          <table:table-cell table:style-name="Πίνακας27.B2" office:value-type="float" office:value="2.659">
            <text:p text:style-name="P308">2,659</text:p>
          </table:table-cell>
          <table:table-cell table:style-name="Πίνακας27.B2" office:value-type="float" office:value="4.265">
            <text:p text:style-name="P308">4,265</text:p>
          </table:table-cell>
          <table:table-cell table:style-name="Πίνακας27.B2" office:value-type="float" office:value="2.654">
            <text:p text:style-name="P308">2,654</text:p>
          </table:table-cell>
          <table:table-cell table:style-name="Πίνακας27.H2" office:value-type="float" office:value="4.378">
            <text:p text:style-name="P309">4,378</text:p>
          </table:table-cell>
        </table:table-row>
        <table:table-row>
          <table:table-cell table:style-name="Πίνακας27.A2" office:value-type="string">
            <text:p text:style-name="P294">6720x6720</text:p>
          </table:table-cell>
          <table:table-cell table:style-name="Πίνακας27.B2">
            <text:p text:style-name="P301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89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83"/>
          </table:table-cell>
          <table:table-cell table:style-name="Πίνακας27.H2">
            <text:p text:style-name="P283"/>
          </table:table-cell>
        </table:table-row>
        <table:table-row>
          <table:table-cell table:style-name="Πίνακας27.A2" office:value-type="string">
            <text:p text:style-name="P294">13440x13440</text:p>
          </table:table-cell>
          <table:table-cell table:style-name="Πίνακας27.B2">
            <text:p text:style-name="P303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91"/>
          </table:table-cell>
          <table:table-cell table:style-name="Πίνακας27.E6">
            <text:p text:style-name="P283"/>
          </table:table-cell>
          <table:table-cell table:style-name="Πίνακας27.B2">
            <text:p text:style-name="P283"/>
          </table:table-cell>
          <table:table-cell table:style-name="Πίνακας27.B2">
            <text:p text:style-name="P283"/>
          </table:table-cell>
          <table:table-cell table:style-name="Πίνακας27.H2">
            <text:p text:style-name="P283"/>
          </table:table-cell>
        </table:table-row>
        <table:table-row>
          <table:table-cell table:style-name="Πίνακας27.A2" office:value-type="string">
            <text:p text:style-name="P294">26880x26880</text:p>
          </table:table-cell>
          <table:table-cell table:style-name="Πίνακας27.B2">
            <text:p text:style-name="P305"/>
          </table:table-cell>
          <table:table-cell table:style-name="Πίνακας27.B2">
            <text:p text:style-name="P284"/>
          </table:table-cell>
          <table:table-cell table:style-name="Πίνακας27.B2">
            <text:p text:style-name="P293"/>
          </table:table-cell>
          <table:table-cell table:style-name="Πίνακας27.B2">
            <text:p text:style-name="P284"/>
          </table:table-cell>
          <table:table-cell table:style-name="Πίνακας27.B2">
            <text:p text:style-name="P284"/>
          </table:table-cell>
          <table:table-cell table:style-name="Πίνακας27.B2">
            <text:p text:style-name="P284"/>
          </table:table-cell>
          <table:table-cell table:style-name="Πίνακας27.H2">
            <text:p text:style-name="P284"/>
          </table:table-cell>
        </table:table-row>
      </table:table>
      <text:p text:style-name="P318"/>
      <text:p text:style-name="P320">Ενδεικτικά, αντιγράφοντας το 2διεργασίες ανά κόμβο και 2 νήματα ανά διεργασία σε 9 κόμβους, παίρνοντας επομένως 18 διεργασίες και 36 νήματα, παίρνουμε χρόνο 0,0<text:span text:style-name="T33">59</text:span> <text:span text:style-name="T74">για το </text:span><text:span text:style-name="T25">840x840. </text:span><text:span text:style-name="T75">Βελτίωση σε σχέση με τις 36 διεργασίες, αλλά χειρότερα σε σχέση με το προηγούμενο!</text:span></text:p>
      <text:p text:style-name="P322">Αντιγράφοντας το 1διεργασία ανά κόμβο και 4 νήματα ανά διεργασία, <text:span text:style-name="T76">με 9 διεργασίες σε 9 κόμβους, παίρνουμε χρόνο </text:span><text:span text:style-name="T26">0,0</text:span><text:span text:style-name="T34">56</text:span><text:span text:style-name="T26"> </text:span><text:span text:style-name="T77">για το </text:span><text:span text:style-name="T26">840x840. </text:span><text:span text:style-name="T77">Πάλι καλύτερο, αλλά χειρότερο. Μάλλον θα προτιμήσω αυτό. Ας το δοκιμάσουμε σε ένα ελαφρώς μεγαλύτερο μέγεθος.</text:span></text:p>
      <text:p text:style-name="P32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Πως θέλω να χωρίσω τα νήματα σε διεργασίες;</text:p>
      <text:p text:style-name="P14">Για να εκμεταλλευτώ <text:span text:style-name="T72">τον χωρισμό του καρτεσιανού πλέγματος που έχω μέχρι στιγμής, μπορώ να κάνω το εξής</text:span></text:p>
      <text:list xml:id="list1641437986" text:style-name="L1">
        <text:list-item>
          <text:p text:style-name="P312">4 νήματα</text:p>
          <text:list>
            <text:list-item>
              <text:p text:style-name="P312">1 διεργασία – <text:span text:style-name="T72">4</text:span> νήματα</text:p>
            </text:list-item>
          </text:list>
        </text:list-item>
        <text:list-item>
          <text:p text:style-name="P312">16 νήματα</text:p>
          <text:list>
            <text:list-item>
              <text:p text:style-name="P314">4 διεργασίες – 2 νήματα σε 2 κόμβους</text:p>
            </text:list-item>
          </text:list>
        </text:list-item>
        <text:list-item>
          <text:p text:style-name="P312"><text:soft-page-break/>36 <text:span text:style-name="T72">νήματα</text:span></text:p>
          <text:list>
            <text:list-item>
              <text:p text:style-name="P314">1 διεργασία – 4 νήματα σε 9 κόμβους </text:p>
            </text:list-item>
          </text:list>
        </text:list-item>
        <text:list-item>
          <text:p text:style-name="P312">64 <text:span text:style-name="T72">νήματα</text:span></text:p>
          <text:list>
            <text:list-item>
              <text:p text:style-name="P312"/>
            </text:list-item>
          </text:list>
        </text:list-item>
        <text:list-item>
          <text:p text:style-name="P312">80</text:p>
          <text:list>
            <text:list-item>
              <text:p text:style-name="P314">1 διεργασία – 8 νήματα σε 10 κόμβους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10-04T17:45:03.395000000</dc:date>
    <meta:editing-duration>PT14H34M27S</meta:editing-duration>
    <meta:editing-cycles>437</meta:editing-cycles>
    <meta:generator>LibreOffice/5.3.7.2$Windows_X86_64 LibreOffice_project/6b8ed514a9f8b44d37a1b96673cbbdd077e24059</meta:generator>
    <meta:document-statistic meta:table-count="27" meta:image-count="0" meta:object-count="0" meta:page-count="10" meta:paragraph-count="899" meta:word-count="1729" meta:character-count="9935" meta:non-whitespace-character-count="9086"/>
  </office:meta>
</office:document-meta>
</file>